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7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ffff" style:font-name="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0000" style:font-name="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dotte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style:font-name="F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style:font-name="F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"/>
    </style:style>
    <style:style style:name="ce6" style:family="table-cell" style:parent-style-name="Default">
      <style:table-cell-properties fo:background-color="#280099" style:text-align-source="fix" style:repeat-content="false" style:vertical-align="middle"/>
      <style:paragraph-properties fo:text-align="start" fo:margin-left="0cm"/>
      <style:text-properties fo:color="#ffffff" style:font-name="F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280099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style:font-name="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0000" style:font-name="F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cm"/>
      <style:text-properties style:font-name="F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cm"/>
      <style:text-properties style:font-name="F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F"/>
    </style:style>
    <style:style style:name="ce13" style:family="table-cell" style:parent-style-name="Default">
      <style:table-cell-properties fo:background-color="#280099" style:text-align-source="fix" style:repeat-content="false" style:vertical-align="middle"/>
      <style:paragraph-properties fo:text-align="end" fo:margin-left="0cm"/>
      <style:text-properties fo:color="#ffffff" style:font-name="F"/>
    </style:style>
    <style:style style:name="ce14" style:family="table-cell" style:parent-style-name="Default">
      <style:table-cell-properties fo:border-bottom="0.06pt solid #000000" fo:background-color="#280099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font-name="F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280099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font-name="F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F" fo:font-size="10pt" style:font-size-asian="10pt" style:font-size-complex="10pt"/>
    </style:style>
    <style:style style:name="ce17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color="#ff0000" style:font-name="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color="#ff0000" style:font-name="F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style:font-name="F"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style:font-name="F"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280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font-name="F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280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font-name="F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ffff" style:font-name="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F"/>
    </style:style>
    <style:style style:name="ce28" style:family="table-cell" style:parent-style-name="Default">
      <style:table-cell-properties style:text-align-source="fix" style:repeat-content="false" fo:border="0.06pt dotted #000000" style:vertical-align="middle"/>
      <style:paragraph-properties fo:text-align="center"/>
      <style:text-properties style:font-name="F" fo:font-size="10pt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center"/>
      <style:text-properties style:font-name="F" fo:font-size="10pt" style:font-size-asian="10pt" style:font-size-complex="10pt"/>
    </style:style>
    <style:style style:name="ce30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/>
      <style:text-properties fo:color="#ff0000" style:font-name="F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/>
      <style:text-properties fo:color="#ff0000" style:font-name="F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style:font-name="F" fo:font-size="10pt" style:font-size-asian="10pt" style:font-size-complex="10pt"/>
    </style:style>
    <style:style style:name="ce33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style:font-name="F" fo:font-size="10pt" style:font-size-asian="10pt" style:font-size-complex="10pt"/>
    </style:style>
    <style:style style:name="ce3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style:font-name="F" fo:font-weight="bold" style:font-weight-asian="bold" style:font-weight-complex="bold"/>
    </style:style>
    <style:style style:name="ce35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  <style:text-properties style:font-name="F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  <style:text-properties style:font-name="F"/>
    </style:style>
    <style:style style:name="ce37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 style:vertical-align="middle"/>
      <style:paragraph-properties fo:text-align="center"/>
      <style:text-properties style:font-name="F"/>
    </style:style>
    <style:style style:name="ce38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.353cm"/>
      <style:text-properties style:font-name="F"/>
    </style:style>
    <style:style style:name="ce39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.353cm"/>
      <style:text-properties style:font-name="F"/>
    </style:style>
    <style:style style:name="ce40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solid #000000" style:vertical-align="middle"/>
      <style:paragraph-properties fo:text-align="center"/>
      <style:text-properties style:font-name="F"/>
    </style:style>
    <style:style style:name="ce41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  <style:text-properties style:font-name="F"/>
    </style:style>
    <style:style style:name="ce42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  <style:text-properties style:font-name="F"/>
    </style:style>
    <style:style style:name="T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table table:name="Cijk" table:style-name="ta1">
        <table:table-column table:style-name="co1" table:default-cell-style-name="ce8"/>
        <table:table-column table:style-name="co2" table:number-columns-repeated="10" table:default-cell-style-name="ce16"/>
        <table:table-column table:style-name="co2" table:number-columns-repeated="1013" table:default-cell-style-name="ce24"/>
        <table:table-row table:style-name="ro1">
          <table:table-cell table:style-name="ce1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formula="of:=[.B1]+1" office:value-type="float" office:value="1" calcext:value-type="float">
            <text:p>1</text:p>
          </table:table-cell>
          <table:table-cell table:style-name="ce17" table:formula="of:=[.C1]+1" office:value-type="float" office:value="2" calcext:value-type="float">
            <text:p>2</text:p>
          </table:table-cell>
          <table:table-cell table:style-name="ce17" table:formula="of:=[.D1]+1" office:value-type="float" office:value="3" calcext:value-type="float">
            <text:p>3</text:p>
          </table:table-cell>
          <table:table-cell table:style-name="ce17" table:formula="of:=[.E1]+1" office:value-type="float" office:value="4" calcext:value-type="float">
            <text:p>4</text:p>
          </table:table-cell>
          <table:table-cell table:style-name="ce17" table:formula="of:=[.F1]+1" office:value-type="float" office:value="5" calcext:value-type="float">
            <text:p>5</text:p>
          </table:table-cell>
          <table:table-cell table:style-name="ce17" table:formula="of:=[.G1]+1" office:value-type="float" office:value="6" calcext:value-type="float">
            <text:p>6</text:p>
          </table:table-cell>
          <table:table-cell table:style-name="ce17" table:formula="of:=[.H1]+1" office:value-type="float" office:value="7" calcext:value-type="float">
            <text:p>7</text:p>
          </table:table-cell>
          <table:table-cell table:style-name="ce17" table:formula="of:=[.I1]+1" office:value-type="float" office:value="8" calcext:value-type="float">
            <text:p>8</text:p>
          </table:table-cell>
          <table:table-cell table:style-name="ce18" table:formula="of:=[.J1]+1" office:value-type="float" office:value="9" calcext:value-type="float">
            <text:p>9</text:p>
          </table:table-cell>
          <table:table-cell table:style-name="ce23" table:number-columns-repeated="40"/>
          <table:table-cell table:style-name="ce25" table:number-columns-repeated="97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2]+1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4]+1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6]+1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7]+1" office:value-type="float" office:value="6" calcext:value-type="float">
            <text:p>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8]+1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4" table:formula="of:=[.A10]+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5"/>
          <table:table-cell table:style-name="ce12" table:number-columns-repeated="10"/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formula="of:=[.B13]+1" office:value-type="float" office:value="1" calcext:value-type="float">
            <text:p>1</text:p>
          </table:table-cell>
          <table:table-cell table:style-name="ce17" table:formula="of:=[.C13]+1" office:value-type="float" office:value="2" calcext:value-type="float">
            <text:p>2</text:p>
          </table:table-cell>
          <table:table-cell table:style-name="ce17" table:formula="of:=[.D13]+1" office:value-type="float" office:value="3" calcext:value-type="float">
            <text:p>3</text:p>
          </table:table-cell>
          <table:table-cell table:style-name="ce17" table:formula="of:=[.E13]+1" office:value-type="float" office:value="4" calcext:value-type="float">
            <text:p>4</text:p>
          </table:table-cell>
          <table:table-cell table:style-name="ce17" table:formula="of:=[.F13]+1" office:value-type="float" office:value="5" calcext:value-type="float">
            <text:p>5</text:p>
          </table:table-cell>
          <table:table-cell table:style-name="ce17" table:formula="of:=[.G13]+1" office:value-type="float" office:value="6" calcext:value-type="float">
            <text:p>6</text:p>
          </table:table-cell>
          <table:table-cell table:style-name="ce17" table:formula="of:=[.H13]+1" office:value-type="float" office:value="7" calcext:value-type="float">
            <text:p>7</text:p>
          </table:table-cell>
          <table:table-cell table:style-name="ce17" table:formula="of:=[.I13]+1" office:value-type="float" office:value="8" calcext:value-type="float">
            <text:p>8</text:p>
          </table:table-cell>
          <table:table-cell table:style-name="ce18" table:formula="of:=[.J13]+1" office:value-type="float" office:value="9" calcext:value-type="float">
            <text:p>9</text:p>
          </table:table-cell>
          <table:table-cell table:style-name="ce23" table:number-columns-repeated="40"/>
          <table:table-cell table:style-name="ce25" table:number-columns-repeated="97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4]+1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5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6]+1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7]+1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8]+1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9]+1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20]+1" office:value-type="float" office:value="7" calcext:value-type="float">
            <text:p>7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9" office:value-type="float" office:value="7" calcext:value-type="float">
            <text:p>7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21]+1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4" table:formula="of:=[.A22]+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5"/>
          <table:table-cell table:style-name="ce12" table:number-columns-repeated="10"/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6" office:value-type="string" calcext:value-type="string">
            <text:p>Verify results using manual dot-product calculation</text:p>
          </table:table-cell>
          <table:table-cell table:style-name="ce13" table:number-columns-repeated="10"/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1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formula="of:=[.B26]+1" office:value-type="float" office:value="1" calcext:value-type="float">
            <text:p>1</text:p>
          </table:table-cell>
          <table:table-cell table:style-name="ce17" table:formula="of:=[.C26]+1" office:value-type="float" office:value="2" calcext:value-type="float">
            <text:p>2</text:p>
          </table:table-cell>
          <table:table-cell table:style-name="ce17" table:formula="of:=[.D26]+1" office:value-type="float" office:value="3" calcext:value-type="float">
            <text:p>3</text:p>
          </table:table-cell>
          <table:table-cell table:style-name="ce17" table:formula="of:=[.E26]+1" office:value-type="float" office:value="4" calcext:value-type="float">
            <text:p>4</text:p>
          </table:table-cell>
          <table:table-cell table:style-name="ce17" table:formula="of:=[.F26]+1" office:value-type="float" office:value="5" calcext:value-type="float">
            <text:p>5</text:p>
          </table:table-cell>
          <table:table-cell table:style-name="ce17" table:formula="of:=[.G26]+1" office:value-type="float" office:value="6" calcext:value-type="float">
            <text:p>6</text:p>
          </table:table-cell>
          <table:table-cell table:style-name="ce17" table:formula="of:=[.H26]+1" office:value-type="float" office:value="7" calcext:value-type="float">
            <text:p>7</text:p>
          </table:table-cell>
          <table:table-cell table:style-name="ce17" table:formula="of:=[.I26]+1" office:value-type="float" office:value="8" calcext:value-type="float">
            <text:p>8</text:p>
          </table:table-cell>
          <table:table-cell table:style-name="ce18" table:formula="of:=[.J26]+1" office:value-type="float" office:value="9" calcext:value-type="float">
            <text:p>9</text:p>
          </table:table-cell>
          <table:table-cell table:style-name="ce23" table:number-columns-repeated="40"/>
          <table:table-cell table:style-name="ce25" table:number-columns-repeated="97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table:formula="of:=([.B2]*[.$B$14]) + ([.C2]*[.$B$15]) + ([.D2]*[.$B$16]) + ([.E2]*[.$B$17]) + ([.F2]*[.$B$18]) + ([.G2]*[.$B$19]) + ([.H2]*[.$B$20]) +([.I2]*[.$B$21]) +([.J2]*[.$B$22]) +([.K2]*[.$B$23])" office:value-type="float" office:value="278" calcext:value-type="float">
            <text:p>278</text:p>
          </table:table-cell>
          <table:table-cell table:style-name="ce10" table:formula="of:=([.B2]*[.$C$14]) + ([.C2]*[.$C$15]) + ([.D2]*[.$C$16]) + ([.E2]*[.$C$17]) + ([.F2]*[.$C$18]) + ([.G2]*[.$C$19]) + ([.H2]*[.$C$20]) +([.I2]*[.$C$21]) +([.J2]*[.$C$22]) +([.K2]*[.$C$23])" office:value-type="float" office:value="357" calcext:value-type="float">
            <text:p>357</text:p>
          </table:table-cell>
          <table:table-cell table:style-name="ce10" table:formula="of:=([.B2]*[.$D$14]) + ([.C2]*[.$D$15]) + ([.D2]*[.$D$16]) + ([.E2]*[.$D$17]) + ([.F2]*[.$D$18]) + ([.G2]*[.$D$19]) + ([.H2]*[.$D$20]) +([.I2]*[.$D$21]) +([.J2]*[.$D$22]) +([.K2]*[.$D$23])" office:value-type="float" office:value="303" calcext:value-type="float">
            <text:p>303</text:p>
          </table:table-cell>
          <table:table-cell table:style-name="ce10" table:formula="of:=([.B2]*[.$E$14]) + ([.C2]*[.$E$15]) + ([.D2]*[.$E$16]) + ([.E2]*[.$E$17]) + ([.F2]*[.$E$18]) + ([.G2]*[.$E$19]) + ([.H2]*[.$E$20]) +([.I2]*[.$E$21]) +([.J2]*[.$E$22]) +([.K2]*[.$E$23])" office:value-type="float" office:value="377" calcext:value-type="float">
            <text:p>377</text:p>
          </table:table-cell>
          <table:table-cell table:style-name="ce10" table:formula="of:=([.B2]*[.$F$14]) + ([.C2]*[.$F$15]) + ([.D2]*[.$F$16]) + ([.E2]*[.$F$17]) + ([.F2]*[.$F$18]) + ([.G2]*[.$F$19]) + ([.H2]*[.$F$20]) +([.I2]*[.$F$21]) +([.J2]*[.$F$22]) +([.K2]*[.$F$23])" office:value-type="float" office:value="361" calcext:value-type="float">
            <text:p>361</text:p>
          </table:table-cell>
          <table:table-cell table:style-name="ce10" table:formula="of:=([.B2]*[.$G$14]) + ([.C2]*[.$G$15]) + ([.D2]*[.$G$16]) + ([.E2]*[.$G$17]) + ([.F2]*[.$G$18]) + ([.G2]*[.$G$19]) + ([.H2]*[.$G$20]) +([.I2]*[.$G$21]) +([.J2]*[.$G$22]) +([.K2]*[.$G$23])" office:value-type="float" office:value="261" calcext:value-type="float">
            <text:p>261</text:p>
          </table:table-cell>
          <table:table-cell table:style-name="ce10" table:formula="of:=([.B2]*[.$H$14]) + ([.C2]*[.$H$15]) + ([.D2]*[.$H$16]) + ([.E2]*[.$H$17]) + ([.F2]*[.$H$18]) + ([.G2]*[.$H$19]) + ([.H2]*[.$H$20]) +([.I2]*[.$H$21]) +([.J2]*[.$H$22]) +([.K2]*[.$H$23])" office:value-type="float" office:value="288" calcext:value-type="float">
            <text:p>288</text:p>
          </table:table-cell>
          <table:table-cell table:style-name="ce10" table:formula="of:=([.B2]*[.$I$14]) + ([.C2]*[.$I$15]) + ([.D2]*[.$I$16]) + ([.E2]*[.$I$17]) + ([.F2]*[.$I$18]) + ([.G2]*[.$I$19]) + ([.H2]*[.$I$20]) +([.I2]*[.$I$21]) +([.J2]*[.$I$22]) +([.K2]*[.$I$23])" office:value-type="float" office:value="251" calcext:value-type="float">
            <text:p>251</text:p>
          </table:table-cell>
          <table:table-cell table:style-name="ce10" table:formula="of:=([.B2]*[.$J$14]) + ([.C2]*[.$J$15]) + ([.D2]*[.$J$16]) + ([.E2]*[.$J$17]) + ([.F2]*[.$J$18]) + ([.G2]*[.$J$19]) + ([.H2]*[.$J$20]) +([.I2]*[.$J$21]) +([.J2]*[.$J$22]) +([.K2]*[.$J$23])" office:value-type="float" office:value="428" calcext:value-type="float">
            <text:p>428</text:p>
          </table:table-cell>
          <table:table-cell table:style-name="ce19" table:formula="of:=([.B2]*[.$K$14]) + ([.C2]*[.$K$15]) + ([.D2]*[.$K$16]) + ([.E2]*[.$K$17]) + ([.F2]*[.$K$18]) + ([.G2]*[.$K$19]) + ([.H2]*[.$K$20]) +([.I2]*[.$K$21]) +([.J2]*[.$K$22]) +([.K2]*[.$K$23])" office:value-type="float" office:value="372" calcext:value-type="float">
            <text:p>372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27]+1" office:value-type="float" office:value="1" calcext:value-type="float">
            <text:p>1</text:p>
          </table:table-cell>
          <table:table-cell table:style-name="ce10" table:formula="of:=([.B3]*[.$B$14]) + ([.C3]*[.$B$15]) + ([.D3]*[.$B$16]) + ([.E3]*[.$B$17]) + ([.F3]*[.$B$18]) + ([.G3]*[.$B$19]) + ([.H3]*[.$B$20]) +([.I3]*[.$B$21]) +([.J3]*[.$B$22]) +([.K3]*[.$B$23])" office:value-type="float" office:value="290" calcext:value-type="float">
            <text:p>290</text:p>
          </table:table-cell>
          <table:table-cell table:style-name="ce10" table:formula="of:=([.B3]*[.$C$14]) + ([.C3]*[.$C$15]) + ([.D3]*[.$C$16]) + ([.E3]*[.$C$17]) + ([.F3]*[.$C$18]) + ([.G3]*[.$C$19]) + ([.H3]*[.$C$20]) +([.I3]*[.$C$21]) +([.J3]*[.$C$22]) +([.K3]*[.$C$23])" office:value-type="float" office:value="323" calcext:value-type="float">
            <text:p>323</text:p>
          </table:table-cell>
          <table:table-cell table:style-name="ce10" table:formula="of:=([.B3]*[.$D$14]) + ([.C3]*[.$D$15]) + ([.D3]*[.$D$16]) + ([.E3]*[.$D$17]) + ([.F3]*[.$D$18]) + ([.G3]*[.$D$19]) + ([.H3]*[.$D$20]) +([.I3]*[.$D$21]) +([.J3]*[.$D$22]) +([.K3]*[.$D$23])" office:value-type="float" office:value="301" calcext:value-type="float">
            <text:p>301</text:p>
          </table:table-cell>
          <table:table-cell table:style-name="ce10" table:formula="of:=([.B3]*[.$E$14]) + ([.C3]*[.$E$15]) + ([.D3]*[.$E$16]) + ([.E3]*[.$E$17]) + ([.F3]*[.$E$18]) + ([.G3]*[.$E$19]) + ([.H3]*[.$E$20]) +([.I3]*[.$E$21]) +([.J3]*[.$E$22]) +([.K3]*[.$E$23])" office:value-type="float" office:value="264" calcext:value-type="float">
            <text:p>264</text:p>
          </table:table-cell>
          <table:table-cell table:style-name="ce10" table:formula="of:=([.B3]*[.$F$14]) + ([.C3]*[.$F$15]) + ([.D3]*[.$F$16]) + ([.E3]*[.$F$17]) + ([.F3]*[.$F$18]) + ([.G3]*[.$F$19]) + ([.H3]*[.$F$20]) +([.I3]*[.$F$21]) +([.J3]*[.$F$22]) +([.K3]*[.$F$23])" office:value-type="float" office:value="348" calcext:value-type="float">
            <text:p>348</text:p>
          </table:table-cell>
          <table:table-cell table:style-name="ce10" table:formula="of:=([.B3]*[.$G$14]) + ([.C3]*[.$G$15]) + ([.D3]*[.$G$16]) + ([.E3]*[.$G$17]) + ([.F3]*[.$G$18]) + ([.G3]*[.$G$19]) + ([.H3]*[.$G$20]) +([.I3]*[.$G$21]) +([.J3]*[.$G$22]) +([.K3]*[.$G$23])" office:value-type="float" office:value="268" calcext:value-type="float">
            <text:p>268</text:p>
          </table:table-cell>
          <table:table-cell table:style-name="ce10" table:formula="of:=([.B3]*[.$H$14]) + ([.C3]*[.$H$15]) + ([.D3]*[.$H$16]) + ([.E3]*[.$H$17]) + ([.F3]*[.$H$18]) + ([.G3]*[.$H$19]) + ([.H3]*[.$H$20]) +([.I3]*[.$H$21]) +([.J3]*[.$H$22]) +([.K3]*[.$H$23])" office:value-type="float" office:value="300" calcext:value-type="float">
            <text:p>300</text:p>
          </table:table-cell>
          <table:table-cell table:style-name="ce10" table:formula="of:=([.B3]*[.$I$14]) + ([.C3]*[.$I$15]) + ([.D3]*[.$I$16]) + ([.E3]*[.$I$17]) + ([.F3]*[.$I$18]) + ([.G3]*[.$I$19]) + ([.H3]*[.$I$20]) +([.I3]*[.$I$21]) +([.J3]*[.$I$22]) +([.K3]*[.$I$23])" office:value-type="float" office:value="248" calcext:value-type="float">
            <text:p>248</text:p>
          </table:table-cell>
          <table:table-cell table:style-name="ce10" table:formula="of:=([.B3]*[.$J$14]) + ([.C3]*[.$J$15]) + ([.D3]*[.$J$16]) + ([.E3]*[.$J$17]) + ([.F3]*[.$J$18]) + ([.G3]*[.$J$19]) + ([.H3]*[.$J$20]) +([.I3]*[.$J$21]) +([.J3]*[.$J$22]) +([.K3]*[.$J$23])" office:value-type="float" office:value="389" calcext:value-type="float">
            <text:p>389</text:p>
          </table:table-cell>
          <table:table-cell table:style-name="ce19" table:formula="of:=([.B3]*[.$K$14]) + ([.C3]*[.$K$15]) + ([.D3]*[.$K$16]) + ([.E3]*[.$K$17]) + ([.F3]*[.$K$18]) + ([.G3]*[.$K$19]) + ([.H3]*[.$K$20]) +([.I3]*[.$K$21]) +([.J3]*[.$K$22]) +([.K3]*[.$K$23])" office:value-type="float" office:value="355" calcext:value-type="float">
            <text:p>355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28]+1" office:value-type="float" office:value="2" calcext:value-type="float">
            <text:p>2</text:p>
          </table:table-cell>
          <table:table-cell table:style-name="ce10" table:formula="of:=([.B4]*[.$B$14]) + ([.C4]*[.$B$15]) + ([.D4]*[.$B$16]) + ([.E4]*[.$B$17]) + ([.F4]*[.$B$18]) + ([.G4]*[.$B$19]) + ([.H4]*[.$B$20]) +([.I4]*[.$B$21]) +([.J4]*[.$B$22]) +([.K4]*[.$B$23])" office:value-type="float" office:value="289" calcext:value-type="float">
            <text:p>289</text:p>
          </table:table-cell>
          <table:table-cell table:style-name="ce10" table:formula="of:=([.B4]*[.$C$14]) + ([.C4]*[.$C$15]) + ([.D4]*[.$C$16]) + ([.E4]*[.$C$17]) + ([.F4]*[.$C$18]) + ([.G4]*[.$C$19]) + ([.H4]*[.$C$20]) +([.I4]*[.$C$21]) +([.J4]*[.$C$22]) +([.K4]*[.$C$23])" office:value-type="float" office:value="342" calcext:value-type="float">
            <text:p>342</text:p>
          </table:table-cell>
          <table:table-cell table:style-name="ce10" table:formula="of:=([.B4]*[.$D$14]) + ([.C4]*[.$D$15]) + ([.D4]*[.$D$16]) + ([.E4]*[.$D$17]) + ([.F4]*[.$D$18]) + ([.G4]*[.$D$19]) + ([.H4]*[.$D$20]) +([.I4]*[.$D$21]) +([.J4]*[.$D$22]) +([.K4]*[.$D$23])" office:value-type="float" office:value="287" calcext:value-type="float">
            <text:p>287</text:p>
          </table:table-cell>
          <table:table-cell table:style-name="ce10" table:formula="of:=([.B4]*[.$E$14]) + ([.C4]*[.$E$15]) + ([.D4]*[.$E$16]) + ([.E4]*[.$E$17]) + ([.F4]*[.$E$18]) + ([.G4]*[.$E$19]) + ([.H4]*[.$E$20]) +([.I4]*[.$E$21]) +([.J4]*[.$E$22]) +([.K4]*[.$E$23])" office:value-type="float" office:value="316" calcext:value-type="float">
            <text:p>316</text:p>
          </table:table-cell>
          <table:table-cell table:style-name="ce10" table:formula="of:=([.B4]*[.$F$14]) + ([.C4]*[.$F$15]) + ([.D4]*[.$F$16]) + ([.E4]*[.$F$17]) + ([.F4]*[.$F$18]) + ([.G4]*[.$F$19]) + ([.H4]*[.$F$20]) +([.I4]*[.$F$21]) +([.J4]*[.$F$22]) +([.K4]*[.$F$23])" office:value-type="float" office:value="358" calcext:value-type="float">
            <text:p>358</text:p>
          </table:table-cell>
          <table:table-cell table:style-name="ce10" table:formula="of:=([.B4]*[.$G$14]) + ([.C4]*[.$G$15]) + ([.D4]*[.$G$16]) + ([.E4]*[.$G$17]) + ([.F4]*[.$G$18]) + ([.G4]*[.$G$19]) + ([.H4]*[.$G$20]) +([.I4]*[.$G$21]) +([.J4]*[.$G$22]) +([.K4]*[.$G$23])" office:value-type="float" office:value="263" calcext:value-type="float">
            <text:p>263</text:p>
          </table:table-cell>
          <table:table-cell table:style-name="ce10" table:formula="of:=([.B4]*[.$H$14]) + ([.C4]*[.$H$15]) + ([.D4]*[.$H$16]) + ([.E4]*[.$H$17]) + ([.F4]*[.$H$18]) + ([.G4]*[.$H$19]) + ([.H4]*[.$H$20]) +([.I4]*[.$H$21]) +([.J4]*[.$H$22]) +([.K4]*[.$H$23])" office:value-type="float" office:value="274" calcext:value-type="float">
            <text:p>274</text:p>
          </table:table-cell>
          <table:table-cell table:style-name="ce10" table:formula="of:=([.B4]*[.$I$14]) + ([.C4]*[.$I$15]) + ([.D4]*[.$I$16]) + ([.E4]*[.$I$17]) + ([.F4]*[.$I$18]) + ([.G4]*[.$I$19]) + ([.H4]*[.$I$20]) +([.I4]*[.$I$21]) +([.J4]*[.$I$22]) +([.K4]*[.$I$23])" office:value-type="float" office:value="268" calcext:value-type="float">
            <text:p>268</text:p>
          </table:table-cell>
          <table:table-cell table:style-name="ce10" table:formula="of:=([.B4]*[.$J$14]) + ([.C4]*[.$J$15]) + ([.D4]*[.$J$16]) + ([.E4]*[.$J$17]) + ([.F4]*[.$J$18]) + ([.G4]*[.$J$19]) + ([.H4]*[.$J$20]) +([.I4]*[.$J$21]) +([.J4]*[.$J$22]) +([.K4]*[.$J$23])" office:value-type="float" office:value="451" calcext:value-type="float">
            <text:p>451</text:p>
          </table:table-cell>
          <table:table-cell table:style-name="ce19" table:formula="of:=([.B4]*[.$K$14]) + ([.C4]*[.$K$15]) + ([.D4]*[.$K$16]) + ([.E4]*[.$K$17]) + ([.F4]*[.$K$18]) + ([.G4]*[.$K$19]) + ([.H4]*[.$K$20]) +([.I4]*[.$K$21]) +([.J4]*[.$K$22]) +([.K4]*[.$K$23])" office:value-type="float" office:value="385" calcext:value-type="float">
            <text:p>385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29]+1" office:value-type="float" office:value="3" calcext:value-type="float">
            <text:p>3</text:p>
          </table:table-cell>
          <table:table-cell table:style-name="ce10" table:formula="of:=([.B5]*[.$B$14]) + ([.C5]*[.$B$15]) + ([.D5]*[.$B$16]) + ([.E5]*[.$B$17]) + ([.F5]*[.$B$18]) + ([.G5]*[.$B$19]) + ([.H5]*[.$B$20]) +([.I5]*[.$B$21]) +([.J5]*[.$B$22]) +([.K5]*[.$B$23])" office:value-type="float" office:value="353" calcext:value-type="float">
            <text:p>353</text:p>
          </table:table-cell>
          <table:table-cell table:style-name="ce10" table:formula="of:=([.B5]*[.$C$14]) + ([.C5]*[.$C$15]) + ([.D5]*[.$C$16]) + ([.E5]*[.$C$17]) + ([.F5]*[.$C$18]) + ([.G5]*[.$C$19]) + ([.H5]*[.$C$20]) +([.I5]*[.$C$21]) +([.J5]*[.$C$22]) +([.K5]*[.$C$23])" office:value-type="float" office:value="323" calcext:value-type="float">
            <text:p>323</text:p>
          </table:table-cell>
          <table:table-cell table:style-name="ce10" table:formula="of:=([.B5]*[.$D$14]) + ([.C5]*[.$D$15]) + ([.D5]*[.$D$16]) + ([.E5]*[.$D$17]) + ([.F5]*[.$D$18]) + ([.G5]*[.$D$19]) + ([.H5]*[.$D$20]) +([.I5]*[.$D$21]) +([.J5]*[.$D$22]) +([.K5]*[.$D$23])" office:value-type="float" office:value="330" calcext:value-type="float">
            <text:p>330</text:p>
          </table:table-cell>
          <table:table-cell table:style-name="ce10" table:formula="of:=([.B5]*[.$E$14]) + ([.C5]*[.$E$15]) + ([.D5]*[.$E$16]) + ([.E5]*[.$E$17]) + ([.F5]*[.$E$18]) + ([.G5]*[.$E$19]) + ([.H5]*[.$E$20]) +([.I5]*[.$E$21]) +([.J5]*[.$E$22]) +([.K5]*[.$E$23])" office:value-type="float" office:value="400" calcext:value-type="float">
            <text:p>400</text:p>
          </table:table-cell>
          <table:table-cell table:style-name="ce10" table:formula="of:=([.B5]*[.$F$14]) + ([.C5]*[.$F$15]) + ([.D5]*[.$F$16]) + ([.E5]*[.$F$17]) + ([.F5]*[.$F$18]) + ([.G5]*[.$F$19]) + ([.H5]*[.$F$20]) +([.I5]*[.$F$21]) +([.J5]*[.$F$22]) +([.K5]*[.$F$23])" office:value-type="float" office:value="375" calcext:value-type="float">
            <text:p>375</text:p>
          </table:table-cell>
          <table:table-cell table:style-name="ce10" table:formula="of:=([.B5]*[.$G$14]) + ([.C5]*[.$G$15]) + ([.D5]*[.$G$16]) + ([.E5]*[.$G$17]) + ([.F5]*[.$G$18]) + ([.G5]*[.$G$19]) + ([.H5]*[.$G$20]) +([.I5]*[.$G$21]) +([.J5]*[.$G$22]) +([.K5]*[.$G$23])" office:value-type="float" office:value="295" calcext:value-type="float">
            <text:p>295</text:p>
          </table:table-cell>
          <table:table-cell table:style-name="ce10" table:formula="of:=([.B5]*[.$H$14]) + ([.C5]*[.$H$15]) + ([.D5]*[.$H$16]) + ([.E5]*[.$H$17]) + ([.F5]*[.$H$18]) + ([.G5]*[.$H$19]) + ([.H5]*[.$H$20]) +([.I5]*[.$H$21]) +([.J5]*[.$H$22]) +([.K5]*[.$H$23])" office:value-type="float" office:value="327" calcext:value-type="float">
            <text:p>327</text:p>
          </table:table-cell>
          <table:table-cell table:style-name="ce10" table:formula="of:=([.B5]*[.$I$14]) + ([.C5]*[.$I$15]) + ([.D5]*[.$I$16]) + ([.E5]*[.$I$17]) + ([.F5]*[.$I$18]) + ([.G5]*[.$I$19]) + ([.H5]*[.$I$20]) +([.I5]*[.$I$21]) +([.J5]*[.$I$22]) +([.K5]*[.$I$23])" office:value-type="float" office:value="276" calcext:value-type="float">
            <text:p>276</text:p>
          </table:table-cell>
          <table:table-cell table:style-name="ce10" table:formula="of:=([.B5]*[.$J$14]) + ([.C5]*[.$J$15]) + ([.D5]*[.$J$16]) + ([.E5]*[.$J$17]) + ([.F5]*[.$J$18]) + ([.G5]*[.$J$19]) + ([.H5]*[.$J$20]) +([.I5]*[.$J$21]) +([.J5]*[.$J$22]) +([.K5]*[.$J$23])" office:value-type="float" office:value="456" calcext:value-type="float">
            <text:p>456</text:p>
          </table:table-cell>
          <table:table-cell table:style-name="ce19" table:formula="of:=([.B5]*[.$K$14]) + ([.C5]*[.$K$15]) + ([.D5]*[.$K$16]) + ([.E5]*[.$K$17]) + ([.F5]*[.$K$18]) + ([.G5]*[.$K$19]) + ([.H5]*[.$K$20]) +([.I5]*[.$K$21]) +([.J5]*[.$K$22]) +([.K5]*[.$K$23])" office:value-type="float" office:value="348" calcext:value-type="float">
            <text:p>348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30]+1" office:value-type="float" office:value="4" calcext:value-type="float">
            <text:p>4</text:p>
          </table:table-cell>
          <table:table-cell table:style-name="ce10" table:formula="of:=([.B6]*[.$B$14]) + ([.C6]*[.$B$15]) + ([.D6]*[.$B$16]) + ([.E6]*[.$B$17]) + ([.F6]*[.$B$18]) + ([.G6]*[.$B$19]) + ([.H6]*[.$B$20]) +([.I6]*[.$B$21]) +([.J6]*[.$B$22]) +([.K6]*[.$B$23])" office:value-type="float" office:value="350" calcext:value-type="float">
            <text:p>350</text:p>
          </table:table-cell>
          <table:table-cell table:style-name="ce10" table:formula="of:=([.B6]*[.$C$14]) + ([.C6]*[.$C$15]) + ([.D6]*[.$C$16]) + ([.E6]*[.$C$17]) + ([.F6]*[.$C$18]) + ([.G6]*[.$C$19]) + ([.H6]*[.$C$20]) +([.I6]*[.$C$21]) +([.J6]*[.$C$22]) +([.K6]*[.$C$23])" office:value-type="float" office:value="344" calcext:value-type="float">
            <text:p>344</text:p>
          </table:table-cell>
          <table:table-cell table:style-name="ce10" table:formula="of:=([.B6]*[.$D$14]) + ([.C6]*[.$D$15]) + ([.D6]*[.$D$16]) + ([.E6]*[.$D$17]) + ([.F6]*[.$D$18]) + ([.G6]*[.$D$19]) + ([.H6]*[.$D$20]) +([.I6]*[.$D$21]) +([.J6]*[.$D$22]) +([.K6]*[.$D$23])" office:value-type="float" office:value="352" calcext:value-type="float">
            <text:p>352</text:p>
          </table:table-cell>
          <table:table-cell table:style-name="ce10" table:formula="of:=([.B6]*[.$E$14]) + ([.C6]*[.$E$15]) + ([.D6]*[.$E$16]) + ([.E6]*[.$E$17]) + ([.F6]*[.$E$18]) + ([.G6]*[.$E$19]) + ([.H6]*[.$E$20]) +([.I6]*[.$E$21]) +([.J6]*[.$E$22]) +([.K6]*[.$E$23])" office:value-type="float" office:value="406" calcext:value-type="float">
            <text:p>406</text:p>
          </table:table-cell>
          <table:table-cell table:style-name="ce10" table:formula="of:=([.B6]*[.$F$14]) + ([.C6]*[.$F$15]) + ([.D6]*[.$F$16]) + ([.E6]*[.$F$17]) + ([.F6]*[.$F$18]) + ([.G6]*[.$F$19]) + ([.H6]*[.$F$20]) +([.I6]*[.$F$21]) +([.J6]*[.$F$22]) +([.K6]*[.$F$23])" office:value-type="float" office:value="369" calcext:value-type="float">
            <text:p>369</text:p>
          </table:table-cell>
          <table:table-cell table:style-name="ce10" table:formula="of:=([.B6]*[.$G$14]) + ([.C6]*[.$G$15]) + ([.D6]*[.$G$16]) + ([.E6]*[.$G$17]) + ([.F6]*[.$G$18]) + ([.G6]*[.$G$19]) + ([.H6]*[.$G$20]) +([.I6]*[.$G$21]) +([.J6]*[.$G$22]) +([.K6]*[.$G$23])" office:value-type="float" office:value="266" calcext:value-type="float">
            <text:p>266</text:p>
          </table:table-cell>
          <table:table-cell table:style-name="ce10" table:formula="of:=([.B6]*[.$H$14]) + ([.C6]*[.$H$15]) + ([.D6]*[.$H$16]) + ([.E6]*[.$H$17]) + ([.F6]*[.$H$18]) + ([.G6]*[.$H$19]) + ([.H6]*[.$H$20]) +([.I6]*[.$H$21]) +([.J6]*[.$H$22]) +([.K6]*[.$H$23])" office:value-type="float" office:value="349" calcext:value-type="float">
            <text:p>349</text:p>
          </table:table-cell>
          <table:table-cell table:style-name="ce10" table:formula="of:=([.B6]*[.$I$14]) + ([.C6]*[.$I$15]) + ([.D6]*[.$I$16]) + ([.E6]*[.$I$17]) + ([.F6]*[.$I$18]) + ([.G6]*[.$I$19]) + ([.H6]*[.$I$20]) +([.I6]*[.$I$21]) +([.J6]*[.$I$22]) +([.K6]*[.$I$23])" office:value-type="float" office:value="236" calcext:value-type="float">
            <text:p>236</text:p>
          </table:table-cell>
          <table:table-cell table:style-name="ce10" table:formula="of:=([.B6]*[.$J$14]) + ([.C6]*[.$J$15]) + ([.D6]*[.$J$16]) + ([.E6]*[.$J$17]) + ([.F6]*[.$J$18]) + ([.G6]*[.$J$19]) + ([.H6]*[.$J$20]) +([.I6]*[.$J$21]) +([.J6]*[.$J$22]) +([.K6]*[.$J$23])" office:value-type="float" office:value="439" calcext:value-type="float">
            <text:p>439</text:p>
          </table:table-cell>
          <table:table-cell table:style-name="ce19" table:formula="of:=([.B6]*[.$K$14]) + ([.C6]*[.$K$15]) + ([.D6]*[.$K$16]) + ([.E6]*[.$K$17]) + ([.F6]*[.$K$18]) + ([.G6]*[.$K$19]) + ([.H6]*[.$K$20]) +([.I6]*[.$K$21]) +([.J6]*[.$K$22]) +([.K6]*[.$K$23])" office:value-type="float" office:value="340" calcext:value-type="float">
            <text:p>340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31]+1" office:value-type="float" office:value="5" calcext:value-type="float">
            <text:p>5</text:p>
          </table:table-cell>
          <table:table-cell table:style-name="ce10" table:formula="of:=([.B7]*[.$B$14]) + ([.C7]*[.$B$15]) + ([.D7]*[.$B$16]) + ([.E7]*[.$B$17]) + ([.F7]*[.$B$18]) + ([.G7]*[.$B$19]) + ([.H7]*[.$B$20]) +([.I7]*[.$B$21]) +([.J7]*[.$B$22]) +([.K7]*[.$B$23])" office:value-type="float" office:value="198" calcext:value-type="float">
            <text:p>198</text:p>
          </table:table-cell>
          <table:table-cell table:style-name="ce10" table:formula="of:=([.B7]*[.$C$14]) + ([.C7]*[.$C$15]) + ([.D7]*[.$C$16]) + ([.E7]*[.$C$17]) + ([.F7]*[.$C$18]) + ([.G7]*[.$C$19]) + ([.H7]*[.$C$20]) +([.I7]*[.$C$21]) +([.J7]*[.$C$22]) +([.K7]*[.$C$23])" office:value-type="float" office:value="196" calcext:value-type="float">
            <text:p>196</text:p>
          </table:table-cell>
          <table:table-cell table:style-name="ce10" table:formula="of:=([.B7]*[.$D$14]) + ([.C7]*[.$D$15]) + ([.D7]*[.$D$16]) + ([.E7]*[.$D$17]) + ([.F7]*[.$D$18]) + ([.G7]*[.$D$19]) + ([.H7]*[.$D$20]) +([.I7]*[.$D$21]) +([.J7]*[.$D$22]) +([.K7]*[.$D$23])" office:value-type="float" office:value="186" calcext:value-type="float">
            <text:p>186</text:p>
          </table:table-cell>
          <table:table-cell table:style-name="ce10" table:formula="of:=([.B7]*[.$E$14]) + ([.C7]*[.$E$15]) + ([.D7]*[.$E$16]) + ([.E7]*[.$E$17]) + ([.F7]*[.$E$18]) + ([.G7]*[.$E$19]) + ([.H7]*[.$E$20]) +([.I7]*[.$E$21]) +([.J7]*[.$E$22]) +([.K7]*[.$E$23])" office:value-type="float" office:value="254" calcext:value-type="float">
            <text:p>254</text:p>
          </table:table-cell>
          <table:table-cell table:style-name="ce10" table:formula="of:=([.B7]*[.$F$14]) + ([.C7]*[.$F$15]) + ([.D7]*[.$F$16]) + ([.E7]*[.$F$17]) + ([.F7]*[.$F$18]) + ([.G7]*[.$F$19]) + ([.H7]*[.$F$20]) +([.I7]*[.$F$21]) +([.J7]*[.$F$22]) +([.K7]*[.$F$23])" office:value-type="float" office:value="238" calcext:value-type="float">
            <text:p>238</text:p>
          </table:table-cell>
          <table:table-cell table:style-name="ce10" table:formula="of:=([.B7]*[.$G$14]) + ([.C7]*[.$G$15]) + ([.D7]*[.$G$16]) + ([.E7]*[.$G$17]) + ([.F7]*[.$G$18]) + ([.G7]*[.$G$19]) + ([.H7]*[.$G$20]) +([.I7]*[.$G$21]) +([.J7]*[.$G$22]) +([.K7]*[.$G$23])" office:value-type="float" office:value="205" calcext:value-type="float">
            <text:p>205</text:p>
          </table:table-cell>
          <table:table-cell table:style-name="ce10" table:formula="of:=([.B7]*[.$H$14]) + ([.C7]*[.$H$15]) + ([.D7]*[.$H$16]) + ([.E7]*[.$H$17]) + ([.F7]*[.$H$18]) + ([.G7]*[.$H$19]) + ([.H7]*[.$H$20]) +([.I7]*[.$H$21]) +([.J7]*[.$H$22]) +([.K7]*[.$H$23])" office:value-type="float" office:value="183" calcext:value-type="float">
            <text:p>183</text:p>
          </table:table-cell>
          <table:table-cell table:style-name="ce10" table:formula="of:=([.B7]*[.$I$14]) + ([.C7]*[.$I$15]) + ([.D7]*[.$I$16]) + ([.E7]*[.$I$17]) + ([.F7]*[.$I$18]) + ([.G7]*[.$I$19]) + ([.H7]*[.$I$20]) +([.I7]*[.$I$21]) +([.J7]*[.$I$22]) +([.K7]*[.$I$23])" office:value-type="float" office:value="196" calcext:value-type="float">
            <text:p>196</text:p>
          </table:table-cell>
          <table:table-cell table:style-name="ce10" table:formula="of:=([.B7]*[.$J$14]) + ([.C7]*[.$J$15]) + ([.D7]*[.$J$16]) + ([.E7]*[.$J$17]) + ([.F7]*[.$J$18]) + ([.G7]*[.$J$19]) + ([.H7]*[.$J$20]) +([.I7]*[.$J$21]) +([.J7]*[.$J$22]) +([.K7]*[.$J$23])" office:value-type="float" office:value="274" calcext:value-type="float">
            <text:p>274</text:p>
          </table:table-cell>
          <table:table-cell table:style-name="ce19" table:formula="of:=([.B7]*[.$K$14]) + ([.C7]*[.$K$15]) + ([.D7]*[.$K$16]) + ([.E7]*[.$K$17]) + ([.F7]*[.$K$18]) + ([.G7]*[.$K$19]) + ([.H7]*[.$K$20]) +([.I7]*[.$K$21]) +([.J7]*[.$K$22]) +([.K7]*[.$K$23])" office:value-type="float" office:value="253" calcext:value-type="float">
            <text:p>253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32]+1" office:value-type="float" office:value="6" calcext:value-type="float">
            <text:p>6</text:p>
          </table:table-cell>
          <table:table-cell table:style-name="ce10" table:formula="of:=([.B8]*[.$B$14]) + ([.C8]*[.$B$15]) + ([.D8]*[.$B$16]) + ([.E8]*[.$B$17]) + ([.F8]*[.$B$18]) + ([.G8]*[.$B$19]) + ([.H8]*[.$B$20]) +([.I8]*[.$B$21]) +([.J8]*[.$B$22]) +([.K8]*[.$B$23])" office:value-type="float" office:value="404" calcext:value-type="float">
            <text:p>404</text:p>
          </table:table-cell>
          <table:table-cell table:style-name="ce10" table:formula="of:=([.B8]*[.$C$14]) + ([.C8]*[.$C$15]) + ([.D8]*[.$C$16]) + ([.E8]*[.$C$17]) + ([.F8]*[.$C$18]) + ([.G8]*[.$C$19]) + ([.H8]*[.$C$20]) +([.I8]*[.$C$21]) +([.J8]*[.$C$22]) +([.K8]*[.$C$23])" office:value-type="float" office:value="413" calcext:value-type="float">
            <text:p>413</text:p>
          </table:table-cell>
          <table:table-cell table:style-name="ce10" table:formula="of:=([.B8]*[.$D$14]) + ([.C8]*[.$D$15]) + ([.D8]*[.$D$16]) + ([.E8]*[.$D$17]) + ([.F8]*[.$D$18]) + ([.G8]*[.$D$19]) + ([.H8]*[.$D$20]) +([.I8]*[.$D$21]) +([.J8]*[.$D$22]) +([.K8]*[.$D$23])" office:value-type="float" office:value="374" calcext:value-type="float">
            <text:p>374</text:p>
          </table:table-cell>
          <table:table-cell table:style-name="ce10" table:formula="of:=([.B8]*[.$E$14]) + ([.C8]*[.$E$15]) + ([.D8]*[.$E$16]) + ([.E8]*[.$E$17]) + ([.F8]*[.$E$18]) + ([.G8]*[.$E$19]) + ([.H8]*[.$E$20]) +([.I8]*[.$E$21]) +([.J8]*[.$E$22]) +([.K8]*[.$E$23])" office:value-type="float" office:value="427" calcext:value-type="float">
            <text:p>427</text:p>
          </table:table-cell>
          <table:table-cell table:style-name="ce10" table:formula="of:=([.B8]*[.$F$14]) + ([.C8]*[.$F$15]) + ([.D8]*[.$F$16]) + ([.E8]*[.$F$17]) + ([.F8]*[.$F$18]) + ([.G8]*[.$F$19]) + ([.H8]*[.$F$20]) +([.I8]*[.$F$21]) +([.J8]*[.$F$22]) +([.K8]*[.$F$23])" office:value-type="float" office:value="418" calcext:value-type="float">
            <text:p>418</text:p>
          </table:table-cell>
          <table:table-cell table:style-name="ce10" table:formula="of:=([.B8]*[.$G$14]) + ([.C8]*[.$G$15]) + ([.D8]*[.$G$16]) + ([.E8]*[.$G$17]) + ([.F8]*[.$G$18]) + ([.G8]*[.$G$19]) + ([.H8]*[.$G$20]) +([.I8]*[.$G$21]) +([.J8]*[.$G$22]) +([.K8]*[.$G$23])" office:value-type="float" office:value="319" calcext:value-type="float">
            <text:p>319</text:p>
          </table:table-cell>
          <table:table-cell table:style-name="ce10" table:formula="of:=([.B8]*[.$H$14]) + ([.C8]*[.$H$15]) + ([.D8]*[.$H$16]) + ([.E8]*[.$H$17]) + ([.F8]*[.$H$18]) + ([.G8]*[.$H$19]) + ([.H8]*[.$H$20]) +([.I8]*[.$H$21]) +([.J8]*[.$H$22]) +([.K8]*[.$H$23])" office:value-type="float" office:value="359" calcext:value-type="float">
            <text:p>359</text:p>
          </table:table-cell>
          <table:table-cell table:style-name="ce10" table:formula="of:=([.B8]*[.$I$14]) + ([.C8]*[.$I$15]) + ([.D8]*[.$I$16]) + ([.E8]*[.$I$17]) + ([.F8]*[.$I$18]) + ([.G8]*[.$I$19]) + ([.H8]*[.$I$20]) +([.I8]*[.$I$21]) +([.J8]*[.$I$22]) +([.K8]*[.$I$23])" office:value-type="float" office:value="306" calcext:value-type="float">
            <text:p>306</text:p>
          </table:table-cell>
          <table:table-cell table:style-name="ce10" table:formula="of:=([.B8]*[.$J$14]) + ([.C8]*[.$J$15]) + ([.D8]*[.$J$16]) + ([.E8]*[.$J$17]) + ([.F8]*[.$J$18]) + ([.G8]*[.$J$19]) + ([.H8]*[.$J$20]) +([.I8]*[.$J$21]) +([.J8]*[.$J$22]) +([.K8]*[.$J$23])" office:value-type="float" office:value="526" calcext:value-type="float">
            <text:p>526</text:p>
          </table:table-cell>
          <table:table-cell table:style-name="ce19" table:formula="of:=([.B8]*[.$K$14]) + ([.C8]*[.$K$15]) + ([.D8]*[.$K$16]) + ([.E8]*[.$K$17]) + ([.F8]*[.$K$18]) + ([.G8]*[.$K$19]) + ([.H8]*[.$K$20]) +([.I8]*[.$K$21]) +([.J8]*[.$K$22]) +([.K8]*[.$K$23])" office:value-type="float" office:value="445" calcext:value-type="float">
            <text:p>445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33]+1" office:value-type="float" office:value="7" calcext:value-type="float">
            <text:p>7</text:p>
          </table:table-cell>
          <table:table-cell table:style-name="ce10" table:formula="of:=([.B9]*[.$B$14]) + ([.C9]*[.$B$15]) + ([.D9]*[.$B$16]) + ([.E9]*[.$B$17]) + ([.F9]*[.$B$18]) + ([.G9]*[.$B$19]) + ([.H9]*[.$B$20]) +([.I9]*[.$B$21]) +([.J9]*[.$B$22]) +([.K9]*[.$B$23])" office:value-type="float" office:value="249" calcext:value-type="float">
            <text:p>249</text:p>
          </table:table-cell>
          <table:table-cell table:style-name="ce10" table:formula="of:=([.B9]*[.$C$14]) + ([.C9]*[.$C$15]) + ([.D9]*[.$C$16]) + ([.E9]*[.$C$17]) + ([.F9]*[.$C$18]) + ([.G9]*[.$C$19]) + ([.H9]*[.$C$20]) +([.I9]*[.$C$21]) +([.J9]*[.$C$22]) +([.K9]*[.$C$23])" office:value-type="float" office:value="295" calcext:value-type="float">
            <text:p>295</text:p>
          </table:table-cell>
          <table:table-cell table:style-name="ce10" table:formula="of:=([.B9]*[.$D$14]) + ([.C9]*[.$D$15]) + ([.D9]*[.$D$16]) + ([.E9]*[.$D$17]) + ([.F9]*[.$D$18]) + ([.G9]*[.$D$19]) + ([.H9]*[.$D$20]) +([.I9]*[.$D$21]) +([.J9]*[.$D$22]) +([.K9]*[.$D$23])" office:value-type="float" office:value="265" calcext:value-type="float">
            <text:p>265</text:p>
          </table:table-cell>
          <table:table-cell table:style-name="ce10" table:formula="of:=([.B9]*[.$E$14]) + ([.C9]*[.$E$15]) + ([.D9]*[.$E$16]) + ([.E9]*[.$E$17]) + ([.F9]*[.$E$18]) + ([.G9]*[.$E$19]) + ([.H9]*[.$E$20]) +([.I9]*[.$E$21]) +([.J9]*[.$E$22]) +([.K9]*[.$E$23])" office:value-type="float" office:value="301" calcext:value-type="float">
            <text:p>301</text:p>
          </table:table-cell>
          <table:table-cell table:style-name="ce10" table:formula="of:=([.B9]*[.$F$14]) + ([.C9]*[.$F$15]) + ([.D9]*[.$F$16]) + ([.E9]*[.$F$17]) + ([.F9]*[.$F$18]) + ([.G9]*[.$F$19]) + ([.H9]*[.$F$20]) +([.I9]*[.$F$21]) +([.J9]*[.$F$22]) +([.K9]*[.$F$23])" office:value-type="float" office:value="303" calcext:value-type="float">
            <text:p>303</text:p>
          </table:table-cell>
          <table:table-cell table:style-name="ce10" table:formula="of:=([.B9]*[.$G$14]) + ([.C9]*[.$G$15]) + ([.D9]*[.$G$16]) + ([.E9]*[.$G$17]) + ([.F9]*[.$G$18]) + ([.G9]*[.$G$19]) + ([.H9]*[.$G$20]) +([.I9]*[.$G$21]) +([.J9]*[.$G$22]) +([.K9]*[.$G$23])" office:value-type="float" office:value="218" calcext:value-type="float">
            <text:p>218</text:p>
          </table:table-cell>
          <table:table-cell table:style-name="ce10" table:formula="of:=([.B9]*[.$H$14]) + ([.C9]*[.$H$15]) + ([.D9]*[.$H$16]) + ([.E9]*[.$H$17]) + ([.F9]*[.$H$18]) + ([.G9]*[.$H$19]) + ([.H9]*[.$H$20]) +([.I9]*[.$H$21]) +([.J9]*[.$H$22]) +([.K9]*[.$H$23])" office:value-type="float" office:value="269" calcext:value-type="float">
            <text:p>269</text:p>
          </table:table-cell>
          <table:table-cell table:style-name="ce10" table:formula="of:=([.B9]*[.$I$14]) + ([.C9]*[.$I$15]) + ([.D9]*[.$I$16]) + ([.E9]*[.$I$17]) + ([.F9]*[.$I$18]) + ([.G9]*[.$I$19]) + ([.H9]*[.$I$20]) +([.I9]*[.$I$21]) +([.J9]*[.$I$22]) +([.K9]*[.$I$23])" office:value-type="float" office:value="223" calcext:value-type="float">
            <text:p>223</text:p>
          </table:table-cell>
          <table:table-cell table:style-name="ce10" table:formula="of:=([.B9]*[.$J$14]) + ([.C9]*[.$J$15]) + ([.D9]*[.$J$16]) + ([.E9]*[.$J$17]) + ([.F9]*[.$J$18]) + ([.G9]*[.$J$19]) + ([.H9]*[.$J$20]) +([.I9]*[.$J$21]) +([.J9]*[.$J$22]) +([.K9]*[.$J$23])" office:value-type="float" office:value="341" calcext:value-type="float">
            <text:p>341</text:p>
          </table:table-cell>
          <table:table-cell table:style-name="ce19" table:formula="of:=([.B9]*[.$K$14]) + ([.C9]*[.$K$15]) + ([.D9]*[.$K$16]) + ([.E9]*[.$K$17]) + ([.F9]*[.$K$18]) + ([.G9]*[.$K$19]) + ([.H9]*[.$K$20]) +([.I9]*[.$K$21]) +([.J9]*[.$K$22]) +([.K9]*[.$K$23])" office:value-type="float" office:value="301" calcext:value-type="float">
            <text:p>301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34]+1" office:value-type="float" office:value="8" calcext:value-type="float">
            <text:p>8</text:p>
          </table:table-cell>
          <table:table-cell table:style-name="ce10" table:formula="of:=([.B10]*[.$B$14]) + ([.C10]*[.$B$15]) + ([.D10]*[.$B$16]) + ([.E10]*[.$B$17]) + ([.F10]*[.$B$18]) + ([.G10]*[.$B$19]) + ([.H10]*[.$B$20]) +([.I10]*[.$B$21]) +([.J10]*[.$B$22]) +([.K10]*[.$B$23])" office:value-type="float" office:value="405" calcext:value-type="float">
            <text:p>405</text:p>
          </table:table-cell>
          <table:table-cell table:style-name="ce10" table:formula="of:=([.B10]*[.$C$14]) + ([.C10]*[.$C$15]) + ([.D10]*[.$C$16]) + ([.E10]*[.$C$17]) + ([.F10]*[.$C$18]) + ([.G10]*[.$C$19]) + ([.H10]*[.$C$20]) +([.I10]*[.$C$21]) +([.J10]*[.$C$22]) +([.K10]*[.$C$23])" office:value-type="float" office:value="408" calcext:value-type="float">
            <text:p>408</text:p>
          </table:table-cell>
          <table:table-cell table:style-name="ce10" table:formula="of:=([.B10]*[.$D$14]) + ([.C10]*[.$D$15]) + ([.D10]*[.$D$16]) + ([.E10]*[.$D$17]) + ([.F10]*[.$D$18]) + ([.G10]*[.$D$19]) + ([.H10]*[.$D$20]) +([.I10]*[.$D$21]) +([.J10]*[.$D$22]) +([.K10]*[.$D$23])" office:value-type="float" office:value="342" calcext:value-type="float">
            <text:p>342</text:p>
          </table:table-cell>
          <table:table-cell table:style-name="ce10" table:formula="of:=([.B10]*[.$E$14]) + ([.C10]*[.$E$15]) + ([.D10]*[.$E$16]) + ([.E10]*[.$E$17]) + ([.F10]*[.$E$18]) + ([.G10]*[.$E$19]) + ([.H10]*[.$E$20]) +([.I10]*[.$E$21]) +([.J10]*[.$E$22]) +([.K10]*[.$E$23])" office:value-type="float" office:value="418" calcext:value-type="float">
            <text:p>418</text:p>
          </table:table-cell>
          <table:table-cell table:style-name="ce10" table:formula="of:=([.B10]*[.$F$14]) + ([.C10]*[.$F$15]) + ([.D10]*[.$F$16]) + ([.E10]*[.$F$17]) + ([.F10]*[.$F$18]) + ([.G10]*[.$F$19]) + ([.H10]*[.$F$20]) +([.I10]*[.$F$21]) +([.J10]*[.$F$22]) +([.K10]*[.$F$23])" office:value-type="float" office:value="463" calcext:value-type="float">
            <text:p>463</text:p>
          </table:table-cell>
          <table:table-cell table:style-name="ce10" table:formula="of:=([.B10]*[.$G$14]) + ([.C10]*[.$G$15]) + ([.D10]*[.$G$16]) + ([.E10]*[.$G$17]) + ([.F10]*[.$G$18]) + ([.G10]*[.$G$19]) + ([.H10]*[.$G$20]) +([.I10]*[.$G$21]) +([.J10]*[.$G$22]) +([.K10]*[.$G$23])" office:value-type="float" office:value="360" calcext:value-type="float">
            <text:p>360</text:p>
          </table:table-cell>
          <table:table-cell table:style-name="ce10" table:formula="of:=([.B10]*[.$H$14]) + ([.C10]*[.$H$15]) + ([.D10]*[.$H$16]) + ([.E10]*[.$H$17]) + ([.F10]*[.$H$18]) + ([.G10]*[.$H$19]) + ([.H10]*[.$H$20]) +([.I10]*[.$H$21]) +([.J10]*[.$H$22]) +([.K10]*[.$H$23])" office:value-type="float" office:value="336" calcext:value-type="float">
            <text:p>336</text:p>
          </table:table-cell>
          <table:table-cell table:style-name="ce10" table:formula="of:=([.B10]*[.$I$14]) + ([.C10]*[.$I$15]) + ([.D10]*[.$I$16]) + ([.E10]*[.$I$17]) + ([.F10]*[.$I$18]) + ([.G10]*[.$I$19]) + ([.H10]*[.$I$20]) +([.I10]*[.$I$21]) +([.J10]*[.$I$22]) +([.K10]*[.$I$23])" office:value-type="float" office:value="329" calcext:value-type="float">
            <text:p>329</text:p>
          </table:table-cell>
          <table:table-cell table:style-name="ce10" table:formula="of:=([.B10]*[.$J$14]) + ([.C10]*[.$J$15]) + ([.D10]*[.$J$16]) + ([.E10]*[.$J$17]) + ([.F10]*[.$J$18]) + ([.G10]*[.$J$19]) + ([.H10]*[.$J$20]) +([.I10]*[.$J$21]) +([.J10]*[.$J$22]) +([.K10]*[.$J$23])" office:value-type="float" office:value="535" calcext:value-type="float">
            <text:p>535</text:p>
          </table:table-cell>
          <table:table-cell table:style-name="ce19" table:formula="of:=([.B10]*[.$K$14]) + ([.C10]*[.$K$15]) + ([.D10]*[.$K$16]) + ([.E10]*[.$K$17]) + ([.F10]*[.$K$18]) + ([.G10]*[.$K$19]) + ([.H10]*[.$K$20]) +([.I10]*[.$K$21]) +([.J10]*[.$K$22]) +([.K10]*[.$K$23])" office:value-type="float" office:value="463" calcext:value-type="float">
            <text:p>463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4" table:formula="of:=[.A35]+1" office:value-type="float" office:value="9" calcext:value-type="float">
            <text:p>9</text:p>
          </table:table-cell>
          <table:table-cell table:style-name="ce11" table:formula="of:=([.B11]*[.$B$14]) + ([.C11]*[.$B$15]) + ([.D11]*[.$B$16]) + ([.E11]*[.$B$17]) + ([.F11]*[.$B$18]) + ([.G11]*[.$B$19]) + ([.H11]*[.$B$20]) +([.I11]*[.$B$21]) +([.J11]*[.$B$22]) +([.K11]*[.$B$23])" office:value-type="float" office:value="413" calcext:value-type="float">
            <text:p>413</text:p>
          </table:table-cell>
          <table:table-cell table:style-name="ce11" table:formula="of:=([.B11]*[.$C$14]) + ([.C11]*[.$C$15]) + ([.D11]*[.$C$16]) + ([.E11]*[.$C$17]) + ([.F11]*[.$C$18]) + ([.G11]*[.$C$19]) + ([.H11]*[.$C$20]) +([.I11]*[.$C$21]) +([.J11]*[.$C$22]) +([.K11]*[.$C$23])" office:value-type="float" office:value="381" calcext:value-type="float">
            <text:p>381</text:p>
          </table:table-cell>
          <table:table-cell table:style-name="ce11" table:formula="of:=([.B11]*[.$D$14]) + ([.C11]*[.$D$15]) + ([.D11]*[.$D$16]) + ([.E11]*[.$D$17]) + ([.F11]*[.$D$18]) + ([.G11]*[.$D$19]) + ([.H11]*[.$D$20]) +([.I11]*[.$D$21]) +([.J11]*[.$D$22]) +([.K11]*[.$D$23])" office:value-type="float" office:value="345" calcext:value-type="float">
            <text:p>345</text:p>
          </table:table-cell>
          <table:table-cell table:style-name="ce11" table:formula="of:=([.B11]*[.$E$14]) + ([.C11]*[.$E$15]) + ([.D11]*[.$E$16]) + ([.E11]*[.$E$17]) + ([.F11]*[.$E$18]) + ([.G11]*[.$E$19]) + ([.H11]*[.$E$20]) +([.I11]*[.$E$21]) +([.J11]*[.$E$22]) +([.K11]*[.$E$23])" office:value-type="float" office:value="429" calcext:value-type="float">
            <text:p>429</text:p>
          </table:table-cell>
          <table:table-cell table:style-name="ce11" table:formula="of:=([.B11]*[.$F$14]) + ([.C11]*[.$F$15]) + ([.D11]*[.$F$16]) + ([.E11]*[.$F$17]) + ([.F11]*[.$F$18]) + ([.G11]*[.$F$19]) + ([.H11]*[.$F$20]) +([.I11]*[.$F$21]) +([.J11]*[.$F$22]) +([.K11]*[.$F$23])" office:value-type="float" office:value="379" calcext:value-type="float">
            <text:p>379</text:p>
          </table:table-cell>
          <table:table-cell table:style-name="ce11" table:formula="of:=([.B11]*[.$G$14]) + ([.C11]*[.$G$15]) + ([.D11]*[.$G$16]) + ([.E11]*[.$G$17]) + ([.F11]*[.$G$18]) + ([.G11]*[.$G$19]) + ([.H11]*[.$G$20]) +([.I11]*[.$G$21]) +([.J11]*[.$G$22]) +([.K11]*[.$G$23])" office:value-type="float" office:value="345" calcext:value-type="float">
            <text:p>345</text:p>
          </table:table-cell>
          <table:table-cell table:style-name="ce11" table:formula="of:=([.B11]*[.$H$14]) + ([.C11]*[.$H$15]) + ([.D11]*[.$H$16]) + ([.E11]*[.$H$17]) + ([.F11]*[.$H$18]) + ([.G11]*[.$H$19]) + ([.H11]*[.$H$20]) +([.I11]*[.$H$21]) +([.J11]*[.$H$22]) +([.K11]*[.$H$23])" office:value-type="float" office:value="287" calcext:value-type="float">
            <text:p>287</text:p>
          </table:table-cell>
          <table:table-cell table:style-name="ce11" table:formula="of:=([.B11]*[.$I$14]) + ([.C11]*[.$I$15]) + ([.D11]*[.$I$16]) + ([.E11]*[.$I$17]) + ([.F11]*[.$I$18]) + ([.G11]*[.$I$19]) + ([.H11]*[.$I$20]) +([.I11]*[.$I$21]) +([.J11]*[.$I$22]) +([.K11]*[.$I$23])" office:value-type="float" office:value="272" calcext:value-type="float">
            <text:p>272</text:p>
          </table:table-cell>
          <table:table-cell table:style-name="ce11" table:formula="of:=([.B11]*[.$J$14]) + ([.C11]*[.$J$15]) + ([.D11]*[.$J$16]) + ([.E11]*[.$J$17]) + ([.F11]*[.$J$18]) + ([.G11]*[.$J$19]) + ([.H11]*[.$J$20]) +([.I11]*[.$J$21]) +([.J11]*[.$J$22]) +([.K11]*[.$J$23])" office:value-type="float" office:value="525" calcext:value-type="float">
            <text:p>525</text:p>
          </table:table-cell>
          <table:table-cell table:style-name="ce20" table:formula="of:=([.B11]*[.$K$14]) + ([.C11]*[.$K$15]) + ([.D11]*[.$K$16]) + ([.E11]*[.$K$17]) + ([.F11]*[.$K$18]) + ([.G11]*[.$K$19]) + ([.H11]*[.$K$20]) +([.I11]*[.$K$21]) +([.J11]*[.$K$22]) +([.K11]*[.$K$23])" office:value-type="float" office:value="412" calcext:value-type="float">
            <text:p>412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5"/>
          <table:table-cell table:style-name="ce12" table:number-columns-repeated="10"/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7" office:value-type="string" calcext:value-type="string">
            <text:p>MANUAL</text:p>
          </table:table-cell>
          <table:table-cell table:style-name="ce14" table:number-columns-repeated="9"/>
          <table:table-cell table:style-name="ce21"/>
          <table:table-cell table:style-name="ce5"/>
          <table:table-cell table:style-name="ce7" office:value-type="string" calcext:value-type="string">
            <text:p>CBLAS</text:p>
          </table:table-cell>
          <table:table-cell table:style-name="ce14" table:number-columns-repeated="9"/>
          <table:table-cell table:style-name="ce21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/>
          <table:table-cell table:style-name="ce12" table:number-columns-repeated="10"/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7" office:value-type="string" calcext:value-type="string">
            <text:p>Program – calculate results using for loops</text:p>
          </table:table-cell>
          <table:table-cell table:style-name="ce14" table:number-columns-repeated="9"/>
          <table:table-cell table:style-name="ce21"/>
          <table:table-cell table:style-name="ce5"/>
          <table:table-cell table:style-name="ce7" office:value-type="string" calcext:value-type="string">
            <text:p>Program – calculate results using clas</text:p>
          </table:table-cell>
          <table:table-cell table:style-name="ce14" table:number-columns-repeated="9"/>
          <table:table-cell table:style-name="ce21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1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formula="of:=[.B41]+1" office:value-type="float" office:value="1" calcext:value-type="float">
            <text:p>1</text:p>
          </table:table-cell>
          <table:table-cell table:style-name="ce17" table:formula="of:=[.C41]+1" office:value-type="float" office:value="2" calcext:value-type="float">
            <text:p>2</text:p>
          </table:table-cell>
          <table:table-cell table:style-name="ce17" table:formula="of:=[.D41]+1" office:value-type="float" office:value="3" calcext:value-type="float">
            <text:p>3</text:p>
          </table:table-cell>
          <table:table-cell table:style-name="ce17" table:formula="of:=[.E41]+1" office:value-type="float" office:value="4" calcext:value-type="float">
            <text:p>4</text:p>
          </table:table-cell>
          <table:table-cell table:style-name="ce17" table:formula="of:=[.F41]+1" office:value-type="float" office:value="5" calcext:value-type="float">
            <text:p>5</text:p>
          </table:table-cell>
          <table:table-cell table:style-name="ce17" table:formula="of:=[.G41]+1" office:value-type="float" office:value="6" calcext:value-type="float">
            <text:p>6</text:p>
          </table:table-cell>
          <table:table-cell table:style-name="ce17" table:formula="of:=[.H41]+1" office:value-type="float" office:value="7" calcext:value-type="float">
            <text:p>7</text:p>
          </table:table-cell>
          <table:table-cell table:style-name="ce17" table:formula="of:=[.I41]+1" office:value-type="float" office:value="8" calcext:value-type="float">
            <text:p>8</text:p>
          </table:table-cell>
          <table:table-cell table:style-name="ce18" table:formula="of:=[.J41]+1" office:value-type="float" office:value="9" calcext:value-type="float">
            <text:p>9</text:p>
          </table:table-cell>
          <table:table-cell table:style-name="ce23"/>
          <table:table-cell table:style-name="ce1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formula="of:=[.N41]+1" office:value-type="float" office:value="1" calcext:value-type="float">
            <text:p>1</text:p>
          </table:table-cell>
          <table:table-cell table:style-name="ce17" table:formula="of:=[.O41]+1" office:value-type="float" office:value="2" calcext:value-type="float">
            <text:p>2</text:p>
          </table:table-cell>
          <table:table-cell table:style-name="ce17" table:formula="of:=[.P41]+1" office:value-type="float" office:value="3" calcext:value-type="float">
            <text:p>3</text:p>
          </table:table-cell>
          <table:table-cell table:style-name="ce17" table:formula="of:=[.Q41]+1" office:value-type="float" office:value="4" calcext:value-type="float">
            <text:p>4</text:p>
          </table:table-cell>
          <table:table-cell table:style-name="ce17" table:formula="of:=[.R41]+1" office:value-type="float" office:value="5" calcext:value-type="float">
            <text:p>5</text:p>
          </table:table-cell>
          <table:table-cell table:style-name="ce17" table:formula="of:=[.S41]+1" office:value-type="float" office:value="6" calcext:value-type="float">
            <text:p>6</text:p>
          </table:table-cell>
          <table:table-cell table:style-name="ce17" table:formula="of:=[.T41]+1" office:value-type="float" office:value="7" calcext:value-type="float">
            <text:p>7</text:p>
          </table:table-cell>
          <table:table-cell table:style-name="ce17" table:formula="of:=[.U41]+1" office:value-type="float" office:value="8" calcext:value-type="float">
            <text:p>8</text:p>
          </table:table-cell>
          <table:table-cell table:style-name="ce18" table:formula="of:=[.V41]+1" office:value-type="float" office:value="9" calcext:value-type="float">
            <text:p>9</text:p>
          </table:table-cell>
          <table:table-cell table:style-name="ce23" table:number-columns-repeated="28"/>
          <table:table-cell table:style-name="ce25" table:number-columns-repeated="97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428" calcext:value-type="float">
            <text:p>428</text:p>
          </table:table-cell>
          <table:table-cell table:style-name="ce19" office:value-type="float" office:value="372" calcext:value-type="float">
            <text:p>372</text:p>
          </table:table-cell>
          <table:table-cell table:style-name="ce5"/>
          <table:table-cell table:style-name="ce2" office:value-type="float" office:value="0" calcext:value-type="float">
            <text:p>0</text:p>
          </table:table-cell>
          <table:table-cell table:style-name="ce10" table:number-columns-repeated="9"/>
          <table:table-cell table:style-name="ce19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3" table:formula="of:=[.A42]+1" office:value-type="float" office:value="1" calcext:value-type="float">
            <text:p>1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389" calcext:value-type="float">
            <text:p>389</text:p>
          </table:table-cell>
          <table:table-cell table:style-name="ce19" office:value-type="float" office:value="355" calcext:value-type="float">
            <text:p>355</text:p>
          </table:table-cell>
          <table:table-cell table:style-name="ce5"/>
          <table:table-cell table:style-name="ce3" table:formula="of:=[.M42]+1" office:value-type="float" office:value="1" calcext:value-type="float">
            <text:p>1</text:p>
          </table:table-cell>
          <table:table-cell table:style-name="ce10" table:number-columns-repeated="9"/>
          <table:table-cell table:style-name="ce19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3" table:formula="of:=[.A43]+1" office:value-type="float" office:value="2" calcext:value-type="float">
            <text:p>2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451" calcext:value-type="float">
            <text:p>451</text:p>
          </table:table-cell>
          <table:table-cell table:style-name="ce19" office:value-type="float" office:value="385" calcext:value-type="float">
            <text:p>385</text:p>
          </table:table-cell>
          <table:table-cell table:style-name="ce5"/>
          <table:table-cell table:style-name="ce3" table:formula="of:=[.M43]+1" office:value-type="float" office:value="2" calcext:value-type="float">
            <text:p>2</text:p>
          </table:table-cell>
          <table:table-cell table:style-name="ce10" table:number-columns-repeated="9"/>
          <table:table-cell table:style-name="ce19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3" table:formula="of:=[.A44]+1" office:value-type="float" office:value="3" calcext:value-type="float">
            <text:p>3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456" calcext:value-type="float">
            <text:p>456</text:p>
          </table:table-cell>
          <table:table-cell table:style-name="ce19" office:value-type="float" office:value="348" calcext:value-type="float">
            <text:p>348</text:p>
          </table:table-cell>
          <table:table-cell table:style-name="ce5"/>
          <table:table-cell table:style-name="ce3" table:formula="of:=[.M44]+1" office:value-type="float" office:value="3" calcext:value-type="float">
            <text:p>3</text:p>
          </table:table-cell>
          <table:table-cell table:style-name="ce10" table:number-columns-repeated="9"/>
          <table:table-cell table:style-name="ce19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3" table:formula="of:=[.A45]+1" office:value-type="float" office:value="4" calcext:value-type="float">
            <text:p>4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439" calcext:value-type="float">
            <text:p>439</text:p>
          </table:table-cell>
          <table:table-cell table:style-name="ce19" office:value-type="float" office:value="340" calcext:value-type="float">
            <text:p>340</text:p>
          </table:table-cell>
          <table:table-cell table:style-name="ce5"/>
          <table:table-cell table:style-name="ce3" table:formula="of:=[.M45]+1" office:value-type="float" office:value="4" calcext:value-type="float">
            <text:p>4</text:p>
          </table:table-cell>
          <table:table-cell table:style-name="ce10" table:number-columns-repeated="9"/>
          <table:table-cell table:style-name="ce19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3" table:formula="of:=[.A46]+1" office:value-type="float" office:value="5" calcext:value-type="float">
            <text:p>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74" calcext:value-type="float">
            <text:p>274</text:p>
          </table:table-cell>
          <table:table-cell table:style-name="ce19" office:value-type="float" office:value="253" calcext:value-type="float">
            <text:p>253</text:p>
          </table:table-cell>
          <table:table-cell table:style-name="ce5"/>
          <table:table-cell table:style-name="ce3" table:formula="of:=[.M46]+1" office:value-type="float" office:value="5" calcext:value-type="float">
            <text:p>5</text:p>
          </table:table-cell>
          <table:table-cell table:style-name="ce10" table:number-columns-repeated="9"/>
          <table:table-cell table:style-name="ce19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3" table:formula="of:=[.A47]+1" office:value-type="float" office:value="6" calcext:value-type="float">
            <text:p>6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59" calcext:value-type="float">
            <text:p>359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526" calcext:value-type="float">
            <text:p>526</text:p>
          </table:table-cell>
          <table:table-cell table:style-name="ce19" office:value-type="float" office:value="445" calcext:value-type="float">
            <text:p>445</text:p>
          </table:table-cell>
          <table:table-cell table:style-name="ce5"/>
          <table:table-cell table:style-name="ce3" table:formula="of:=[.M47]+1" office:value-type="float" office:value="6" calcext:value-type="float">
            <text:p>6</text:p>
          </table:table-cell>
          <table:table-cell table:style-name="ce10" table:number-columns-repeated="9"/>
          <table:table-cell table:style-name="ce19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3" table:formula="of:=[.A48]+1" office:value-type="float" office:value="7" calcext:value-type="float">
            <text:p>7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341" calcext:value-type="float">
            <text:p>341</text:p>
          </table:table-cell>
          <table:table-cell table:style-name="ce19" office:value-type="float" office:value="301" calcext:value-type="float">
            <text:p>301</text:p>
          </table:table-cell>
          <table:table-cell table:style-name="ce5"/>
          <table:table-cell table:style-name="ce3" table:formula="of:=[.M48]+1" office:value-type="float" office:value="7" calcext:value-type="float">
            <text:p>7</text:p>
          </table:table-cell>
          <table:table-cell table:style-name="ce10" table:number-columns-repeated="9"/>
          <table:table-cell table:style-name="ce19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3" table:formula="of:=[.A49]+1" office:value-type="float" office:value="8" calcext:value-type="float">
            <text:p>8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535" calcext:value-type="float">
            <text:p>535</text:p>
          </table:table-cell>
          <table:table-cell table:style-name="ce19" office:value-type="float" office:value="463" calcext:value-type="float">
            <text:p>463</text:p>
          </table:table-cell>
          <table:table-cell table:style-name="ce5"/>
          <table:table-cell table:style-name="ce3" table:formula="of:=[.M49]+1" office:value-type="float" office:value="8" calcext:value-type="float">
            <text:p>8</text:p>
          </table:table-cell>
          <table:table-cell table:style-name="ce10" table:number-columns-repeated="9"/>
          <table:table-cell table:style-name="ce19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4" table:formula="of:=[.A50]+1" office:value-type="float" office:value="9" calcext:value-type="float">
            <text:p>9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429" calcext:value-type="float">
            <text:p>429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25" calcext:value-type="float">
            <text:p>525</text:p>
          </table:table-cell>
          <table:table-cell table:style-name="ce20" office:value-type="float" office:value="412" calcext:value-type="float">
            <text:p>412</text:p>
          </table:table-cell>
          <table:table-cell table:style-name="ce5"/>
          <table:table-cell table:style-name="ce4" table:formula="of:=[.M50]+1" office:value-type="float" office:value="9" calcext:value-type="float">
            <text:p>9</text:p>
          </table:table-cell>
          <table:table-cell table:style-name="ce11" table:number-columns-repeated="9"/>
          <table:table-cell table:style-name="ce20"/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/>
          <table:table-cell table:style-name="ce12" table:number-columns-repeated="10"/>
          <table:table-cell table:style-name="ce5" table:number-columns-repeated="2"/>
          <table:table-cell table:style-name="ce12" table:number-columns-repeated="10"/>
          <table:table-cell table:number-columns-repeated="1001"/>
        </table:table-row>
        <table:table-row table:style-name="ro1">
          <table:table-cell table:style-name="ce7" office:value-type="string" calcext:value-type="string">
            <text:p>Program – difference</text:p>
          </table:table-cell>
          <table:table-cell table:style-name="ce15" table:number-columns-repeated="9"/>
          <table:table-cell table:style-name="ce22"/>
          <table:table-cell table:style-name="ce5"/>
          <table:table-cell table:style-name="ce7" office:value-type="string" calcext:value-type="string">
            <text:p>Program – difference</text:p>
          </table:table-cell>
          <table:table-cell table:style-name="ce15" table:number-columns-repeated="9"/>
          <table:table-cell table:style-name="ce22"/>
          <table:table-cell table:number-columns-repeated="1001"/>
        </table:table-row>
        <table:table-row table:style-name="ro1">
          <table:table-cell table:style-name="ce1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formula="of:=[.B54]+1" office:value-type="float" office:value="1" calcext:value-type="float">
            <text:p>1</text:p>
          </table:table-cell>
          <table:table-cell table:style-name="ce17" table:formula="of:=[.C54]+1" office:value-type="float" office:value="2" calcext:value-type="float">
            <text:p>2</text:p>
          </table:table-cell>
          <table:table-cell table:style-name="ce17" table:formula="of:=[.D54]+1" office:value-type="float" office:value="3" calcext:value-type="float">
            <text:p>3</text:p>
          </table:table-cell>
          <table:table-cell table:style-name="ce17" table:formula="of:=[.E54]+1" office:value-type="float" office:value="4" calcext:value-type="float">
            <text:p>4</text:p>
          </table:table-cell>
          <table:table-cell table:style-name="ce17" table:formula="of:=[.F54]+1" office:value-type="float" office:value="5" calcext:value-type="float">
            <text:p>5</text:p>
          </table:table-cell>
          <table:table-cell table:style-name="ce17" table:formula="of:=[.G54]+1" office:value-type="float" office:value="6" calcext:value-type="float">
            <text:p>6</text:p>
          </table:table-cell>
          <table:table-cell table:style-name="ce17" table:formula="of:=[.H54]+1" office:value-type="float" office:value="7" calcext:value-type="float">
            <text:p>7</text:p>
          </table:table-cell>
          <table:table-cell table:style-name="ce17" table:formula="of:=[.I54]+1" office:value-type="float" office:value="8" calcext:value-type="float">
            <text:p>8</text:p>
          </table:table-cell>
          <table:table-cell table:style-name="ce18" table:formula="of:=[.J54]+1" office:value-type="float" office:value="9" calcext:value-type="float">
            <text:p>9</text:p>
          </table:table-cell>
          <table:table-cell table:style-name="ce23"/>
          <table:table-cell table:style-name="ce1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formula="of:=[.N54]+1" office:value-type="float" office:value="1" calcext:value-type="float">
            <text:p>1</text:p>
          </table:table-cell>
          <table:table-cell table:style-name="ce17" table:formula="of:=[.O54]+1" office:value-type="float" office:value="2" calcext:value-type="float">
            <text:p>2</text:p>
          </table:table-cell>
          <table:table-cell table:style-name="ce17" table:formula="of:=[.P54]+1" office:value-type="float" office:value="3" calcext:value-type="float">
            <text:p>3</text:p>
          </table:table-cell>
          <table:table-cell table:style-name="ce17" table:formula="of:=[.Q54]+1" office:value-type="float" office:value="4" calcext:value-type="float">
            <text:p>4</text:p>
          </table:table-cell>
          <table:table-cell table:style-name="ce17" table:formula="of:=[.R54]+1" office:value-type="float" office:value="5" calcext:value-type="float">
            <text:p>5</text:p>
          </table:table-cell>
          <table:table-cell table:style-name="ce17" table:formula="of:=[.S54]+1" office:value-type="float" office:value="6" calcext:value-type="float">
            <text:p>6</text:p>
          </table:table-cell>
          <table:table-cell table:style-name="ce17" table:formula="of:=[.T54]+1" office:value-type="float" office:value="7" calcext:value-type="float">
            <text:p>7</text:p>
          </table:table-cell>
          <table:table-cell table:style-name="ce17" table:formula="of:=[.U54]+1" office:value-type="float" office:value="8" calcext:value-type="float">
            <text:p>8</text:p>
          </table:table-cell>
          <table:table-cell table:style-name="ce18" table:formula="of:=[.V54]+1" office:value-type="float" office:value="9" calcext:value-type="float">
            <text:p>9</text:p>
          </table:table-cell>
          <table:table-cell table:style-name="ce25" table:number-columns-repeated="100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table:formula="of:=[.B42]-[.B27]" office:value-type="float" office:value="0" calcext:value-type="float">
            <text:p>0</text:p>
          </table:table-cell>
          <table:table-cell table:style-name="ce10" table:formula="of:=[.C42]-[.C27]" office:value-type="float" office:value="0" calcext:value-type="float">
            <text:p>0</text:p>
          </table:table-cell>
          <table:table-cell table:style-name="ce10" table:formula="of:=[.D42]-[.D27]" office:value-type="float" office:value="0" calcext:value-type="float">
            <text:p>0</text:p>
          </table:table-cell>
          <table:table-cell table:style-name="ce10" table:formula="of:=[.E42]-[.E27]" office:value-type="float" office:value="0" calcext:value-type="float">
            <text:p>0</text:p>
          </table:table-cell>
          <table:table-cell table:style-name="ce10" table:formula="of:=[.F42]-[.F27]" office:value-type="float" office:value="0" calcext:value-type="float">
            <text:p>0</text:p>
          </table:table-cell>
          <table:table-cell table:style-name="ce10" table:formula="of:=[.G42]-[.G27]" office:value-type="float" office:value="0" calcext:value-type="float">
            <text:p>0</text:p>
          </table:table-cell>
          <table:table-cell table:style-name="ce10" table:formula="of:=[.H42]-[.H27]" office:value-type="float" office:value="0" calcext:value-type="float">
            <text:p>0</text:p>
          </table:table-cell>
          <table:table-cell table:style-name="ce10" table:formula="of:=[.I42]-[.I27]" office:value-type="float" office:value="0" calcext:value-type="float">
            <text:p>0</text:p>
          </table:table-cell>
          <table:table-cell table:style-name="ce10" table:formula="of:=[.J42]-[.J27]" office:value-type="float" office:value="0" calcext:value-type="float">
            <text:p>0</text:p>
          </table:table-cell>
          <table:table-cell table:style-name="ce19" table:formula="of:=[.K42]-[.K27]" office:value-type="float" office:value="0" calcext:value-type="float">
            <text:p>0</text:p>
          </table:table-cell>
          <table:table-cell table:style-name="ce5"/>
          <table:table-cell table:style-name="ce2" office:value-type="float" office:value="0" calcext:value-type="float">
            <text:p>0</text:p>
          </table:table-cell>
          <table:table-cell table:style-name="ce10" table:formula="of:=[.N42]-[.N27]" office:value-type="float" office:value="0" calcext:value-type="float">
            <text:p>0</text:p>
          </table:table-cell>
          <table:table-cell table:style-name="ce10" table:formula="of:=[.O42]-[.O27]" office:value-type="float" office:value="0" calcext:value-type="float">
            <text:p>0</text:p>
          </table:table-cell>
          <table:table-cell table:style-name="ce10" table:formula="of:=[.P42]-[.P27]" office:value-type="float" office:value="0" calcext:value-type="float">
            <text:p>0</text:p>
          </table:table-cell>
          <table:table-cell table:style-name="ce10" table:formula="of:=[.Q42]-[.Q27]" office:value-type="float" office:value="0" calcext:value-type="float">
            <text:p>0</text:p>
          </table:table-cell>
          <table:table-cell table:style-name="ce10" table:formula="of:=[.R42]-[.R27]" office:value-type="float" office:value="0" calcext:value-type="float">
            <text:p>0</text:p>
          </table:table-cell>
          <table:table-cell table:style-name="ce10" table:formula="of:=[.S42]-[.S27]" office:value-type="float" office:value="0" calcext:value-type="float">
            <text:p>0</text:p>
          </table:table-cell>
          <table:table-cell table:style-name="ce10" table:formula="of:=[.T42]-[.T27]" office:value-type="float" office:value="0" calcext:value-type="float">
            <text:p>0</text:p>
          </table:table-cell>
          <table:table-cell table:style-name="ce10" table:formula="of:=[.U42]-[.U27]" office:value-type="float" office:value="0" calcext:value-type="float">
            <text:p>0</text:p>
          </table:table-cell>
          <table:table-cell table:style-name="ce10" table:formula="of:=[.V42]-[.V27]" office:value-type="float" office:value="0" calcext:value-type="float">
            <text:p>0</text:p>
          </table:table-cell>
          <table:table-cell table:style-name="ce19" table:formula="of:=[.W42]-[.W2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table:formula="of:=[.A55]+1" office:value-type="float" office:value="1" calcext:value-type="float">
            <text:p>1</text:p>
          </table:table-cell>
          <table:table-cell table:style-name="ce10" table:formula="of:=[.B43]-[.B28]" office:value-type="float" office:value="0" calcext:value-type="float">
            <text:p>0</text:p>
          </table:table-cell>
          <table:table-cell table:style-name="ce10" table:formula="of:=[.C43]-[.C28]" office:value-type="float" office:value="0" calcext:value-type="float">
            <text:p>0</text:p>
          </table:table-cell>
          <table:table-cell table:style-name="ce10" table:formula="of:=[.D43]-[.D28]" office:value-type="float" office:value="0" calcext:value-type="float">
            <text:p>0</text:p>
          </table:table-cell>
          <table:table-cell table:style-name="ce10" table:formula="of:=[.E43]-[.E28]" office:value-type="float" office:value="0" calcext:value-type="float">
            <text:p>0</text:p>
          </table:table-cell>
          <table:table-cell table:style-name="ce10" table:formula="of:=[.F43]-[.F28]" office:value-type="float" office:value="0" calcext:value-type="float">
            <text:p>0</text:p>
          </table:table-cell>
          <table:table-cell table:style-name="ce10" table:formula="of:=[.G43]-[.G28]" office:value-type="float" office:value="0" calcext:value-type="float">
            <text:p>0</text:p>
          </table:table-cell>
          <table:table-cell table:style-name="ce10" table:formula="of:=[.H43]-[.H28]" office:value-type="float" office:value="0" calcext:value-type="float">
            <text:p>0</text:p>
          </table:table-cell>
          <table:table-cell table:style-name="ce10" table:formula="of:=[.I43]-[.I28]" office:value-type="float" office:value="0" calcext:value-type="float">
            <text:p>0</text:p>
          </table:table-cell>
          <table:table-cell table:style-name="ce10" table:formula="of:=[.J43]-[.J28]" office:value-type="float" office:value="0" calcext:value-type="float">
            <text:p>0</text:p>
          </table:table-cell>
          <table:table-cell table:style-name="ce19" table:formula="of:=[.K43]-[.K28]" office:value-type="float" office:value="0" calcext:value-type="float">
            <text:p>0</text:p>
          </table:table-cell>
          <table:table-cell/>
          <table:table-cell table:style-name="ce3" table:formula="of:=[.M55]+1" office:value-type="float" office:value="1" calcext:value-type="float">
            <text:p>1</text:p>
          </table:table-cell>
          <table:table-cell table:style-name="ce10" table:formula="of:=[.N43]-[.N28]" office:value-type="float" office:value="0" calcext:value-type="float">
            <text:p>0</text:p>
          </table:table-cell>
          <table:table-cell table:style-name="ce10" table:formula="of:=[.O43]-[.O28]" office:value-type="float" office:value="0" calcext:value-type="float">
            <text:p>0</text:p>
          </table:table-cell>
          <table:table-cell table:style-name="ce10" table:formula="of:=[.P43]-[.P28]" office:value-type="float" office:value="0" calcext:value-type="float">
            <text:p>0</text:p>
          </table:table-cell>
          <table:table-cell table:style-name="ce10" table:formula="of:=[.Q43]-[.Q28]" office:value-type="float" office:value="0" calcext:value-type="float">
            <text:p>0</text:p>
          </table:table-cell>
          <table:table-cell table:style-name="ce10" table:formula="of:=[.R43]-[.R28]" office:value-type="float" office:value="0" calcext:value-type="float">
            <text:p>0</text:p>
          </table:table-cell>
          <table:table-cell table:style-name="ce10" table:formula="of:=[.S43]-[.S28]" office:value-type="float" office:value="0" calcext:value-type="float">
            <text:p>0</text:p>
          </table:table-cell>
          <table:table-cell table:style-name="ce10" table:formula="of:=[.T43]-[.T28]" office:value-type="float" office:value="0" calcext:value-type="float">
            <text:p>0</text:p>
          </table:table-cell>
          <table:table-cell table:style-name="ce10" table:formula="of:=[.U43]-[.U28]" office:value-type="float" office:value="0" calcext:value-type="float">
            <text:p>0</text:p>
          </table:table-cell>
          <table:table-cell table:style-name="ce10" table:formula="of:=[.V43]-[.V28]" office:value-type="float" office:value="0" calcext:value-type="float">
            <text:p>0</text:p>
          </table:table-cell>
          <table:table-cell table:style-name="ce19" table:formula="of:=[.W43]-[.W2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table:formula="of:=[.A56]+1" office:value-type="float" office:value="2" calcext:value-type="float">
            <text:p>2</text:p>
          </table:table-cell>
          <table:table-cell table:style-name="ce10" table:formula="of:=[.B44]-[.B29]" office:value-type="float" office:value="0" calcext:value-type="float">
            <text:p>0</text:p>
          </table:table-cell>
          <table:table-cell table:style-name="ce10" table:formula="of:=[.C44]-[.C29]" office:value-type="float" office:value="0" calcext:value-type="float">
            <text:p>0</text:p>
          </table:table-cell>
          <table:table-cell table:style-name="ce10" table:formula="of:=[.D44]-[.D29]" office:value-type="float" office:value="0" calcext:value-type="float">
            <text:p>0</text:p>
          </table:table-cell>
          <table:table-cell table:style-name="ce10" table:formula="of:=[.E44]-[.E29]" office:value-type="float" office:value="0" calcext:value-type="float">
            <text:p>0</text:p>
          </table:table-cell>
          <table:table-cell table:style-name="ce10" table:formula="of:=[.F44]-[.F29]" office:value-type="float" office:value="0" calcext:value-type="float">
            <text:p>0</text:p>
          </table:table-cell>
          <table:table-cell table:style-name="ce10" table:formula="of:=[.G44]-[.G29]" office:value-type="float" office:value="0" calcext:value-type="float">
            <text:p>0</text:p>
          </table:table-cell>
          <table:table-cell table:style-name="ce10" table:formula="of:=[.H44]-[.H29]" office:value-type="float" office:value="0" calcext:value-type="float">
            <text:p>0</text:p>
          </table:table-cell>
          <table:table-cell table:style-name="ce10" table:formula="of:=[.I44]-[.I29]" office:value-type="float" office:value="0" calcext:value-type="float">
            <text:p>0</text:p>
          </table:table-cell>
          <table:table-cell table:style-name="ce10" table:formula="of:=[.J44]-[.J29]" office:value-type="float" office:value="0" calcext:value-type="float">
            <text:p>0</text:p>
          </table:table-cell>
          <table:table-cell table:style-name="ce19" table:formula="of:=[.K44]-[.K29]" office:value-type="float" office:value="0" calcext:value-type="float">
            <text:p>0</text:p>
          </table:table-cell>
          <table:table-cell/>
          <table:table-cell table:style-name="ce3" table:formula="of:=[.M56]+1" office:value-type="float" office:value="2" calcext:value-type="float">
            <text:p>2</text:p>
          </table:table-cell>
          <table:table-cell table:style-name="ce10" table:formula="of:=[.N44]-[.N29]" office:value-type="float" office:value="0" calcext:value-type="float">
            <text:p>0</text:p>
          </table:table-cell>
          <table:table-cell table:style-name="ce10" table:formula="of:=[.O44]-[.O29]" office:value-type="float" office:value="0" calcext:value-type="float">
            <text:p>0</text:p>
          </table:table-cell>
          <table:table-cell table:style-name="ce10" table:formula="of:=[.P44]-[.P29]" office:value-type="float" office:value="0" calcext:value-type="float">
            <text:p>0</text:p>
          </table:table-cell>
          <table:table-cell table:style-name="ce10" table:formula="of:=[.Q44]-[.Q29]" office:value-type="float" office:value="0" calcext:value-type="float">
            <text:p>0</text:p>
          </table:table-cell>
          <table:table-cell table:style-name="ce10" table:formula="of:=[.R44]-[.R29]" office:value-type="float" office:value="0" calcext:value-type="float">
            <text:p>0</text:p>
          </table:table-cell>
          <table:table-cell table:style-name="ce10" table:formula="of:=[.S44]-[.S29]" office:value-type="float" office:value="0" calcext:value-type="float">
            <text:p>0</text:p>
          </table:table-cell>
          <table:table-cell table:style-name="ce10" table:formula="of:=[.T44]-[.T29]" office:value-type="float" office:value="0" calcext:value-type="float">
            <text:p>0</text:p>
          </table:table-cell>
          <table:table-cell table:style-name="ce10" table:formula="of:=[.U44]-[.U29]" office:value-type="float" office:value="0" calcext:value-type="float">
            <text:p>0</text:p>
          </table:table-cell>
          <table:table-cell table:style-name="ce10" table:formula="of:=[.V44]-[.V29]" office:value-type="float" office:value="0" calcext:value-type="float">
            <text:p>0</text:p>
          </table:table-cell>
          <table:table-cell table:style-name="ce19" table:formula="of:=[.W44]-[.W2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table:formula="of:=[.A57]+1" office:value-type="float" office:value="3" calcext:value-type="float">
            <text:p>3</text:p>
          </table:table-cell>
          <table:table-cell table:style-name="ce10" table:formula="of:=[.B45]-[.B30]" office:value-type="float" office:value="0" calcext:value-type="float">
            <text:p>0</text:p>
          </table:table-cell>
          <table:table-cell table:style-name="ce10" table:formula="of:=[.C45]-[.C30]" office:value-type="float" office:value="0" calcext:value-type="float">
            <text:p>0</text:p>
          </table:table-cell>
          <table:table-cell table:style-name="ce10" table:formula="of:=[.D45]-[.D30]" office:value-type="float" office:value="0" calcext:value-type="float">
            <text:p>0</text:p>
          </table:table-cell>
          <table:table-cell table:style-name="ce10" table:formula="of:=[.E45]-[.E30]" office:value-type="float" office:value="0" calcext:value-type="float">
            <text:p>0</text:p>
          </table:table-cell>
          <table:table-cell table:style-name="ce10" table:formula="of:=[.F45]-[.F30]" office:value-type="float" office:value="0" calcext:value-type="float">
            <text:p>0</text:p>
          </table:table-cell>
          <table:table-cell table:style-name="ce10" table:formula="of:=[.G45]-[.G30]" office:value-type="float" office:value="0" calcext:value-type="float">
            <text:p>0</text:p>
          </table:table-cell>
          <table:table-cell table:style-name="ce10" table:formula="of:=[.H45]-[.H30]" office:value-type="float" office:value="0" calcext:value-type="float">
            <text:p>0</text:p>
          </table:table-cell>
          <table:table-cell table:style-name="ce10" table:formula="of:=[.I45]-[.I30]" office:value-type="float" office:value="0" calcext:value-type="float">
            <text:p>0</text:p>
          </table:table-cell>
          <table:table-cell table:style-name="ce10" table:formula="of:=[.J45]-[.J30]" office:value-type="float" office:value="0" calcext:value-type="float">
            <text:p>0</text:p>
          </table:table-cell>
          <table:table-cell table:style-name="ce19" table:formula="of:=[.K45]-[.K30]" office:value-type="float" office:value="0" calcext:value-type="float">
            <text:p>0</text:p>
          </table:table-cell>
          <table:table-cell/>
          <table:table-cell table:style-name="ce3" table:formula="of:=[.M57]+1" office:value-type="float" office:value="3" calcext:value-type="float">
            <text:p>3</text:p>
          </table:table-cell>
          <table:table-cell table:style-name="ce10" table:formula="of:=[.N45]-[.N30]" office:value-type="float" office:value="0" calcext:value-type="float">
            <text:p>0</text:p>
          </table:table-cell>
          <table:table-cell table:style-name="ce10" table:formula="of:=[.O45]-[.O30]" office:value-type="float" office:value="0" calcext:value-type="float">
            <text:p>0</text:p>
          </table:table-cell>
          <table:table-cell table:style-name="ce10" table:formula="of:=[.P45]-[.P30]" office:value-type="float" office:value="0" calcext:value-type="float">
            <text:p>0</text:p>
          </table:table-cell>
          <table:table-cell table:style-name="ce10" table:formula="of:=[.Q45]-[.Q30]" office:value-type="float" office:value="0" calcext:value-type="float">
            <text:p>0</text:p>
          </table:table-cell>
          <table:table-cell table:style-name="ce10" table:formula="of:=[.R45]-[.R30]" office:value-type="float" office:value="0" calcext:value-type="float">
            <text:p>0</text:p>
          </table:table-cell>
          <table:table-cell table:style-name="ce10" table:formula="of:=[.S45]-[.S30]" office:value-type="float" office:value="0" calcext:value-type="float">
            <text:p>0</text:p>
          </table:table-cell>
          <table:table-cell table:style-name="ce10" table:formula="of:=[.T45]-[.T30]" office:value-type="float" office:value="0" calcext:value-type="float">
            <text:p>0</text:p>
          </table:table-cell>
          <table:table-cell table:style-name="ce10" table:formula="of:=[.U45]-[.U30]" office:value-type="float" office:value="0" calcext:value-type="float">
            <text:p>0</text:p>
          </table:table-cell>
          <table:table-cell table:style-name="ce10" table:formula="of:=[.V45]-[.V30]" office:value-type="float" office:value="0" calcext:value-type="float">
            <text:p>0</text:p>
          </table:table-cell>
          <table:table-cell table:style-name="ce19" table:formula="of:=[.W45]-[.W3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table:formula="of:=[.A58]+1" office:value-type="float" office:value="4" calcext:value-type="float">
            <text:p>4</text:p>
          </table:table-cell>
          <table:table-cell table:style-name="ce10" table:formula="of:=[.B46]-[.B31]" office:value-type="float" office:value="0" calcext:value-type="float">
            <text:p>0</text:p>
          </table:table-cell>
          <table:table-cell table:style-name="ce10" table:formula="of:=[.C46]-[.C31]" office:value-type="float" office:value="0" calcext:value-type="float">
            <text:p>0</text:p>
          </table:table-cell>
          <table:table-cell table:style-name="ce10" table:formula="of:=[.D46]-[.D31]" office:value-type="float" office:value="0" calcext:value-type="float">
            <text:p>0</text:p>
          </table:table-cell>
          <table:table-cell table:style-name="ce10" table:formula="of:=[.E46]-[.E31]" office:value-type="float" office:value="0" calcext:value-type="float">
            <text:p>0</text:p>
          </table:table-cell>
          <table:table-cell table:style-name="ce10" table:formula="of:=[.F46]-[.F31]" office:value-type="float" office:value="0" calcext:value-type="float">
            <text:p>0</text:p>
          </table:table-cell>
          <table:table-cell table:style-name="ce10" table:formula="of:=[.G46]-[.G31]" office:value-type="float" office:value="0" calcext:value-type="float">
            <text:p>0</text:p>
          </table:table-cell>
          <table:table-cell table:style-name="ce10" table:formula="of:=[.H46]-[.H31]" office:value-type="float" office:value="0" calcext:value-type="float">
            <text:p>0</text:p>
          </table:table-cell>
          <table:table-cell table:style-name="ce10" table:formula="of:=[.I46]-[.I31]" office:value-type="float" office:value="0" calcext:value-type="float">
            <text:p>0</text:p>
          </table:table-cell>
          <table:table-cell table:style-name="ce10" table:formula="of:=[.J46]-[.J31]" office:value-type="float" office:value="0" calcext:value-type="float">
            <text:p>0</text:p>
          </table:table-cell>
          <table:table-cell table:style-name="ce19" table:formula="of:=[.K46]-[.K31]" office:value-type="float" office:value="0" calcext:value-type="float">
            <text:p>0</text:p>
          </table:table-cell>
          <table:table-cell/>
          <table:table-cell table:style-name="ce3" table:formula="of:=[.M58]+1" office:value-type="float" office:value="4" calcext:value-type="float">
            <text:p>4</text:p>
          </table:table-cell>
          <table:table-cell table:style-name="ce10" table:formula="of:=[.N46]-[.N31]" office:value-type="float" office:value="0" calcext:value-type="float">
            <text:p>0</text:p>
          </table:table-cell>
          <table:table-cell table:style-name="ce10" table:formula="of:=[.O46]-[.O31]" office:value-type="float" office:value="0" calcext:value-type="float">
            <text:p>0</text:p>
          </table:table-cell>
          <table:table-cell table:style-name="ce10" table:formula="of:=[.P46]-[.P31]" office:value-type="float" office:value="0" calcext:value-type="float">
            <text:p>0</text:p>
          </table:table-cell>
          <table:table-cell table:style-name="ce10" table:formula="of:=[.Q46]-[.Q31]" office:value-type="float" office:value="0" calcext:value-type="float">
            <text:p>0</text:p>
          </table:table-cell>
          <table:table-cell table:style-name="ce10" table:formula="of:=[.R46]-[.R31]" office:value-type="float" office:value="0" calcext:value-type="float">
            <text:p>0</text:p>
          </table:table-cell>
          <table:table-cell table:style-name="ce10" table:formula="of:=[.S46]-[.S31]" office:value-type="float" office:value="0" calcext:value-type="float">
            <text:p>0</text:p>
          </table:table-cell>
          <table:table-cell table:style-name="ce10" table:formula="of:=[.T46]-[.T31]" office:value-type="float" office:value="0" calcext:value-type="float">
            <text:p>0</text:p>
          </table:table-cell>
          <table:table-cell table:style-name="ce10" table:formula="of:=[.U46]-[.U31]" office:value-type="float" office:value="0" calcext:value-type="float">
            <text:p>0</text:p>
          </table:table-cell>
          <table:table-cell table:style-name="ce10" table:formula="of:=[.V46]-[.V31]" office:value-type="float" office:value="0" calcext:value-type="float">
            <text:p>0</text:p>
          </table:table-cell>
          <table:table-cell table:style-name="ce19" table:formula="of:=[.W46]-[.W3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table:formula="of:=[.A59]+1" office:value-type="float" office:value="5" calcext:value-type="float">
            <text:p>5</text:p>
          </table:table-cell>
          <table:table-cell table:style-name="ce10" table:formula="of:=[.B47]-[.B32]" office:value-type="float" office:value="0" calcext:value-type="float">
            <text:p>0</text:p>
          </table:table-cell>
          <table:table-cell table:style-name="ce10" table:formula="of:=[.C47]-[.C32]" office:value-type="float" office:value="0" calcext:value-type="float">
            <text:p>0</text:p>
          </table:table-cell>
          <table:table-cell table:style-name="ce10" table:formula="of:=[.D47]-[.D32]" office:value-type="float" office:value="0" calcext:value-type="float">
            <text:p>0</text:p>
          </table:table-cell>
          <table:table-cell table:style-name="ce10" table:formula="of:=[.E47]-[.E32]" office:value-type="float" office:value="0" calcext:value-type="float">
            <text:p>0</text:p>
          </table:table-cell>
          <table:table-cell table:style-name="ce10" table:formula="of:=[.F47]-[.F32]" office:value-type="float" office:value="0" calcext:value-type="float">
            <text:p>0</text:p>
          </table:table-cell>
          <table:table-cell table:style-name="ce10" table:formula="of:=[.G47]-[.G32]" office:value-type="float" office:value="0" calcext:value-type="float">
            <text:p>0</text:p>
          </table:table-cell>
          <table:table-cell table:style-name="ce10" table:formula="of:=[.H47]-[.H32]" office:value-type="float" office:value="0" calcext:value-type="float">
            <text:p>0</text:p>
          </table:table-cell>
          <table:table-cell table:style-name="ce10" table:formula="of:=[.I47]-[.I32]" office:value-type="float" office:value="0" calcext:value-type="float">
            <text:p>0</text:p>
          </table:table-cell>
          <table:table-cell table:style-name="ce10" table:formula="of:=[.J47]-[.J32]" office:value-type="float" office:value="0" calcext:value-type="float">
            <text:p>0</text:p>
          </table:table-cell>
          <table:table-cell table:style-name="ce19" table:formula="of:=[.K47]-[.K32]" office:value-type="float" office:value="0" calcext:value-type="float">
            <text:p>0</text:p>
          </table:table-cell>
          <table:table-cell/>
          <table:table-cell table:style-name="ce3" table:formula="of:=[.M59]+1" office:value-type="float" office:value="5" calcext:value-type="float">
            <text:p>5</text:p>
          </table:table-cell>
          <table:table-cell table:style-name="ce10" table:formula="of:=[.N47]-[.N32]" office:value-type="float" office:value="0" calcext:value-type="float">
            <text:p>0</text:p>
          </table:table-cell>
          <table:table-cell table:style-name="ce10" table:formula="of:=[.O47]-[.O32]" office:value-type="float" office:value="0" calcext:value-type="float">
            <text:p>0</text:p>
          </table:table-cell>
          <table:table-cell table:style-name="ce10" table:formula="of:=[.P47]-[.P32]" office:value-type="float" office:value="0" calcext:value-type="float">
            <text:p>0</text:p>
          </table:table-cell>
          <table:table-cell table:style-name="ce10" table:formula="of:=[.Q47]-[.Q32]" office:value-type="float" office:value="0" calcext:value-type="float">
            <text:p>0</text:p>
          </table:table-cell>
          <table:table-cell table:style-name="ce10" table:formula="of:=[.R47]-[.R32]" office:value-type="float" office:value="0" calcext:value-type="float">
            <text:p>0</text:p>
          </table:table-cell>
          <table:table-cell table:style-name="ce10" table:formula="of:=[.S47]-[.S32]" office:value-type="float" office:value="0" calcext:value-type="float">
            <text:p>0</text:p>
          </table:table-cell>
          <table:table-cell table:style-name="ce10" table:formula="of:=[.T47]-[.T32]" office:value-type="float" office:value="0" calcext:value-type="float">
            <text:p>0</text:p>
          </table:table-cell>
          <table:table-cell table:style-name="ce10" table:formula="of:=[.U47]-[.U32]" office:value-type="float" office:value="0" calcext:value-type="float">
            <text:p>0</text:p>
          </table:table-cell>
          <table:table-cell table:style-name="ce10" table:formula="of:=[.V47]-[.V32]" office:value-type="float" office:value="0" calcext:value-type="float">
            <text:p>0</text:p>
          </table:table-cell>
          <table:table-cell table:style-name="ce19" table:formula="of:=[.W47]-[.W3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table:formula="of:=[.A60]+1" office:value-type="float" office:value="6" calcext:value-type="float">
            <text:p>6</text:p>
          </table:table-cell>
          <table:table-cell table:style-name="ce10" table:formula="of:=[.B48]-[.B33]" office:value-type="float" office:value="0" calcext:value-type="float">
            <text:p>0</text:p>
          </table:table-cell>
          <table:table-cell table:style-name="ce10" table:formula="of:=[.C48]-[.C33]" office:value-type="float" office:value="0" calcext:value-type="float">
            <text:p>0</text:p>
          </table:table-cell>
          <table:table-cell table:style-name="ce10" table:formula="of:=[.D48]-[.D33]" office:value-type="float" office:value="0" calcext:value-type="float">
            <text:p>0</text:p>
          </table:table-cell>
          <table:table-cell table:style-name="ce10" table:formula="of:=[.E48]-[.E33]" office:value-type="float" office:value="0" calcext:value-type="float">
            <text:p>0</text:p>
          </table:table-cell>
          <table:table-cell table:style-name="ce10" table:formula="of:=[.F48]-[.F33]" office:value-type="float" office:value="0" calcext:value-type="float">
            <text:p>0</text:p>
          </table:table-cell>
          <table:table-cell table:style-name="ce10" table:formula="of:=[.G48]-[.G33]" office:value-type="float" office:value="0" calcext:value-type="float">
            <text:p>0</text:p>
          </table:table-cell>
          <table:table-cell table:style-name="ce10" table:formula="of:=[.H48]-[.H33]" office:value-type="float" office:value="0" calcext:value-type="float">
            <text:p>0</text:p>
          </table:table-cell>
          <table:table-cell table:style-name="ce10" table:formula="of:=[.I48]-[.I33]" office:value-type="float" office:value="0" calcext:value-type="float">
            <text:p>0</text:p>
          </table:table-cell>
          <table:table-cell table:style-name="ce10" table:formula="of:=[.J48]-[.J33]" office:value-type="float" office:value="0" calcext:value-type="float">
            <text:p>0</text:p>
          </table:table-cell>
          <table:table-cell table:style-name="ce19" table:formula="of:=[.K48]-[.K33]" office:value-type="float" office:value="0" calcext:value-type="float">
            <text:p>0</text:p>
          </table:table-cell>
          <table:table-cell/>
          <table:table-cell table:style-name="ce3" table:formula="of:=[.M60]+1" office:value-type="float" office:value="6" calcext:value-type="float">
            <text:p>6</text:p>
          </table:table-cell>
          <table:table-cell table:style-name="ce10" table:formula="of:=[.N48]-[.N33]" office:value-type="float" office:value="0" calcext:value-type="float">
            <text:p>0</text:p>
          </table:table-cell>
          <table:table-cell table:style-name="ce10" table:formula="of:=[.O48]-[.O33]" office:value-type="float" office:value="0" calcext:value-type="float">
            <text:p>0</text:p>
          </table:table-cell>
          <table:table-cell table:style-name="ce10" table:formula="of:=[.P48]-[.P33]" office:value-type="float" office:value="0" calcext:value-type="float">
            <text:p>0</text:p>
          </table:table-cell>
          <table:table-cell table:style-name="ce10" table:formula="of:=[.Q48]-[.Q33]" office:value-type="float" office:value="0" calcext:value-type="float">
            <text:p>0</text:p>
          </table:table-cell>
          <table:table-cell table:style-name="ce10" table:formula="of:=[.R48]-[.R33]" office:value-type="float" office:value="0" calcext:value-type="float">
            <text:p>0</text:p>
          </table:table-cell>
          <table:table-cell table:style-name="ce10" table:formula="of:=[.S48]-[.S33]" office:value-type="float" office:value="0" calcext:value-type="float">
            <text:p>0</text:p>
          </table:table-cell>
          <table:table-cell table:style-name="ce10" table:formula="of:=[.T48]-[.T33]" office:value-type="float" office:value="0" calcext:value-type="float">
            <text:p>0</text:p>
          </table:table-cell>
          <table:table-cell table:style-name="ce10" table:formula="of:=[.U48]-[.U33]" office:value-type="float" office:value="0" calcext:value-type="float">
            <text:p>0</text:p>
          </table:table-cell>
          <table:table-cell table:style-name="ce10" table:formula="of:=[.V48]-[.V33]" office:value-type="float" office:value="0" calcext:value-type="float">
            <text:p>0</text:p>
          </table:table-cell>
          <table:table-cell table:style-name="ce19" table:formula="of:=[.W48]-[.W3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table:formula="of:=[.A61]+1" office:value-type="float" office:value="7" calcext:value-type="float">
            <text:p>7</text:p>
          </table:table-cell>
          <table:table-cell table:style-name="ce10" table:formula="of:=[.B49]-[.B34]" office:value-type="float" office:value="0" calcext:value-type="float">
            <text:p>0</text:p>
          </table:table-cell>
          <table:table-cell table:style-name="ce10" table:formula="of:=[.C49]-[.C34]" office:value-type="float" office:value="0" calcext:value-type="float">
            <text:p>0</text:p>
          </table:table-cell>
          <table:table-cell table:style-name="ce10" table:formula="of:=[.D49]-[.D34]" office:value-type="float" office:value="0" calcext:value-type="float">
            <text:p>0</text:p>
          </table:table-cell>
          <table:table-cell table:style-name="ce10" table:formula="of:=[.E49]-[.E34]" office:value-type="float" office:value="0" calcext:value-type="float">
            <text:p>0</text:p>
          </table:table-cell>
          <table:table-cell table:style-name="ce10" table:formula="of:=[.F49]-[.F34]" office:value-type="float" office:value="0" calcext:value-type="float">
            <text:p>0</text:p>
          </table:table-cell>
          <table:table-cell table:style-name="ce10" table:formula="of:=[.G49]-[.G34]" office:value-type="float" office:value="0" calcext:value-type="float">
            <text:p>0</text:p>
          </table:table-cell>
          <table:table-cell table:style-name="ce10" table:formula="of:=[.H49]-[.H34]" office:value-type="float" office:value="0" calcext:value-type="float">
            <text:p>0</text:p>
          </table:table-cell>
          <table:table-cell table:style-name="ce10" table:formula="of:=[.I49]-[.I34]" office:value-type="float" office:value="0" calcext:value-type="float">
            <text:p>0</text:p>
          </table:table-cell>
          <table:table-cell table:style-name="ce10" table:formula="of:=[.J49]-[.J34]" office:value-type="float" office:value="0" calcext:value-type="float">
            <text:p>0</text:p>
          </table:table-cell>
          <table:table-cell table:style-name="ce19" table:formula="of:=[.K49]-[.K34]" office:value-type="float" office:value="0" calcext:value-type="float">
            <text:p>0</text:p>
          </table:table-cell>
          <table:table-cell/>
          <table:table-cell table:style-name="ce3" table:formula="of:=[.M61]+1" office:value-type="float" office:value="7" calcext:value-type="float">
            <text:p>7</text:p>
          </table:table-cell>
          <table:table-cell table:style-name="ce10" table:formula="of:=[.N49]-[.N34]" office:value-type="float" office:value="0" calcext:value-type="float">
            <text:p>0</text:p>
          </table:table-cell>
          <table:table-cell table:style-name="ce10" table:formula="of:=[.O49]-[.O34]" office:value-type="float" office:value="0" calcext:value-type="float">
            <text:p>0</text:p>
          </table:table-cell>
          <table:table-cell table:style-name="ce10" table:formula="of:=[.P49]-[.P34]" office:value-type="float" office:value="0" calcext:value-type="float">
            <text:p>0</text:p>
          </table:table-cell>
          <table:table-cell table:style-name="ce10" table:formula="of:=[.Q49]-[.Q34]" office:value-type="float" office:value="0" calcext:value-type="float">
            <text:p>0</text:p>
          </table:table-cell>
          <table:table-cell table:style-name="ce10" table:formula="of:=[.R49]-[.R34]" office:value-type="float" office:value="0" calcext:value-type="float">
            <text:p>0</text:p>
          </table:table-cell>
          <table:table-cell table:style-name="ce10" table:formula="of:=[.S49]-[.S34]" office:value-type="float" office:value="0" calcext:value-type="float">
            <text:p>0</text:p>
          </table:table-cell>
          <table:table-cell table:style-name="ce10" table:formula="of:=[.T49]-[.T34]" office:value-type="float" office:value="0" calcext:value-type="float">
            <text:p>0</text:p>
          </table:table-cell>
          <table:table-cell table:style-name="ce10" table:formula="of:=[.U49]-[.U34]" office:value-type="float" office:value="0" calcext:value-type="float">
            <text:p>0</text:p>
          </table:table-cell>
          <table:table-cell table:style-name="ce10" table:formula="of:=[.V49]-[.V34]" office:value-type="float" office:value="0" calcext:value-type="float">
            <text:p>0</text:p>
          </table:table-cell>
          <table:table-cell table:style-name="ce19" table:formula="of:=[.W49]-[.W3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table:formula="of:=[.A62]+1" office:value-type="float" office:value="8" calcext:value-type="float">
            <text:p>8</text:p>
          </table:table-cell>
          <table:table-cell table:style-name="ce10" table:formula="of:=[.B50]-[.B35]" office:value-type="float" office:value="0" calcext:value-type="float">
            <text:p>0</text:p>
          </table:table-cell>
          <table:table-cell table:style-name="ce10" table:formula="of:=[.C50]-[.C35]" office:value-type="float" office:value="0" calcext:value-type="float">
            <text:p>0</text:p>
          </table:table-cell>
          <table:table-cell table:style-name="ce10" table:formula="of:=[.D50]-[.D35]" office:value-type="float" office:value="0" calcext:value-type="float">
            <text:p>0</text:p>
          </table:table-cell>
          <table:table-cell table:style-name="ce10" table:formula="of:=[.E50]-[.E35]" office:value-type="float" office:value="0" calcext:value-type="float">
            <text:p>0</text:p>
          </table:table-cell>
          <table:table-cell table:style-name="ce10" table:formula="of:=[.F50]-[.F35]" office:value-type="float" office:value="0" calcext:value-type="float">
            <text:p>0</text:p>
          </table:table-cell>
          <table:table-cell table:style-name="ce10" table:formula="of:=[.G50]-[.G35]" office:value-type="float" office:value="0" calcext:value-type="float">
            <text:p>0</text:p>
          </table:table-cell>
          <table:table-cell table:style-name="ce10" table:formula="of:=[.H50]-[.H35]" office:value-type="float" office:value="0" calcext:value-type="float">
            <text:p>0</text:p>
          </table:table-cell>
          <table:table-cell table:style-name="ce10" table:formula="of:=[.I50]-[.I35]" office:value-type="float" office:value="0" calcext:value-type="float">
            <text:p>0</text:p>
          </table:table-cell>
          <table:table-cell table:style-name="ce10" table:formula="of:=[.J50]-[.J35]" office:value-type="float" office:value="0" calcext:value-type="float">
            <text:p>0</text:p>
          </table:table-cell>
          <table:table-cell table:style-name="ce19" table:formula="of:=[.K50]-[.K35]" office:value-type="float" office:value="0" calcext:value-type="float">
            <text:p>0</text:p>
          </table:table-cell>
          <table:table-cell/>
          <table:table-cell table:style-name="ce3" table:formula="of:=[.M62]+1" office:value-type="float" office:value="8" calcext:value-type="float">
            <text:p>8</text:p>
          </table:table-cell>
          <table:table-cell table:style-name="ce10" table:formula="of:=[.N50]-[.N35]" office:value-type="float" office:value="0" calcext:value-type="float">
            <text:p>0</text:p>
          </table:table-cell>
          <table:table-cell table:style-name="ce10" table:formula="of:=[.O50]-[.O35]" office:value-type="float" office:value="0" calcext:value-type="float">
            <text:p>0</text:p>
          </table:table-cell>
          <table:table-cell table:style-name="ce10" table:formula="of:=[.P50]-[.P35]" office:value-type="float" office:value="0" calcext:value-type="float">
            <text:p>0</text:p>
          </table:table-cell>
          <table:table-cell table:style-name="ce10" table:formula="of:=[.Q50]-[.Q35]" office:value-type="float" office:value="0" calcext:value-type="float">
            <text:p>0</text:p>
          </table:table-cell>
          <table:table-cell table:style-name="ce10" table:formula="of:=[.R50]-[.R35]" office:value-type="float" office:value="0" calcext:value-type="float">
            <text:p>0</text:p>
          </table:table-cell>
          <table:table-cell table:style-name="ce10" table:formula="of:=[.S50]-[.S35]" office:value-type="float" office:value="0" calcext:value-type="float">
            <text:p>0</text:p>
          </table:table-cell>
          <table:table-cell table:style-name="ce10" table:formula="of:=[.T50]-[.T35]" office:value-type="float" office:value="0" calcext:value-type="float">
            <text:p>0</text:p>
          </table:table-cell>
          <table:table-cell table:style-name="ce10" table:formula="of:=[.U50]-[.U35]" office:value-type="float" office:value="0" calcext:value-type="float">
            <text:p>0</text:p>
          </table:table-cell>
          <table:table-cell table:style-name="ce10" table:formula="of:=[.V50]-[.V35]" office:value-type="float" office:value="0" calcext:value-type="float">
            <text:p>0</text:p>
          </table:table-cell>
          <table:table-cell table:style-name="ce19" table:formula="of:=[.W50]-[.W3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table:formula="of:=[.A63]+1" office:value-type="float" office:value="9" calcext:value-type="float">
            <text:p>9</text:p>
          </table:table-cell>
          <table:table-cell table:style-name="ce11" table:formula="of:=[.B51]-[.B36]" office:value-type="float" office:value="0" calcext:value-type="float">
            <text:p>0</text:p>
          </table:table-cell>
          <table:table-cell table:style-name="ce11" table:formula="of:=[.C51]-[.C36]" office:value-type="float" office:value="0" calcext:value-type="float">
            <text:p>0</text:p>
          </table:table-cell>
          <table:table-cell table:style-name="ce11" table:formula="of:=[.D51]-[.D36]" office:value-type="float" office:value="0" calcext:value-type="float">
            <text:p>0</text:p>
          </table:table-cell>
          <table:table-cell table:style-name="ce11" table:formula="of:=[.E51]-[.E36]" office:value-type="float" office:value="0" calcext:value-type="float">
            <text:p>0</text:p>
          </table:table-cell>
          <table:table-cell table:style-name="ce11" table:formula="of:=[.F51]-[.F36]" office:value-type="float" office:value="0" calcext:value-type="float">
            <text:p>0</text:p>
          </table:table-cell>
          <table:table-cell table:style-name="ce11" table:formula="of:=[.G51]-[.G36]" office:value-type="float" office:value="0" calcext:value-type="float">
            <text:p>0</text:p>
          </table:table-cell>
          <table:table-cell table:style-name="ce11" table:formula="of:=[.H51]-[.H36]" office:value-type="float" office:value="0" calcext:value-type="float">
            <text:p>0</text:p>
          </table:table-cell>
          <table:table-cell table:style-name="ce11" table:formula="of:=[.I51]-[.I36]" office:value-type="float" office:value="0" calcext:value-type="float">
            <text:p>0</text:p>
          </table:table-cell>
          <table:table-cell table:style-name="ce11" table:formula="of:=[.J51]-[.J36]" office:value-type="float" office:value="0" calcext:value-type="float">
            <text:p>0</text:p>
          </table:table-cell>
          <table:table-cell table:style-name="ce20" table:formula="of:=[.K51]-[.K36]" office:value-type="float" office:value="0" calcext:value-type="float">
            <text:p>0</text:p>
          </table:table-cell>
          <table:table-cell/>
          <table:table-cell table:style-name="ce4" table:formula="of:=[.M63]+1" office:value-type="float" office:value="9" calcext:value-type="float">
            <text:p>9</text:p>
          </table:table-cell>
          <table:table-cell table:style-name="ce11" table:formula="of:=[.N51]-[.N36]" office:value-type="float" office:value="0" calcext:value-type="float">
            <text:p>0</text:p>
          </table:table-cell>
          <table:table-cell table:style-name="ce11" table:formula="of:=[.O51]-[.O36]" office:value-type="float" office:value="0" calcext:value-type="float">
            <text:p>0</text:p>
          </table:table-cell>
          <table:table-cell table:style-name="ce11" table:formula="of:=[.P51]-[.P36]" office:value-type="float" office:value="0" calcext:value-type="float">
            <text:p>0</text:p>
          </table:table-cell>
          <table:table-cell table:style-name="ce11" table:formula="of:=[.Q51]-[.Q36]" office:value-type="float" office:value="0" calcext:value-type="float">
            <text:p>0</text:p>
          </table:table-cell>
          <table:table-cell table:style-name="ce11" table:formula="of:=[.R51]-[.R36]" office:value-type="float" office:value="0" calcext:value-type="float">
            <text:p>0</text:p>
          </table:table-cell>
          <table:table-cell table:style-name="ce11" table:formula="of:=[.S51]-[.S36]" office:value-type="float" office:value="0" calcext:value-type="float">
            <text:p>0</text:p>
          </table:table-cell>
          <table:table-cell table:style-name="ce11" table:formula="of:=[.T51]-[.T36]" office:value-type="float" office:value="0" calcext:value-type="float">
            <text:p>0</text:p>
          </table:table-cell>
          <table:table-cell table:style-name="ce11" table:formula="of:=[.U51]-[.U36]" office:value-type="float" office:value="0" calcext:value-type="float">
            <text:p>0</text:p>
          </table:table-cell>
          <table:table-cell table:style-name="ce11" table:formula="of:=[.V51]-[.V36]" office:value-type="float" office:value="0" calcext:value-type="float">
            <text:p>0</text:p>
          </table:table-cell>
          <table:table-cell table:style-name="ce20" table:formula="of:=[.W51]-[.W36]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-Bijk" table:style-name="ta1">
        <table:table-column table:style-name="co1" table:default-cell-style-name="ce8"/>
        <table:table-column table:style-name="co2" table:number-columns-repeated="1023" table:default-cell-style-name="ce24"/>
        <table:table-row table:style-name="ro1" table:number-rows-repeated="2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26"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 table:style-name="ce30" table:formula="of:=[.B3]+1" office:value-type="float" office:value="1" calcext:value-type="float">
            <text:p>1</text:p>
          </table:table-cell>
          <table:table-cell table:style-name="ce30" table:formula="of:=[.C3]+1" office:value-type="float" office:value="2" calcext:value-type="float">
            <text:p>2</text:p>
          </table:table-cell>
          <table:table-cell table:style-name="ce30" table:formula="of:=[.D3]+1" office:value-type="float" office:value="3" calcext:value-type="float">
            <text:p>3</text:p>
          </table:table-cell>
          <table:table-cell table:style-name="ce30" table:formula="of:=[.E3]+1" office:value-type="float" office:value="4" calcext:value-type="float">
            <text:p>4</text:p>
          </table:table-cell>
          <table:table-cell table:style-name="ce30" table:formula="of:=[.F3]+1" office:value-type="float" office:value="5" calcext:value-type="float">
            <text:p>5</text:p>
          </table:table-cell>
          <table:table-cell table:style-name="ce30" table:formula="of:=[.G3]+1" office:value-type="float" office:value="6" calcext:value-type="float">
            <text:p>6</text:p>
          </table:table-cell>
          <table:table-cell table:style-name="ce30" table:formula="of:=[.H3]+1" office:value-type="float" office:value="7" calcext:value-type="float">
            <text:p>7</text:p>
          </table:table-cell>
          <table:table-cell table:style-name="ce30" table:formula="of:=[.I3]+1" office:value-type="float" office:value="8" calcext:value-type="float">
            <text:p>8</text:p>
          </table:table-cell>
          <table:table-cell table:style-name="ce31" table:formula="of:=[.J3]+1" office:value-type="float" office:value="9" calcext:value-type="float">
            <text:p>9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4]+1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5]+1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6]+1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7]+1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8]+1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9]+1" office:value-type="float" office:value="6" calcext:value-type="float">
            <text:p>6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0]+1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1]+1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4" table:formula="of:=[.A12]+1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26" office:value-type="string" calcext:value-type="string">
            <text:p>B</text:p>
          </table:table-cell>
          <table:table-cell table:style-name="ce2" office:value-type="float" office:value="0" calcext:value-type="float">
            <text:p>0</text:p>
          </table:table-cell>
          <table:table-cell table:style-name="ce30" table:formula="of:=[.B15]+1" office:value-type="float" office:value="1" calcext:value-type="float">
            <text:p>1</text:p>
          </table:table-cell>
          <table:table-cell table:style-name="ce30" table:formula="of:=[.C15]+1" office:value-type="float" office:value="2" calcext:value-type="float">
            <text:p>2</text:p>
          </table:table-cell>
          <table:table-cell table:style-name="ce30" table:formula="of:=[.D15]+1" office:value-type="float" office:value="3" calcext:value-type="float">
            <text:p>3</text:p>
          </table:table-cell>
          <table:table-cell table:style-name="ce30" table:formula="of:=[.E15]+1" office:value-type="float" office:value="4" calcext:value-type="float">
            <text:p>4</text:p>
          </table:table-cell>
          <table:table-cell table:style-name="ce30" table:formula="of:=[.F15]+1" office:value-type="float" office:value="5" calcext:value-type="float">
            <text:p>5</text:p>
          </table:table-cell>
          <table:table-cell table:style-name="ce30" table:formula="of:=[.G15]+1" office:value-type="float" office:value="6" calcext:value-type="float">
            <text:p>6</text:p>
          </table:table-cell>
          <table:table-cell table:style-name="ce30" table:formula="of:=[.H15]+1" office:value-type="float" office:value="7" calcext:value-type="float">
            <text:p>7</text:p>
          </table:table-cell>
          <table:table-cell table:style-name="ce30" table:formula="of:=[.I15]+1" office:value-type="float" office:value="8" calcext:value-type="float">
            <text:p>8</text:p>
          </table:table-cell>
          <table:table-cell table:style-name="ce31" table:formula="of:=[.J15]+1" office:value-type="float" office:value="9" calcext:value-type="float">
            <text:p>9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6]+1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7]+1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8]+1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19]+1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20]+1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21]+1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22]+1" office:value-type="float" office:value="7" calcext:value-type="float">
            <text:p>7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3" table:formula="of:=[.A23]+1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4" table:formula="of:=[.A24]+1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27" office:value-type="string" calcext:value-type="string">
            <text:p>Excel – verifiy results</text:p>
          </table:table-cell>
          <table:table-cell table:style-name="ce5" table:number-columns-repeated="50"/>
          <table:table-cell table:number-columns-repeated="973"/>
        </table:table-row>
        <table:table-row table:style-name="ro3">
          <table:table-cell table:style-name="ce26" office:value-type="string" calcext:value-type="string">
            <text:p>C<text:span text:style-name="T1">ijk</text:span></text:p>
          </table:table-cell>
          <table:table-cell table:style-name="ce2" office:value-type="float" office:value="0" calcext:value-type="float">
            <text:p>0</text:p>
          </table:table-cell>
          <table:table-cell table:style-name="ce30" table:formula="of:=[.B28]+1" office:value-type="float" office:value="1" calcext:value-type="float">
            <text:p>1</text:p>
          </table:table-cell>
          <table:table-cell table:style-name="ce30" table:formula="of:=[.C28]+1" office:value-type="float" office:value="2" calcext:value-type="float">
            <text:p>2</text:p>
          </table:table-cell>
          <table:table-cell table:style-name="ce30" table:formula="of:=[.D28]+1" office:value-type="float" office:value="3" calcext:value-type="float">
            <text:p>3</text:p>
          </table:table-cell>
          <table:table-cell table:style-name="ce30" table:formula="of:=[.E28]+1" office:value-type="float" office:value="4" calcext:value-type="float">
            <text:p>4</text:p>
          </table:table-cell>
          <table:table-cell table:style-name="ce30" table:formula="of:=[.F28]+1" office:value-type="float" office:value="5" calcext:value-type="float">
            <text:p>5</text:p>
          </table:table-cell>
          <table:table-cell table:style-name="ce30" table:formula="of:=[.G28]+1" office:value-type="float" office:value="6" calcext:value-type="float">
            <text:p>6</text:p>
          </table:table-cell>
          <table:table-cell table:style-name="ce30" table:formula="of:=[.H28]+1" office:value-type="float" office:value="7" calcext:value-type="float">
            <text:p>7</text:p>
          </table:table-cell>
          <table:table-cell table:style-name="ce30" table:formula="of:=[.I28]+1" office:value-type="float" office:value="8" calcext:value-type="float">
            <text:p>8</text:p>
          </table:table-cell>
          <table:table-cell table:style-name="ce31" table:formula="of:=[.J28]+1" office:value-type="float" office:value="9" calcext:value-type="float">
            <text:p>9</text:p>
          </table:table-cell>
          <table:table-cell table:style-name="ce5"/>
          <table:table-cell table:style-name="ce34" office:value-type="string" calcext:value-type="string" table:number-columns-spanned="3" table:number-rows-spanned="1">
            <text:p>Norm of C</text:p>
          </table:table-cell>
          <table:covered-table-cell table:style-name="ce37"/>
          <table:covered-table-cell table:style-name="ce40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8" table:formula="of:=([.B4]*[.$B$16]) + ([.C4]*[.$B$17]) + ([.D4]*[.$B$18]) + ([.E4]*[.$B$19]) + ([.F4]*[.$B$20]) + ([.G4]*[.$B$21]) + ([.H4]*[.$B$22]) +([.I4]*[.$B$23]) +([.J4]*[.$B$24]) +([.K4]*[.$B$25])" office:value-type="float" office:value="278" calcext:value-type="float">
            <text:p>278</text:p>
          </table:table-cell>
          <table:table-cell table:style-name="ce28" table:formula="of:=([.B4]*[.$C$16]) + ([.C4]*[.$C$17]) + ([.D4]*[.$C$18]) + ([.E4]*[.$C$19]) + ([.F4]*[.$C$20]) + ([.G4]*[.$C$21]) + ([.H4]*[.$C$22]) +([.I4]*[.$C$23]) +([.J4]*[.$C$24]) +([.K4]*[.$C$25])" office:value-type="float" office:value="357" calcext:value-type="float">
            <text:p>357</text:p>
          </table:table-cell>
          <table:table-cell table:style-name="ce28" table:formula="of:=([.B4]*[.$D$16]) + ([.C4]*[.$D$17]) + ([.D4]*[.$D$18]) + ([.E4]*[.$D$19]) + ([.F4]*[.$D$20]) + ([.G4]*[.$D$21]) + ([.H4]*[.$D$22]) +([.I4]*[.$D$23]) +([.J4]*[.$D$24]) +([.K4]*[.$D$25])" office:value-type="float" office:value="303" calcext:value-type="float">
            <text:p>303</text:p>
          </table:table-cell>
          <table:table-cell table:style-name="ce28" table:formula="of:=([.B4]*[.$E$16]) + ([.C4]*[.$E$17]) + ([.D4]*[.$E$18]) + ([.E4]*[.$E$19]) + ([.F4]*[.$E$20]) + ([.G4]*[.$E$21]) + ([.H4]*[.$E$22]) +([.I4]*[.$E$23]) +([.J4]*[.$E$24]) +([.K4]*[.$E$25])" office:value-type="float" office:value="377" calcext:value-type="float">
            <text:p>377</text:p>
          </table:table-cell>
          <table:table-cell table:style-name="ce28" table:formula="of:=([.B4]*[.$F$16]) + ([.C4]*[.$F$17]) + ([.D4]*[.$F$18]) + ([.E4]*[.$F$19]) + ([.F4]*[.$F$20]) + ([.G4]*[.$F$21]) + ([.H4]*[.$F$22]) +([.I4]*[.$F$23]) +([.J4]*[.$F$24]) +([.K4]*[.$F$25])" office:value-type="float" office:value="361" calcext:value-type="float">
            <text:p>361</text:p>
          </table:table-cell>
          <table:table-cell table:style-name="ce28" table:formula="of:=([.B4]*[.$G$16]) + ([.C4]*[.$G$17]) + ([.D4]*[.$G$18]) + ([.E4]*[.$G$19]) + ([.F4]*[.$G$20]) + ([.G4]*[.$G$21]) + ([.H4]*[.$G$22]) +([.I4]*[.$G$23]) +([.J4]*[.$G$24]) +([.K4]*[.$G$25])" office:value-type="float" office:value="261" calcext:value-type="float">
            <text:p>261</text:p>
          </table:table-cell>
          <table:table-cell table:style-name="ce28" table:formula="of:=([.B4]*[.$H$16]) + ([.C4]*[.$H$17]) + ([.D4]*[.$H$18]) + ([.E4]*[.$H$19]) + ([.F4]*[.$H$20]) + ([.G4]*[.$H$21]) + ([.H4]*[.$H$22]) +([.I4]*[.$H$23]) +([.J4]*[.$H$24]) +([.K4]*[.$H$25])" office:value-type="float" office:value="288" calcext:value-type="float">
            <text:p>288</text:p>
          </table:table-cell>
          <table:table-cell table:style-name="ce28" table:formula="of:=([.B4]*[.$I$16]) + ([.C4]*[.$I$17]) + ([.D4]*[.$I$18]) + ([.E4]*[.$I$19]) + ([.F4]*[.$I$20]) + ([.G4]*[.$I$21]) + ([.H4]*[.$I$22]) +([.I4]*[.$I$23]) +([.J4]*[.$I$24]) +([.K4]*[.$I$25])" office:value-type="float" office:value="251" calcext:value-type="float">
            <text:p>251</text:p>
          </table:table-cell>
          <table:table-cell table:style-name="ce28" table:formula="of:=([.B4]*[.$J$16]) + ([.C4]*[.$J$17]) + ([.D4]*[.$J$18]) + ([.E4]*[.$J$19]) + ([.F4]*[.$J$20]) + ([.G4]*[.$J$21]) + ([.H4]*[.$J$22]) +([.I4]*[.$J$23]) +([.J4]*[.$J$24]) +([.K4]*[.$J$25])" office:value-type="float" office:value="428" calcext:value-type="float">
            <text:p>428</text:p>
          </table:table-cell>
          <table:table-cell table:style-name="ce32" table:formula="of:=([.B4]*[.$K$16]) + ([.C4]*[.$K$17]) + ([.D4]*[.$K$18]) + ([.E4]*[.$K$19]) + ([.F4]*[.$K$20]) + ([.G4]*[.$K$21]) + ([.H4]*[.$K$22]) +([.I4]*[.$K$23]) +([.J4]*[.$K$24]) +([.K4]*[.$K$25])" office:value-type="float" office:value="372" calcext:value-type="float">
            <text:p>372</text:p>
          </table:table-cell>
          <table:table-cell table:style-name="ce5"/>
          <table:table-cell table:style-name="ce35" table:formula="of:=MAX([.B29:.K29])" office:value-type="float" office:value="428" calcext:value-type="float" table:number-columns-spanned="3" table:number-rows-spanned="1">
            <text:p>428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29]+1" office:value-type="float" office:value="1" calcext:value-type="float">
            <text:p>1</text:p>
          </table:table-cell>
          <table:table-cell table:style-name="ce28" table:formula="of:=([.B5]*[.$B$16]) + ([.C5]*[.$B$17]) + ([.D5]*[.$B$18]) + ([.E5]*[.$B$19]) + ([.F5]*[.$B$20]) + ([.G5]*[.$B$21]) + ([.H5]*[.$B$22]) +([.I5]*[.$B$23]) +([.J5]*[.$B$24]) +([.K5]*[.$B$25])" office:value-type="float" office:value="290" calcext:value-type="float">
            <text:p>290</text:p>
          </table:table-cell>
          <table:table-cell table:style-name="ce28" table:formula="of:=([.B5]*[.$C$16]) + ([.C5]*[.$C$17]) + ([.D5]*[.$C$18]) + ([.E5]*[.$C$19]) + ([.F5]*[.$C$20]) + ([.G5]*[.$C$21]) + ([.H5]*[.$C$22]) +([.I5]*[.$C$23]) +([.J5]*[.$C$24]) +([.K5]*[.$C$25])" office:value-type="float" office:value="323" calcext:value-type="float">
            <text:p>323</text:p>
          </table:table-cell>
          <table:table-cell table:style-name="ce28" table:formula="of:=([.B5]*[.$D$16]) + ([.C5]*[.$D$17]) + ([.D5]*[.$D$18]) + ([.E5]*[.$D$19]) + ([.F5]*[.$D$20]) + ([.G5]*[.$D$21]) + ([.H5]*[.$D$22]) +([.I5]*[.$D$23]) +([.J5]*[.$D$24]) +([.K5]*[.$D$25])" office:value-type="float" office:value="301" calcext:value-type="float">
            <text:p>301</text:p>
          </table:table-cell>
          <table:table-cell table:style-name="ce28" table:formula="of:=([.B5]*[.$E$16]) + ([.C5]*[.$E$17]) + ([.D5]*[.$E$18]) + ([.E5]*[.$E$19]) + ([.F5]*[.$E$20]) + ([.G5]*[.$E$21]) + ([.H5]*[.$E$22]) +([.I5]*[.$E$23]) +([.J5]*[.$E$24]) +([.K5]*[.$E$25])" office:value-type="float" office:value="264" calcext:value-type="float">
            <text:p>264</text:p>
          </table:table-cell>
          <table:table-cell table:style-name="ce28" table:formula="of:=([.B5]*[.$F$16]) + ([.C5]*[.$F$17]) + ([.D5]*[.$F$18]) + ([.E5]*[.$F$19]) + ([.F5]*[.$F$20]) + ([.G5]*[.$F$21]) + ([.H5]*[.$F$22]) +([.I5]*[.$F$23]) +([.J5]*[.$F$24]) +([.K5]*[.$F$25])" office:value-type="float" office:value="348" calcext:value-type="float">
            <text:p>348</text:p>
          </table:table-cell>
          <table:table-cell table:style-name="ce28" table:formula="of:=([.B5]*[.$G$16]) + ([.C5]*[.$G$17]) + ([.D5]*[.$G$18]) + ([.E5]*[.$G$19]) + ([.F5]*[.$G$20]) + ([.G5]*[.$G$21]) + ([.H5]*[.$G$22]) +([.I5]*[.$G$23]) +([.J5]*[.$G$24]) +([.K5]*[.$G$25])" office:value-type="float" office:value="268" calcext:value-type="float">
            <text:p>268</text:p>
          </table:table-cell>
          <table:table-cell table:style-name="ce28" table:formula="of:=([.B5]*[.$H$16]) + ([.C5]*[.$H$17]) + ([.D5]*[.$H$18]) + ([.E5]*[.$H$19]) + ([.F5]*[.$H$20]) + ([.G5]*[.$H$21]) + ([.H5]*[.$H$22]) +([.I5]*[.$H$23]) +([.J5]*[.$H$24]) +([.K5]*[.$H$25])" office:value-type="float" office:value="300" calcext:value-type="float">
            <text:p>300</text:p>
          </table:table-cell>
          <table:table-cell table:style-name="ce28" table:formula="of:=([.B5]*[.$I$16]) + ([.C5]*[.$I$17]) + ([.D5]*[.$I$18]) + ([.E5]*[.$I$19]) + ([.F5]*[.$I$20]) + ([.G5]*[.$I$21]) + ([.H5]*[.$I$22]) +([.I5]*[.$I$23]) +([.J5]*[.$I$24]) +([.K5]*[.$I$25])" office:value-type="float" office:value="248" calcext:value-type="float">
            <text:p>248</text:p>
          </table:table-cell>
          <table:table-cell table:style-name="ce28" table:formula="of:=([.B5]*[.$J$16]) + ([.C5]*[.$J$17]) + ([.D5]*[.$J$18]) + ([.E5]*[.$J$19]) + ([.F5]*[.$J$20]) + ([.G5]*[.$J$21]) + ([.H5]*[.$J$22]) +([.I5]*[.$J$23]) +([.J5]*[.$J$24]) +([.K5]*[.$J$25])" office:value-type="float" office:value="389" calcext:value-type="float">
            <text:p>389</text:p>
          </table:table-cell>
          <table:table-cell table:style-name="ce32" table:formula="of:=([.B5]*[.$K$16]) + ([.C5]*[.$K$17]) + ([.D5]*[.$K$18]) + ([.E5]*[.$K$19]) + ([.F5]*[.$K$20]) + ([.G5]*[.$K$21]) + ([.H5]*[.$K$22]) +([.I5]*[.$K$23]) +([.J5]*[.$K$24]) +([.K5]*[.$K$25])" office:value-type="float" office:value="355" calcext:value-type="float">
            <text:p>355</text:p>
          </table:table-cell>
          <table:table-cell table:style-name="ce5"/>
          <table:table-cell table:style-name="ce35" table:formula="of:=MAX([.B30:.K30])" office:value-type="float" office:value="389" calcext:value-type="float" table:number-columns-spanned="3" table:number-rows-spanned="1">
            <text:p>389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30]+1" office:value-type="float" office:value="2" calcext:value-type="float">
            <text:p>2</text:p>
          </table:table-cell>
          <table:table-cell table:style-name="ce28" table:formula="of:=([.B6]*[.$B$16]) + ([.C6]*[.$B$17]) + ([.D6]*[.$B$18]) + ([.E6]*[.$B$19]) + ([.F6]*[.$B$20]) + ([.G6]*[.$B$21]) + ([.H6]*[.$B$22]) +([.I6]*[.$B$23]) +([.J6]*[.$B$24]) +([.K6]*[.$B$25])" office:value-type="float" office:value="289" calcext:value-type="float">
            <text:p>289</text:p>
          </table:table-cell>
          <table:table-cell table:style-name="ce28" table:formula="of:=([.B6]*[.$C$16]) + ([.C6]*[.$C$17]) + ([.D6]*[.$C$18]) + ([.E6]*[.$C$19]) + ([.F6]*[.$C$20]) + ([.G6]*[.$C$21]) + ([.H6]*[.$C$22]) +([.I6]*[.$C$23]) +([.J6]*[.$C$24]) +([.K6]*[.$C$25])" office:value-type="float" office:value="342" calcext:value-type="float">
            <text:p>342</text:p>
          </table:table-cell>
          <table:table-cell table:style-name="ce28" table:formula="of:=([.B6]*[.$D$16]) + ([.C6]*[.$D$17]) + ([.D6]*[.$D$18]) + ([.E6]*[.$D$19]) + ([.F6]*[.$D$20]) + ([.G6]*[.$D$21]) + ([.H6]*[.$D$22]) +([.I6]*[.$D$23]) +([.J6]*[.$D$24]) +([.K6]*[.$D$25])" office:value-type="float" office:value="287" calcext:value-type="float">
            <text:p>287</text:p>
          </table:table-cell>
          <table:table-cell table:style-name="ce28" table:formula="of:=([.B6]*[.$E$16]) + ([.C6]*[.$E$17]) + ([.D6]*[.$E$18]) + ([.E6]*[.$E$19]) + ([.F6]*[.$E$20]) + ([.G6]*[.$E$21]) + ([.H6]*[.$E$22]) +([.I6]*[.$E$23]) +([.J6]*[.$E$24]) +([.K6]*[.$E$25])" office:value-type="float" office:value="316" calcext:value-type="float">
            <text:p>316</text:p>
          </table:table-cell>
          <table:table-cell table:style-name="ce28" table:formula="of:=([.B6]*[.$F$16]) + ([.C6]*[.$F$17]) + ([.D6]*[.$F$18]) + ([.E6]*[.$F$19]) + ([.F6]*[.$F$20]) + ([.G6]*[.$F$21]) + ([.H6]*[.$F$22]) +([.I6]*[.$F$23]) +([.J6]*[.$F$24]) +([.K6]*[.$F$25])" office:value-type="float" office:value="358" calcext:value-type="float">
            <text:p>358</text:p>
          </table:table-cell>
          <table:table-cell table:style-name="ce28" table:formula="of:=([.B6]*[.$G$16]) + ([.C6]*[.$G$17]) + ([.D6]*[.$G$18]) + ([.E6]*[.$G$19]) + ([.F6]*[.$G$20]) + ([.G6]*[.$G$21]) + ([.H6]*[.$G$22]) +([.I6]*[.$G$23]) +([.J6]*[.$G$24]) +([.K6]*[.$G$25])" office:value-type="float" office:value="263" calcext:value-type="float">
            <text:p>263</text:p>
          </table:table-cell>
          <table:table-cell table:style-name="ce28" table:formula="of:=([.B6]*[.$H$16]) + ([.C6]*[.$H$17]) + ([.D6]*[.$H$18]) + ([.E6]*[.$H$19]) + ([.F6]*[.$H$20]) + ([.G6]*[.$H$21]) + ([.H6]*[.$H$22]) +([.I6]*[.$H$23]) +([.J6]*[.$H$24]) +([.K6]*[.$H$25])" office:value-type="float" office:value="274" calcext:value-type="float">
            <text:p>274</text:p>
          </table:table-cell>
          <table:table-cell table:style-name="ce28" table:formula="of:=([.B6]*[.$I$16]) + ([.C6]*[.$I$17]) + ([.D6]*[.$I$18]) + ([.E6]*[.$I$19]) + ([.F6]*[.$I$20]) + ([.G6]*[.$I$21]) + ([.H6]*[.$I$22]) +([.I6]*[.$I$23]) +([.J6]*[.$I$24]) +([.K6]*[.$I$25])" office:value-type="float" office:value="268" calcext:value-type="float">
            <text:p>268</text:p>
          </table:table-cell>
          <table:table-cell table:style-name="ce28" table:formula="of:=([.B6]*[.$J$16]) + ([.C6]*[.$J$17]) + ([.D6]*[.$J$18]) + ([.E6]*[.$J$19]) + ([.F6]*[.$J$20]) + ([.G6]*[.$J$21]) + ([.H6]*[.$J$22]) +([.I6]*[.$J$23]) +([.J6]*[.$J$24]) +([.K6]*[.$J$25])" office:value-type="float" office:value="451" calcext:value-type="float">
            <text:p>451</text:p>
          </table:table-cell>
          <table:table-cell table:style-name="ce32" table:formula="of:=([.B6]*[.$K$16]) + ([.C6]*[.$K$17]) + ([.D6]*[.$K$18]) + ([.E6]*[.$K$19]) + ([.F6]*[.$K$20]) + ([.G6]*[.$K$21]) + ([.H6]*[.$K$22]) +([.I6]*[.$K$23]) +([.J6]*[.$K$24]) +([.K6]*[.$K$25])" office:value-type="float" office:value="385" calcext:value-type="float">
            <text:p>385</text:p>
          </table:table-cell>
          <table:table-cell table:style-name="ce5"/>
          <table:table-cell table:style-name="ce35" table:formula="of:=MAX([.B31:.K31])" office:value-type="float" office:value="451" calcext:value-type="float" table:number-columns-spanned="3" table:number-rows-spanned="1">
            <text:p>451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31]+1" office:value-type="float" office:value="3" calcext:value-type="float">
            <text:p>3</text:p>
          </table:table-cell>
          <table:table-cell table:style-name="ce28" table:formula="of:=([.B7]*[.$B$16]) + ([.C7]*[.$B$17]) + ([.D7]*[.$B$18]) + ([.E7]*[.$B$19]) + ([.F7]*[.$B$20]) + ([.G7]*[.$B$21]) + ([.H7]*[.$B$22]) +([.I7]*[.$B$23]) +([.J7]*[.$B$24]) +([.K7]*[.$B$25])" office:value-type="float" office:value="353" calcext:value-type="float">
            <text:p>353</text:p>
          </table:table-cell>
          <table:table-cell table:style-name="ce28" table:formula="of:=([.B7]*[.$C$16]) + ([.C7]*[.$C$17]) + ([.D7]*[.$C$18]) + ([.E7]*[.$C$19]) + ([.F7]*[.$C$20]) + ([.G7]*[.$C$21]) + ([.H7]*[.$C$22]) +([.I7]*[.$C$23]) +([.J7]*[.$C$24]) +([.K7]*[.$C$25])" office:value-type="float" office:value="323" calcext:value-type="float">
            <text:p>323</text:p>
          </table:table-cell>
          <table:table-cell table:style-name="ce28" table:formula="of:=([.B7]*[.$D$16]) + ([.C7]*[.$D$17]) + ([.D7]*[.$D$18]) + ([.E7]*[.$D$19]) + ([.F7]*[.$D$20]) + ([.G7]*[.$D$21]) + ([.H7]*[.$D$22]) +([.I7]*[.$D$23]) +([.J7]*[.$D$24]) +([.K7]*[.$D$25])" office:value-type="float" office:value="330" calcext:value-type="float">
            <text:p>330</text:p>
          </table:table-cell>
          <table:table-cell table:style-name="ce28" table:formula="of:=([.B7]*[.$E$16]) + ([.C7]*[.$E$17]) + ([.D7]*[.$E$18]) + ([.E7]*[.$E$19]) + ([.F7]*[.$E$20]) + ([.G7]*[.$E$21]) + ([.H7]*[.$E$22]) +([.I7]*[.$E$23]) +([.J7]*[.$E$24]) +([.K7]*[.$E$25])" office:value-type="float" office:value="400" calcext:value-type="float">
            <text:p>400</text:p>
          </table:table-cell>
          <table:table-cell table:style-name="ce28" table:formula="of:=([.B7]*[.$F$16]) + ([.C7]*[.$F$17]) + ([.D7]*[.$F$18]) + ([.E7]*[.$F$19]) + ([.F7]*[.$F$20]) + ([.G7]*[.$F$21]) + ([.H7]*[.$F$22]) +([.I7]*[.$F$23]) +([.J7]*[.$F$24]) +([.K7]*[.$F$25])" office:value-type="float" office:value="375" calcext:value-type="float">
            <text:p>375</text:p>
          </table:table-cell>
          <table:table-cell table:style-name="ce28" table:formula="of:=([.B7]*[.$G$16]) + ([.C7]*[.$G$17]) + ([.D7]*[.$G$18]) + ([.E7]*[.$G$19]) + ([.F7]*[.$G$20]) + ([.G7]*[.$G$21]) + ([.H7]*[.$G$22]) +([.I7]*[.$G$23]) +([.J7]*[.$G$24]) +([.K7]*[.$G$25])" office:value-type="float" office:value="295" calcext:value-type="float">
            <text:p>295</text:p>
          </table:table-cell>
          <table:table-cell table:style-name="ce28" table:formula="of:=([.B7]*[.$H$16]) + ([.C7]*[.$H$17]) + ([.D7]*[.$H$18]) + ([.E7]*[.$H$19]) + ([.F7]*[.$H$20]) + ([.G7]*[.$H$21]) + ([.H7]*[.$H$22]) +([.I7]*[.$H$23]) +([.J7]*[.$H$24]) +([.K7]*[.$H$25])" office:value-type="float" office:value="327" calcext:value-type="float">
            <text:p>327</text:p>
          </table:table-cell>
          <table:table-cell table:style-name="ce28" table:formula="of:=([.B7]*[.$I$16]) + ([.C7]*[.$I$17]) + ([.D7]*[.$I$18]) + ([.E7]*[.$I$19]) + ([.F7]*[.$I$20]) + ([.G7]*[.$I$21]) + ([.H7]*[.$I$22]) +([.I7]*[.$I$23]) +([.J7]*[.$I$24]) +([.K7]*[.$I$25])" office:value-type="float" office:value="276" calcext:value-type="float">
            <text:p>276</text:p>
          </table:table-cell>
          <table:table-cell table:style-name="ce28" table:formula="of:=([.B7]*[.$J$16]) + ([.C7]*[.$J$17]) + ([.D7]*[.$J$18]) + ([.E7]*[.$J$19]) + ([.F7]*[.$J$20]) + ([.G7]*[.$J$21]) + ([.H7]*[.$J$22]) +([.I7]*[.$J$23]) +([.J7]*[.$J$24]) +([.K7]*[.$J$25])" office:value-type="float" office:value="456" calcext:value-type="float">
            <text:p>456</text:p>
          </table:table-cell>
          <table:table-cell table:style-name="ce32" table:formula="of:=([.B7]*[.$K$16]) + ([.C7]*[.$K$17]) + ([.D7]*[.$K$18]) + ([.E7]*[.$K$19]) + ([.F7]*[.$K$20]) + ([.G7]*[.$K$21]) + ([.H7]*[.$K$22]) +([.I7]*[.$K$23]) +([.J7]*[.$K$24]) +([.K7]*[.$K$25])" office:value-type="float" office:value="348" calcext:value-type="float">
            <text:p>348</text:p>
          </table:table-cell>
          <table:table-cell table:style-name="ce5"/>
          <table:table-cell table:style-name="ce35" table:formula="of:=MAX([.B32:.K32])" office:value-type="float" office:value="456" calcext:value-type="float" table:number-columns-spanned="3" table:number-rows-spanned="1">
            <text:p>456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32]+1" office:value-type="float" office:value="4" calcext:value-type="float">
            <text:p>4</text:p>
          </table:table-cell>
          <table:table-cell table:style-name="ce28" table:formula="of:=([.B8]*[.$B$16]) + ([.C8]*[.$B$17]) + ([.D8]*[.$B$18]) + ([.E8]*[.$B$19]) + ([.F8]*[.$B$20]) + ([.G8]*[.$B$21]) + ([.H8]*[.$B$22]) +([.I8]*[.$B$23]) +([.J8]*[.$B$24]) +([.K8]*[.$B$25])" office:value-type="float" office:value="350" calcext:value-type="float">
            <text:p>350</text:p>
          </table:table-cell>
          <table:table-cell table:style-name="ce28" table:formula="of:=([.B8]*[.$C$16]) + ([.C8]*[.$C$17]) + ([.D8]*[.$C$18]) + ([.E8]*[.$C$19]) + ([.F8]*[.$C$20]) + ([.G8]*[.$C$21]) + ([.H8]*[.$C$22]) +([.I8]*[.$C$23]) +([.J8]*[.$C$24]) +([.K8]*[.$C$25])" office:value-type="float" office:value="344" calcext:value-type="float">
            <text:p>344</text:p>
          </table:table-cell>
          <table:table-cell table:style-name="ce28" table:formula="of:=([.B8]*[.$D$16]) + ([.C8]*[.$D$17]) + ([.D8]*[.$D$18]) + ([.E8]*[.$D$19]) + ([.F8]*[.$D$20]) + ([.G8]*[.$D$21]) + ([.H8]*[.$D$22]) +([.I8]*[.$D$23]) +([.J8]*[.$D$24]) +([.K8]*[.$D$25])" office:value-type="float" office:value="352" calcext:value-type="float">
            <text:p>352</text:p>
          </table:table-cell>
          <table:table-cell table:style-name="ce28" table:formula="of:=([.B8]*[.$E$16]) + ([.C8]*[.$E$17]) + ([.D8]*[.$E$18]) + ([.E8]*[.$E$19]) + ([.F8]*[.$E$20]) + ([.G8]*[.$E$21]) + ([.H8]*[.$E$22]) +([.I8]*[.$E$23]) +([.J8]*[.$E$24]) +([.K8]*[.$E$25])" office:value-type="float" office:value="406" calcext:value-type="float">
            <text:p>406</text:p>
          </table:table-cell>
          <table:table-cell table:style-name="ce28" table:formula="of:=([.B8]*[.$F$16]) + ([.C8]*[.$F$17]) + ([.D8]*[.$F$18]) + ([.E8]*[.$F$19]) + ([.F8]*[.$F$20]) + ([.G8]*[.$F$21]) + ([.H8]*[.$F$22]) +([.I8]*[.$F$23]) +([.J8]*[.$F$24]) +([.K8]*[.$F$25])" office:value-type="float" office:value="369" calcext:value-type="float">
            <text:p>369</text:p>
          </table:table-cell>
          <table:table-cell table:style-name="ce28" table:formula="of:=([.B8]*[.$G$16]) + ([.C8]*[.$G$17]) + ([.D8]*[.$G$18]) + ([.E8]*[.$G$19]) + ([.F8]*[.$G$20]) + ([.G8]*[.$G$21]) + ([.H8]*[.$G$22]) +([.I8]*[.$G$23]) +([.J8]*[.$G$24]) +([.K8]*[.$G$25])" office:value-type="float" office:value="266" calcext:value-type="float">
            <text:p>266</text:p>
          </table:table-cell>
          <table:table-cell table:style-name="ce28" table:formula="of:=([.B8]*[.$H$16]) + ([.C8]*[.$H$17]) + ([.D8]*[.$H$18]) + ([.E8]*[.$H$19]) + ([.F8]*[.$H$20]) + ([.G8]*[.$H$21]) + ([.H8]*[.$H$22]) +([.I8]*[.$H$23]) +([.J8]*[.$H$24]) +([.K8]*[.$H$25])" office:value-type="float" office:value="349" calcext:value-type="float">
            <text:p>349</text:p>
          </table:table-cell>
          <table:table-cell table:style-name="ce28" table:formula="of:=([.B8]*[.$I$16]) + ([.C8]*[.$I$17]) + ([.D8]*[.$I$18]) + ([.E8]*[.$I$19]) + ([.F8]*[.$I$20]) + ([.G8]*[.$I$21]) + ([.H8]*[.$I$22]) +([.I8]*[.$I$23]) +([.J8]*[.$I$24]) +([.K8]*[.$I$25])" office:value-type="float" office:value="236" calcext:value-type="float">
            <text:p>236</text:p>
          </table:table-cell>
          <table:table-cell table:style-name="ce28" table:formula="of:=([.B8]*[.$J$16]) + ([.C8]*[.$J$17]) + ([.D8]*[.$J$18]) + ([.E8]*[.$J$19]) + ([.F8]*[.$J$20]) + ([.G8]*[.$J$21]) + ([.H8]*[.$J$22]) +([.I8]*[.$J$23]) +([.J8]*[.$J$24]) +([.K8]*[.$J$25])" office:value-type="float" office:value="439" calcext:value-type="float">
            <text:p>439</text:p>
          </table:table-cell>
          <table:table-cell table:style-name="ce32" table:formula="of:=([.B8]*[.$K$16]) + ([.C8]*[.$K$17]) + ([.D8]*[.$K$18]) + ([.E8]*[.$K$19]) + ([.F8]*[.$K$20]) + ([.G8]*[.$K$21]) + ([.H8]*[.$K$22]) +([.I8]*[.$K$23]) +([.J8]*[.$K$24]) +([.K8]*[.$K$25])" office:value-type="float" office:value="340" calcext:value-type="float">
            <text:p>340</text:p>
          </table:table-cell>
          <table:table-cell table:style-name="ce5"/>
          <table:table-cell table:style-name="ce35" table:formula="of:=MAX([.B33:.K33])" office:value-type="float" office:value="439" calcext:value-type="float" table:number-columns-spanned="3" table:number-rows-spanned="1">
            <text:p>439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33]+1" office:value-type="float" office:value="5" calcext:value-type="float">
            <text:p>5</text:p>
          </table:table-cell>
          <table:table-cell table:style-name="ce28" table:formula="of:=([.B9]*[.$B$16]) + ([.C9]*[.$B$17]) + ([.D9]*[.$B$18]) + ([.E9]*[.$B$19]) + ([.F9]*[.$B$20]) + ([.G9]*[.$B$21]) + ([.H9]*[.$B$22]) +([.I9]*[.$B$23]) +([.J9]*[.$B$24]) +([.K9]*[.$B$25])" office:value-type="float" office:value="198" calcext:value-type="float">
            <text:p>198</text:p>
          </table:table-cell>
          <table:table-cell table:style-name="ce28" table:formula="of:=([.B9]*[.$C$16]) + ([.C9]*[.$C$17]) + ([.D9]*[.$C$18]) + ([.E9]*[.$C$19]) + ([.F9]*[.$C$20]) + ([.G9]*[.$C$21]) + ([.H9]*[.$C$22]) +([.I9]*[.$C$23]) +([.J9]*[.$C$24]) +([.K9]*[.$C$25])" office:value-type="float" office:value="196" calcext:value-type="float">
            <text:p>196</text:p>
          </table:table-cell>
          <table:table-cell table:style-name="ce28" table:formula="of:=([.B9]*[.$D$16]) + ([.C9]*[.$D$17]) + ([.D9]*[.$D$18]) + ([.E9]*[.$D$19]) + ([.F9]*[.$D$20]) + ([.G9]*[.$D$21]) + ([.H9]*[.$D$22]) +([.I9]*[.$D$23]) +([.J9]*[.$D$24]) +([.K9]*[.$D$25])" office:value-type="float" office:value="186" calcext:value-type="float">
            <text:p>186</text:p>
          </table:table-cell>
          <table:table-cell table:style-name="ce28" table:formula="of:=([.B9]*[.$E$16]) + ([.C9]*[.$E$17]) + ([.D9]*[.$E$18]) + ([.E9]*[.$E$19]) + ([.F9]*[.$E$20]) + ([.G9]*[.$E$21]) + ([.H9]*[.$E$22]) +([.I9]*[.$E$23]) +([.J9]*[.$E$24]) +([.K9]*[.$E$25])" office:value-type="float" office:value="254" calcext:value-type="float">
            <text:p>254</text:p>
          </table:table-cell>
          <table:table-cell table:style-name="ce28" table:formula="of:=([.B9]*[.$F$16]) + ([.C9]*[.$F$17]) + ([.D9]*[.$F$18]) + ([.E9]*[.$F$19]) + ([.F9]*[.$F$20]) + ([.G9]*[.$F$21]) + ([.H9]*[.$F$22]) +([.I9]*[.$F$23]) +([.J9]*[.$F$24]) +([.K9]*[.$F$25])" office:value-type="float" office:value="238" calcext:value-type="float">
            <text:p>238</text:p>
          </table:table-cell>
          <table:table-cell table:style-name="ce28" table:formula="of:=([.B9]*[.$G$16]) + ([.C9]*[.$G$17]) + ([.D9]*[.$G$18]) + ([.E9]*[.$G$19]) + ([.F9]*[.$G$20]) + ([.G9]*[.$G$21]) + ([.H9]*[.$G$22]) +([.I9]*[.$G$23]) +([.J9]*[.$G$24]) +([.K9]*[.$G$25])" office:value-type="float" office:value="205" calcext:value-type="float">
            <text:p>205</text:p>
          </table:table-cell>
          <table:table-cell table:style-name="ce28" table:formula="of:=([.B9]*[.$H$16]) + ([.C9]*[.$H$17]) + ([.D9]*[.$H$18]) + ([.E9]*[.$H$19]) + ([.F9]*[.$H$20]) + ([.G9]*[.$H$21]) + ([.H9]*[.$H$22]) +([.I9]*[.$H$23]) +([.J9]*[.$H$24]) +([.K9]*[.$H$25])" office:value-type="float" office:value="183" calcext:value-type="float">
            <text:p>183</text:p>
          </table:table-cell>
          <table:table-cell table:style-name="ce28" table:formula="of:=([.B9]*[.$I$16]) + ([.C9]*[.$I$17]) + ([.D9]*[.$I$18]) + ([.E9]*[.$I$19]) + ([.F9]*[.$I$20]) + ([.G9]*[.$I$21]) + ([.H9]*[.$I$22]) +([.I9]*[.$I$23]) +([.J9]*[.$I$24]) +([.K9]*[.$I$25])" office:value-type="float" office:value="196" calcext:value-type="float">
            <text:p>196</text:p>
          </table:table-cell>
          <table:table-cell table:style-name="ce28" table:formula="of:=([.B9]*[.$J$16]) + ([.C9]*[.$J$17]) + ([.D9]*[.$J$18]) + ([.E9]*[.$J$19]) + ([.F9]*[.$J$20]) + ([.G9]*[.$J$21]) + ([.H9]*[.$J$22]) +([.I9]*[.$J$23]) +([.J9]*[.$J$24]) +([.K9]*[.$J$25])" office:value-type="float" office:value="274" calcext:value-type="float">
            <text:p>274</text:p>
          </table:table-cell>
          <table:table-cell table:style-name="ce32" table:formula="of:=([.B9]*[.$K$16]) + ([.C9]*[.$K$17]) + ([.D9]*[.$K$18]) + ([.E9]*[.$K$19]) + ([.F9]*[.$K$20]) + ([.G9]*[.$K$21]) + ([.H9]*[.$K$22]) +([.I9]*[.$K$23]) +([.J9]*[.$K$24]) +([.K9]*[.$K$25])" office:value-type="float" office:value="253" calcext:value-type="float">
            <text:p>253</text:p>
          </table:table-cell>
          <table:table-cell table:style-name="ce5"/>
          <table:table-cell table:style-name="ce35" table:formula="of:=MAX([.B34:.K34])" office:value-type="float" office:value="274" calcext:value-type="float" table:number-columns-spanned="3" table:number-rows-spanned="1">
            <text:p>274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34]+1" office:value-type="float" office:value="6" calcext:value-type="float">
            <text:p>6</text:p>
          </table:table-cell>
          <table:table-cell table:style-name="ce28" table:formula="of:=([.B10]*[.$B$16]) + ([.C10]*[.$B$17]) + ([.D10]*[.$B$18]) + ([.E10]*[.$B$19]) + ([.F10]*[.$B$20]) + ([.G10]*[.$B$21]) + ([.H10]*[.$B$22]) +([.I10]*[.$B$23]) +([.J10]*[.$B$24]) +([.K10]*[.$B$25])" office:value-type="float" office:value="404" calcext:value-type="float">
            <text:p>404</text:p>
          </table:table-cell>
          <table:table-cell table:style-name="ce28" table:formula="of:=([.B10]*[.$C$16]) + ([.C10]*[.$C$17]) + ([.D10]*[.$C$18]) + ([.E10]*[.$C$19]) + ([.F10]*[.$C$20]) + ([.G10]*[.$C$21]) + ([.H10]*[.$C$22]) +([.I10]*[.$C$23]) +([.J10]*[.$C$24]) +([.K10]*[.$C$25])" office:value-type="float" office:value="413" calcext:value-type="float">
            <text:p>413</text:p>
          </table:table-cell>
          <table:table-cell table:style-name="ce28" table:formula="of:=([.B10]*[.$D$16]) + ([.C10]*[.$D$17]) + ([.D10]*[.$D$18]) + ([.E10]*[.$D$19]) + ([.F10]*[.$D$20]) + ([.G10]*[.$D$21]) + ([.H10]*[.$D$22]) +([.I10]*[.$D$23]) +([.J10]*[.$D$24]) +([.K10]*[.$D$25])" office:value-type="float" office:value="374" calcext:value-type="float">
            <text:p>374</text:p>
          </table:table-cell>
          <table:table-cell table:style-name="ce28" table:formula="of:=([.B10]*[.$E$16]) + ([.C10]*[.$E$17]) + ([.D10]*[.$E$18]) + ([.E10]*[.$E$19]) + ([.F10]*[.$E$20]) + ([.G10]*[.$E$21]) + ([.H10]*[.$E$22]) +([.I10]*[.$E$23]) +([.J10]*[.$E$24]) +([.K10]*[.$E$25])" office:value-type="float" office:value="427" calcext:value-type="float">
            <text:p>427</text:p>
          </table:table-cell>
          <table:table-cell table:style-name="ce28" table:formula="of:=([.B10]*[.$F$16]) + ([.C10]*[.$F$17]) + ([.D10]*[.$F$18]) + ([.E10]*[.$F$19]) + ([.F10]*[.$F$20]) + ([.G10]*[.$F$21]) + ([.H10]*[.$F$22]) +([.I10]*[.$F$23]) +([.J10]*[.$F$24]) +([.K10]*[.$F$25])" office:value-type="float" office:value="418" calcext:value-type="float">
            <text:p>418</text:p>
          </table:table-cell>
          <table:table-cell table:style-name="ce28" table:formula="of:=([.B10]*[.$G$16]) + ([.C10]*[.$G$17]) + ([.D10]*[.$G$18]) + ([.E10]*[.$G$19]) + ([.F10]*[.$G$20]) + ([.G10]*[.$G$21]) + ([.H10]*[.$G$22]) +([.I10]*[.$G$23]) +([.J10]*[.$G$24]) +([.K10]*[.$G$25])" office:value-type="float" office:value="319" calcext:value-type="float">
            <text:p>319</text:p>
          </table:table-cell>
          <table:table-cell table:style-name="ce28" table:formula="of:=([.B10]*[.$H$16]) + ([.C10]*[.$H$17]) + ([.D10]*[.$H$18]) + ([.E10]*[.$H$19]) + ([.F10]*[.$H$20]) + ([.G10]*[.$H$21]) + ([.H10]*[.$H$22]) +([.I10]*[.$H$23]) +([.J10]*[.$H$24]) +([.K10]*[.$H$25])" office:value-type="float" office:value="359" calcext:value-type="float">
            <text:p>359</text:p>
          </table:table-cell>
          <table:table-cell table:style-name="ce28" table:formula="of:=([.B10]*[.$I$16]) + ([.C10]*[.$I$17]) + ([.D10]*[.$I$18]) + ([.E10]*[.$I$19]) + ([.F10]*[.$I$20]) + ([.G10]*[.$I$21]) + ([.H10]*[.$I$22]) +([.I10]*[.$I$23]) +([.J10]*[.$I$24]) +([.K10]*[.$I$25])" office:value-type="float" office:value="306" calcext:value-type="float">
            <text:p>306</text:p>
          </table:table-cell>
          <table:table-cell table:style-name="ce28" table:formula="of:=([.B10]*[.$J$16]) + ([.C10]*[.$J$17]) + ([.D10]*[.$J$18]) + ([.E10]*[.$J$19]) + ([.F10]*[.$J$20]) + ([.G10]*[.$J$21]) + ([.H10]*[.$J$22]) +([.I10]*[.$J$23]) +([.J10]*[.$J$24]) +([.K10]*[.$J$25])" office:value-type="float" office:value="526" calcext:value-type="float">
            <text:p>526</text:p>
          </table:table-cell>
          <table:table-cell table:style-name="ce32" table:formula="of:=([.B10]*[.$K$16]) + ([.C10]*[.$K$17]) + ([.D10]*[.$K$18]) + ([.E10]*[.$K$19]) + ([.F10]*[.$K$20]) + ([.G10]*[.$K$21]) + ([.H10]*[.$K$22]) +([.I10]*[.$K$23]) +([.J10]*[.$K$24]) +([.K10]*[.$K$25])" office:value-type="float" office:value="445" calcext:value-type="float">
            <text:p>445</text:p>
          </table:table-cell>
          <table:table-cell table:style-name="ce5"/>
          <table:table-cell table:style-name="ce35" table:formula="of:=MAX([.B35:.K35])" office:value-type="float" office:value="526" calcext:value-type="float" table:number-columns-spanned="3" table:number-rows-spanned="1">
            <text:p>526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35]+1" office:value-type="float" office:value="7" calcext:value-type="float">
            <text:p>7</text:p>
          </table:table-cell>
          <table:table-cell table:style-name="ce28" table:formula="of:=([.B11]*[.$B$16]) + ([.C11]*[.$B$17]) + ([.D11]*[.$B$18]) + ([.E11]*[.$B$19]) + ([.F11]*[.$B$20]) + ([.G11]*[.$B$21]) + ([.H11]*[.$B$22]) +([.I11]*[.$B$23]) +([.J11]*[.$B$24]) +([.K11]*[.$B$25])" office:value-type="float" office:value="249" calcext:value-type="float">
            <text:p>249</text:p>
          </table:table-cell>
          <table:table-cell table:style-name="ce28" table:formula="of:=([.B11]*[.$C$16]) + ([.C11]*[.$C$17]) + ([.D11]*[.$C$18]) + ([.E11]*[.$C$19]) + ([.F11]*[.$C$20]) + ([.G11]*[.$C$21]) + ([.H11]*[.$C$22]) +([.I11]*[.$C$23]) +([.J11]*[.$C$24]) +([.K11]*[.$C$25])" office:value-type="float" office:value="295" calcext:value-type="float">
            <text:p>295</text:p>
          </table:table-cell>
          <table:table-cell table:style-name="ce28" table:formula="of:=([.B11]*[.$D$16]) + ([.C11]*[.$D$17]) + ([.D11]*[.$D$18]) + ([.E11]*[.$D$19]) + ([.F11]*[.$D$20]) + ([.G11]*[.$D$21]) + ([.H11]*[.$D$22]) +([.I11]*[.$D$23]) +([.J11]*[.$D$24]) +([.K11]*[.$D$25])" office:value-type="float" office:value="265" calcext:value-type="float">
            <text:p>265</text:p>
          </table:table-cell>
          <table:table-cell table:style-name="ce28" table:formula="of:=([.B11]*[.$E$16]) + ([.C11]*[.$E$17]) + ([.D11]*[.$E$18]) + ([.E11]*[.$E$19]) + ([.F11]*[.$E$20]) + ([.G11]*[.$E$21]) + ([.H11]*[.$E$22]) +([.I11]*[.$E$23]) +([.J11]*[.$E$24]) +([.K11]*[.$E$25])" office:value-type="float" office:value="301" calcext:value-type="float">
            <text:p>301</text:p>
          </table:table-cell>
          <table:table-cell table:style-name="ce28" table:formula="of:=([.B11]*[.$F$16]) + ([.C11]*[.$F$17]) + ([.D11]*[.$F$18]) + ([.E11]*[.$F$19]) + ([.F11]*[.$F$20]) + ([.G11]*[.$F$21]) + ([.H11]*[.$F$22]) +([.I11]*[.$F$23]) +([.J11]*[.$F$24]) +([.K11]*[.$F$25])" office:value-type="float" office:value="303" calcext:value-type="float">
            <text:p>303</text:p>
          </table:table-cell>
          <table:table-cell table:style-name="ce28" table:formula="of:=([.B11]*[.$G$16]) + ([.C11]*[.$G$17]) + ([.D11]*[.$G$18]) + ([.E11]*[.$G$19]) + ([.F11]*[.$G$20]) + ([.G11]*[.$G$21]) + ([.H11]*[.$G$22]) +([.I11]*[.$G$23]) +([.J11]*[.$G$24]) +([.K11]*[.$G$25])" office:value-type="float" office:value="218" calcext:value-type="float">
            <text:p>218</text:p>
          </table:table-cell>
          <table:table-cell table:style-name="ce28" table:formula="of:=([.B11]*[.$H$16]) + ([.C11]*[.$H$17]) + ([.D11]*[.$H$18]) + ([.E11]*[.$H$19]) + ([.F11]*[.$H$20]) + ([.G11]*[.$H$21]) + ([.H11]*[.$H$22]) +([.I11]*[.$H$23]) +([.J11]*[.$H$24]) +([.K11]*[.$H$25])" office:value-type="float" office:value="269" calcext:value-type="float">
            <text:p>269</text:p>
          </table:table-cell>
          <table:table-cell table:style-name="ce28" table:formula="of:=([.B11]*[.$I$16]) + ([.C11]*[.$I$17]) + ([.D11]*[.$I$18]) + ([.E11]*[.$I$19]) + ([.F11]*[.$I$20]) + ([.G11]*[.$I$21]) + ([.H11]*[.$I$22]) +([.I11]*[.$I$23]) +([.J11]*[.$I$24]) +([.K11]*[.$I$25])" office:value-type="float" office:value="223" calcext:value-type="float">
            <text:p>223</text:p>
          </table:table-cell>
          <table:table-cell table:style-name="ce28" table:formula="of:=([.B11]*[.$J$16]) + ([.C11]*[.$J$17]) + ([.D11]*[.$J$18]) + ([.E11]*[.$J$19]) + ([.F11]*[.$J$20]) + ([.G11]*[.$J$21]) + ([.H11]*[.$J$22]) +([.I11]*[.$J$23]) +([.J11]*[.$J$24]) +([.K11]*[.$J$25])" office:value-type="float" office:value="341" calcext:value-type="float">
            <text:p>341</text:p>
          </table:table-cell>
          <table:table-cell table:style-name="ce32" table:formula="of:=([.B11]*[.$K$16]) + ([.C11]*[.$K$17]) + ([.D11]*[.$K$18]) + ([.E11]*[.$K$19]) + ([.F11]*[.$K$20]) + ([.G11]*[.$K$21]) + ([.H11]*[.$K$22]) +([.I11]*[.$K$23]) +([.J11]*[.$K$24]) +([.K11]*[.$K$25])" office:value-type="float" office:value="301" calcext:value-type="float">
            <text:p>301</text:p>
          </table:table-cell>
          <table:table-cell table:style-name="ce5"/>
          <table:table-cell table:style-name="ce35" table:formula="of:=MAX([.B36:.K36])" office:value-type="float" office:value="341" calcext:value-type="float" table:number-columns-spanned="3" table:number-rows-spanned="1">
            <text:p>341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36]+1" office:value-type="float" office:value="8" calcext:value-type="float">
            <text:p>8</text:p>
          </table:table-cell>
          <table:table-cell table:style-name="ce28" table:formula="of:=([.B12]*[.$B$16]) + ([.C12]*[.$B$17]) + ([.D12]*[.$B$18]) + ([.E12]*[.$B$19]) + ([.F12]*[.$B$20]) + ([.G12]*[.$B$21]) + ([.H12]*[.$B$22]) +([.I12]*[.$B$23]) +([.J12]*[.$B$24]) +([.K12]*[.$B$25])" office:value-type="float" office:value="405" calcext:value-type="float">
            <text:p>405</text:p>
          </table:table-cell>
          <table:table-cell table:style-name="ce28" table:formula="of:=([.B12]*[.$C$16]) + ([.C12]*[.$C$17]) + ([.D12]*[.$C$18]) + ([.E12]*[.$C$19]) + ([.F12]*[.$C$20]) + ([.G12]*[.$C$21]) + ([.H12]*[.$C$22]) +([.I12]*[.$C$23]) +([.J12]*[.$C$24]) +([.K12]*[.$C$25])" office:value-type="float" office:value="408" calcext:value-type="float">
            <text:p>408</text:p>
          </table:table-cell>
          <table:table-cell table:style-name="ce28" table:formula="of:=([.B12]*[.$D$16]) + ([.C12]*[.$D$17]) + ([.D12]*[.$D$18]) + ([.E12]*[.$D$19]) + ([.F12]*[.$D$20]) + ([.G12]*[.$D$21]) + ([.H12]*[.$D$22]) +([.I12]*[.$D$23]) +([.J12]*[.$D$24]) +([.K12]*[.$D$25])" office:value-type="float" office:value="342" calcext:value-type="float">
            <text:p>342</text:p>
          </table:table-cell>
          <table:table-cell table:style-name="ce28" table:formula="of:=([.B12]*[.$E$16]) + ([.C12]*[.$E$17]) + ([.D12]*[.$E$18]) + ([.E12]*[.$E$19]) + ([.F12]*[.$E$20]) + ([.G12]*[.$E$21]) + ([.H12]*[.$E$22]) +([.I12]*[.$E$23]) +([.J12]*[.$E$24]) +([.K12]*[.$E$25])" office:value-type="float" office:value="418" calcext:value-type="float">
            <text:p>418</text:p>
          </table:table-cell>
          <table:table-cell table:style-name="ce28" table:formula="of:=([.B12]*[.$F$16]) + ([.C12]*[.$F$17]) + ([.D12]*[.$F$18]) + ([.E12]*[.$F$19]) + ([.F12]*[.$F$20]) + ([.G12]*[.$F$21]) + ([.H12]*[.$F$22]) +([.I12]*[.$F$23]) +([.J12]*[.$F$24]) +([.K12]*[.$F$25])" office:value-type="float" office:value="463" calcext:value-type="float">
            <text:p>463</text:p>
          </table:table-cell>
          <table:table-cell table:style-name="ce28" table:formula="of:=([.B12]*[.$G$16]) + ([.C12]*[.$G$17]) + ([.D12]*[.$G$18]) + ([.E12]*[.$G$19]) + ([.F12]*[.$G$20]) + ([.G12]*[.$G$21]) + ([.H12]*[.$G$22]) +([.I12]*[.$G$23]) +([.J12]*[.$G$24]) +([.K12]*[.$G$25])" office:value-type="float" office:value="360" calcext:value-type="float">
            <text:p>360</text:p>
          </table:table-cell>
          <table:table-cell table:style-name="ce28" table:formula="of:=([.B12]*[.$H$16]) + ([.C12]*[.$H$17]) + ([.D12]*[.$H$18]) + ([.E12]*[.$H$19]) + ([.F12]*[.$H$20]) + ([.G12]*[.$H$21]) + ([.H12]*[.$H$22]) +([.I12]*[.$H$23]) +([.J12]*[.$H$24]) +([.K12]*[.$H$25])" office:value-type="float" office:value="336" calcext:value-type="float">
            <text:p>336</text:p>
          </table:table-cell>
          <table:table-cell table:style-name="ce28" table:formula="of:=([.B12]*[.$I$16]) + ([.C12]*[.$I$17]) + ([.D12]*[.$I$18]) + ([.E12]*[.$I$19]) + ([.F12]*[.$I$20]) + ([.G12]*[.$I$21]) + ([.H12]*[.$I$22]) +([.I12]*[.$I$23]) +([.J12]*[.$I$24]) +([.K12]*[.$I$25])" office:value-type="float" office:value="329" calcext:value-type="float">
            <text:p>329</text:p>
          </table:table-cell>
          <table:table-cell table:style-name="ce28" table:formula="of:=([.B12]*[.$J$16]) + ([.C12]*[.$J$17]) + ([.D12]*[.$J$18]) + ([.E12]*[.$J$19]) + ([.F12]*[.$J$20]) + ([.G12]*[.$J$21]) + ([.H12]*[.$J$22]) +([.I12]*[.$J$23]) +([.J12]*[.$J$24]) +([.K12]*[.$J$25])" office:value-type="float" office:value="535" calcext:value-type="float">
            <text:p>535</text:p>
          </table:table-cell>
          <table:table-cell table:style-name="ce32" table:formula="of:=([.B12]*[.$K$16]) + ([.C12]*[.$K$17]) + ([.D12]*[.$K$18]) + ([.E12]*[.$K$19]) + ([.F12]*[.$K$20]) + ([.G12]*[.$K$21]) + ([.H12]*[.$K$22]) +([.I12]*[.$K$23]) +([.J12]*[.$K$24]) +([.K12]*[.$K$25])" office:value-type="float" office:value="463" calcext:value-type="float">
            <text:p>463</text:p>
          </table:table-cell>
          <table:table-cell table:style-name="ce5"/>
          <table:table-cell table:style-name="ce35" table:formula="of:=MAX([.B37:.K37])" office:value-type="float" office:value="535" calcext:value-type="float" table:number-columns-spanned="3" table:number-rows-spanned="1">
            <text:p>535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4" table:formula="of:=[.A37]+1" office:value-type="float" office:value="9" calcext:value-type="float">
            <text:p>9</text:p>
          </table:table-cell>
          <table:table-cell table:style-name="ce29" table:formula="of:=([.B13]*[.$B$16]) + ([.C13]*[.$B$17]) + ([.D13]*[.$B$18]) + ([.E13]*[.$B$19]) + ([.F13]*[.$B$20]) + ([.G13]*[.$B$21]) + ([.H13]*[.$B$22]) +([.I13]*[.$B$23]) +([.J13]*[.$B$24]) +([.K13]*[.$B$25])" office:value-type="float" office:value="413" calcext:value-type="float">
            <text:p>413</text:p>
          </table:table-cell>
          <table:table-cell table:style-name="ce29" table:formula="of:=([.B13]*[.$C$16]) + ([.C13]*[.$C$17]) + ([.D13]*[.$C$18]) + ([.E13]*[.$C$19]) + ([.F13]*[.$C$20]) + ([.G13]*[.$C$21]) + ([.H13]*[.$C$22]) +([.I13]*[.$C$23]) +([.J13]*[.$C$24]) +([.K13]*[.$C$25])" office:value-type="float" office:value="381" calcext:value-type="float">
            <text:p>381</text:p>
          </table:table-cell>
          <table:table-cell table:style-name="ce29" table:formula="of:=([.B13]*[.$D$16]) + ([.C13]*[.$D$17]) + ([.D13]*[.$D$18]) + ([.E13]*[.$D$19]) + ([.F13]*[.$D$20]) + ([.G13]*[.$D$21]) + ([.H13]*[.$D$22]) +([.I13]*[.$D$23]) +([.J13]*[.$D$24]) +([.K13]*[.$D$25])" office:value-type="float" office:value="345" calcext:value-type="float">
            <text:p>345</text:p>
          </table:table-cell>
          <table:table-cell table:style-name="ce29" table:formula="of:=([.B13]*[.$E$16]) + ([.C13]*[.$E$17]) + ([.D13]*[.$E$18]) + ([.E13]*[.$E$19]) + ([.F13]*[.$E$20]) + ([.G13]*[.$E$21]) + ([.H13]*[.$E$22]) +([.I13]*[.$E$23]) +([.J13]*[.$E$24]) +([.K13]*[.$E$25])" office:value-type="float" office:value="429" calcext:value-type="float">
            <text:p>429</text:p>
          </table:table-cell>
          <table:table-cell table:style-name="ce29" table:formula="of:=([.B13]*[.$F$16]) + ([.C13]*[.$F$17]) + ([.D13]*[.$F$18]) + ([.E13]*[.$F$19]) + ([.F13]*[.$F$20]) + ([.G13]*[.$F$21]) + ([.H13]*[.$F$22]) +([.I13]*[.$F$23]) +([.J13]*[.$F$24]) +([.K13]*[.$F$25])" office:value-type="float" office:value="379" calcext:value-type="float">
            <text:p>379</text:p>
          </table:table-cell>
          <table:table-cell table:style-name="ce29" table:formula="of:=([.B13]*[.$G$16]) + ([.C13]*[.$G$17]) + ([.D13]*[.$G$18]) + ([.E13]*[.$G$19]) + ([.F13]*[.$G$20]) + ([.G13]*[.$G$21]) + ([.H13]*[.$G$22]) +([.I13]*[.$G$23]) +([.J13]*[.$G$24]) +([.K13]*[.$G$25])" office:value-type="float" office:value="345" calcext:value-type="float">
            <text:p>345</text:p>
          </table:table-cell>
          <table:table-cell table:style-name="ce29" table:formula="of:=([.B13]*[.$H$16]) + ([.C13]*[.$H$17]) + ([.D13]*[.$H$18]) + ([.E13]*[.$H$19]) + ([.F13]*[.$H$20]) + ([.G13]*[.$H$21]) + ([.H13]*[.$H$22]) +([.I13]*[.$H$23]) +([.J13]*[.$H$24]) +([.K13]*[.$H$25])" office:value-type="float" office:value="287" calcext:value-type="float">
            <text:p>287</text:p>
          </table:table-cell>
          <table:table-cell table:style-name="ce29" table:formula="of:=([.B13]*[.$I$16]) + ([.C13]*[.$I$17]) + ([.D13]*[.$I$18]) + ([.E13]*[.$I$19]) + ([.F13]*[.$I$20]) + ([.G13]*[.$I$21]) + ([.H13]*[.$I$22]) +([.I13]*[.$I$23]) +([.J13]*[.$I$24]) +([.K13]*[.$I$25])" office:value-type="float" office:value="272" calcext:value-type="float">
            <text:p>272</text:p>
          </table:table-cell>
          <table:table-cell table:style-name="ce29" table:formula="of:=([.B13]*[.$J$16]) + ([.C13]*[.$J$17]) + ([.D13]*[.$J$18]) + ([.E13]*[.$J$19]) + ([.F13]*[.$J$20]) + ([.G13]*[.$J$21]) + ([.H13]*[.$J$22]) +([.I13]*[.$J$23]) +([.J13]*[.$J$24]) +([.K13]*[.$J$25])" office:value-type="float" office:value="525" calcext:value-type="float">
            <text:p>525</text:p>
          </table:table-cell>
          <table:table-cell table:style-name="ce33" table:formula="of:=([.B13]*[.$K$16]) + ([.C13]*[.$K$17]) + ([.D13]*[.$K$18]) + ([.E13]*[.$K$19]) + ([.F13]*[.$K$20]) + ([.G13]*[.$K$21]) + ([.H13]*[.$K$22]) +([.I13]*[.$K$23]) +([.J13]*[.$K$24]) +([.K13]*[.$K$25])" office:value-type="float" office:value="412" calcext:value-type="float">
            <text:p>412</text:p>
          </table:table-cell>
          <table:table-cell table:style-name="ce5"/>
          <table:table-cell table:style-name="ce36" table:formula="of:=MAX([.B38:.K38])" office:value-type="float" office:value="525" calcext:value-type="float" table:number-columns-spanned="3" table:number-rows-spanned="1">
            <text:p>525</text:p>
          </table:table-cell>
          <table:covered-table-cell table:style-name="ce39"/>
          <table:covered-table-cell table:style-name="ce42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27" office:value-type="string" calcext:value-type="string">
            <text:p>Program – calculate results</text:p>
          </table:table-cell>
          <table:table-cell table:style-name="ce5" table:number-columns-repeated="50"/>
          <table:table-cell table:number-columns-repeated="973"/>
        </table:table-row>
        <table:table-row table:style-name="ro1">
          <table:table-cell table:style-name="ce26" office:value-type="string" calcext:value-type="string">
            <text:p>C<text:span text:style-name="T1">ijk</text:span></text:p>
          </table:table-cell>
          <table:table-cell table:style-name="ce2" office:value-type="float" office:value="0" calcext:value-type="float">
            <text:p>0</text:p>
          </table:table-cell>
          <table:table-cell table:style-name="ce30" table:formula="of:=[.B40]+1" office:value-type="float" office:value="1" calcext:value-type="float">
            <text:p>1</text:p>
          </table:table-cell>
          <table:table-cell table:style-name="ce30" table:formula="of:=[.C40]+1" office:value-type="float" office:value="2" calcext:value-type="float">
            <text:p>2</text:p>
          </table:table-cell>
          <table:table-cell table:style-name="ce30" table:formula="of:=[.D40]+1" office:value-type="float" office:value="3" calcext:value-type="float">
            <text:p>3</text:p>
          </table:table-cell>
          <table:table-cell table:style-name="ce30" table:formula="of:=[.E40]+1" office:value-type="float" office:value="4" calcext:value-type="float">
            <text:p>4</text:p>
          </table:table-cell>
          <table:table-cell table:style-name="ce30" table:formula="of:=[.F40]+1" office:value-type="float" office:value="5" calcext:value-type="float">
            <text:p>5</text:p>
          </table:table-cell>
          <table:table-cell table:style-name="ce30" table:formula="of:=[.G40]+1" office:value-type="float" office:value="6" calcext:value-type="float">
            <text:p>6</text:p>
          </table:table-cell>
          <table:table-cell table:style-name="ce30" table:formula="of:=[.H40]+1" office:value-type="float" office:value="7" calcext:value-type="float">
            <text:p>7</text:p>
          </table:table-cell>
          <table:table-cell table:style-name="ce30" table:formula="of:=[.I40]+1" office:value-type="float" office:value="8" calcext:value-type="float">
            <text:p>8</text:p>
          </table:table-cell>
          <table:table-cell table:style-name="ce31" table:formula="of:=[.J40]+1" office:value-type="float" office:value="9" calcext:value-type="float">
            <text:p>9</text:p>
          </table:table-cell>
          <table:table-cell table:style-name="ce5"/>
          <table:table-cell table:style-name="ce34" office:value-type="string" calcext:value-type="string" table:number-columns-spanned="3" table:number-rows-spanned="1">
            <text:p>Norm of C</text:p>
          </table:table-cell>
          <table:covered-table-cell table:style-name="ce37"/>
          <table:covered-table-cell table:style-name="ce40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59" calcext:value-type="float">
            <text:p>359</text:p>
          </table:table-cell>
          <table:table-cell table:style-name="ce32" office:value-type="float" office:value="402" calcext:value-type="float">
            <text:p>402</text:p>
          </table:table-cell>
          <table:table-cell table:style-name="ce5"/>
          <table:table-cell table:style-name="ce35" table:formula="of:=MAX([.B41:.K41])" office:value-type="float" office:value="404" calcext:value-type="float" table:number-columns-spanned="3" table:number-rows-spanned="1">
            <text:p>404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41]+1" office:value-type="float" office:value="1" calcext:value-type="float">
            <text:p>1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91" calcext:value-type="float">
            <text:p>291</text:p>
          </table:table-cell>
          <table:table-cell table:style-name="ce32" office:value-type="float" office:value="354" calcext:value-type="float">
            <text:p>354</text:p>
          </table:table-cell>
          <table:table-cell table:style-name="ce5"/>
          <table:table-cell table:style-name="ce35" table:formula="of:=MAX([.B42:.K42])" office:value-type="float" office:value="365" calcext:value-type="float" table:number-columns-spanned="3" table:number-rows-spanned="1">
            <text:p>365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42]+1" office:value-type="float" office:value="2" calcext:value-type="float">
            <text:p>2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35" calcext:value-type="float">
            <text:p>335</text:p>
          </table:table-cell>
          <table:table-cell table:style-name="ce32" office:value-type="float" office:value="368" calcext:value-type="float">
            <text:p>368</text:p>
          </table:table-cell>
          <table:table-cell table:style-name="ce5"/>
          <table:table-cell table:style-name="ce35" table:formula="of:=MAX([.B43:.K43])" office:value-type="float" office:value="373" calcext:value-type="float" table:number-columns-spanned="3" table:number-rows-spanned="1">
            <text:p>373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43]+1" office:value-type="float" office:value="3" calcext:value-type="float">
            <text:p>3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418" calcext:value-type="float">
            <text:p>418</text:p>
          </table:table-cell>
          <table:table-cell table:number-columns-repeated="2" table:style-name="ce28" office:value-type="float" office:value="299" calcext:value-type="float">
            <text:p>299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335" calcext:value-type="float">
            <text:p>335</text:p>
          </table:table-cell>
          <table:table-cell table:style-name="ce32" office:value-type="float" office:value="418" calcext:value-type="float">
            <text:p>418</text:p>
          </table:table-cell>
          <table:table-cell table:style-name="ce5"/>
          <table:table-cell table:style-name="ce35" table:formula="of:=MAX([.B44:.K44])" office:value-type="float" office:value="418" calcext:value-type="float" table:number-columns-spanned="3" table:number-rows-spanned="1">
            <text:p>418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44]+1" office:value-type="float" office:value="4" calcext:value-type="float">
            <text:p>4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53" calcext:value-type="float">
            <text:p>353</text:p>
          </table:table-cell>
          <table:table-cell table:style-name="ce32" office:value-type="float" office:value="411" calcext:value-type="float">
            <text:p>411</text:p>
          </table:table-cell>
          <table:table-cell table:style-name="ce5"/>
          <table:table-cell table:style-name="ce35" table:formula="of:=MAX([.B45:.K45])" office:value-type="float" office:value="418" calcext:value-type="float" table:number-columns-spanned="3" table:number-rows-spanned="1">
            <text:p>418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45]+1" office:value-type="float" office:value="5" calcext:value-type="float">
            <text:p>5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17" calcext:value-type="float">
            <text:p>217</text:p>
          </table:table-cell>
          <table:table-cell table:style-name="ce32" office:value-type="float" office:value="308" calcext:value-type="float">
            <text:p>308</text:p>
          </table:table-cell>
          <table:table-cell table:style-name="ce5"/>
          <table:table-cell table:style-name="ce35" table:formula="of:=MAX([.B46:.K46])" office:value-type="float" office:value="308" calcext:value-type="float" table:number-columns-spanned="3" table:number-rows-spanned="1">
            <text:p>308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46]+1" office:value-type="float" office:value="6" calcext:value-type="float">
            <text:p>6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71" calcext:value-type="float">
            <text:p>371</text:p>
          </table:table-cell>
          <table:table-cell table:style-name="ce32" office:value-type="float" office:value="451" calcext:value-type="float">
            <text:p>451</text:p>
          </table:table-cell>
          <table:table-cell table:style-name="ce5"/>
          <table:table-cell table:style-name="ce35" table:formula="of:=MAX([.B47:.K47])" office:value-type="float" office:value="451" calcext:value-type="float" table:number-columns-spanned="3" table:number-rows-spanned="1">
            <text:p>451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47]+1" office:value-type="float" office:value="7" calcext:value-type="float">
            <text:p>7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76" calcext:value-type="float">
            <text:p>276</text:p>
          </table:table-cell>
          <table:table-cell table:style-name="ce32" office:value-type="float" office:value="333" calcext:value-type="float">
            <text:p>333</text:p>
          </table:table-cell>
          <table:table-cell table:style-name="ce5"/>
          <table:table-cell table:style-name="ce35" table:formula="of:=MAX([.B48:.K48])" office:value-type="float" office:value="333" calcext:value-type="float" table:number-columns-spanned="3" table:number-rows-spanned="1">
            <text:p>333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3" table:formula="of:=[.A48]+1" office:value-type="float" office:value="8" calcext:value-type="float">
            <text:p>8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402" calcext:value-type="float">
            <text:p>402</text:p>
          </table:table-cell>
          <table:table-cell table:style-name="ce32" office:value-type="float" office:value="521" calcext:value-type="float">
            <text:p>521</text:p>
          </table:table-cell>
          <table:table-cell table:style-name="ce5"/>
          <table:table-cell table:style-name="ce35" table:formula="of:=MAX([.B49:.K49])" office:value-type="float" office:value="521" calcext:value-type="float" table:number-columns-spanned="3" table:number-rows-spanned="1">
            <text:p>521</text:p>
          </table:table-cell>
          <table:covered-table-cell table:style-name="ce38"/>
          <table:covered-table-cell table:style-name="ce41"/>
          <table:table-cell table:style-name="ce5" table:number-columns-repeated="36"/>
          <table:table-cell table:number-columns-repeated="973"/>
        </table:table-row>
        <table:table-row table:style-name="ro1">
          <table:table-cell table:style-name="ce4" table:formula="of:=[.A49]+1" office:value-type="float" office:value="9" calcext:value-type="float">
            <text:p>9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86" calcext:value-type="float">
            <text:p>386</text:p>
          </table:table-cell>
          <table:table-cell table:style-name="ce33" office:value-type="float" office:value="420" calcext:value-type="float">
            <text:p>420</text:p>
          </table:table-cell>
          <table:table-cell table:style-name="ce5"/>
          <table:table-cell table:style-name="ce36" table:formula="of:=MAX([.B50:.K50])" office:value-type="float" office:value="420" calcext:value-type="float" table:number-columns-spanned="3" table:number-rows-spanned="1">
            <text:p>420</text:p>
          </table:table-cell>
          <table:covered-table-cell table:style-name="ce39"/>
          <table:covered-table-cell table:style-name="ce42"/>
          <table:table-cell table:style-name="ce5" table:number-columns-repeated="36"/>
          <table:table-cell table:number-columns-repeated="973"/>
        </table:table-row>
        <table:table-row table:style-name="ro1" table:number-rows-repeated="2">
          <table:table-cell table:style-name="ce5" table:number-columns-repeated="16"/>
          <table:table-cell table:number-columns-repeated="100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21:51:04.988969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5-05T20:35:09.114145670</meta:creation-date>
    <meta:generator>LibreOffice/4.1.5.3$Linux_X86_64 LibreOffice_project/410m0$Build-3</meta:generator>
    <dc:date>2014-05-06T00:27:33.305883055</dc:date>
    <dc:creator>Paula Dwan</dc:creator>
    <meta:editing-duration>PT2H35M24S</meta:editing-duration>
    <meta:editing-cycles>12</meta:editing-cycles>
    <meta:document-statistic meta:table-count="2" meta:cell-count="1262" meta:object-count="0"/>
  </office:meta>
</office:document-meta>
</file>